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54" style:family="table-column">
      <style:table-column-properties fo:break-before="auto" style:column-width="1.3819in"/>
    </style:style>
    <style:style style:name="co2" style:family="table-column">
      <style:table-column-properties fo:break-before="auto" style:column-width="1.4902in"/>
    </style:style>
    <style:style style:name="co3" style:family="table-column">
      <style:table-column-properties fo:break-before="auto" style:column-width="0.362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661in"/>
    </style:style>
    <style:style style:name="co6" style:family="table-column">
      <style:table-column-properties fo:break-before="auto" style:column-width="0.8681in"/>
    </style:style>
    <style:style style:name="co7" style:family="table-column">
      <style:table-column-properties fo:break-before="auto" style:column-width="0.3in"/>
    </style:style>
    <style:style style:name="co8" style:family="table-column">
      <style:table-column-properties fo:break-before="auto" style:column-width="1.8075in"/>
    </style:style>
    <style:style style:name="co9" style:family="table-column">
      <style:table-column-properties fo:break-before="auto" style:column-width="1.4236in"/>
    </style:style>
    <style:style style:name="co10" style:family="table-column">
      <style:table-column-properties fo:break-before="auto" style:column-width="0.9638in"/>
    </style:style>
    <style:style style:name="co11" style:family="table-column">
      <style:table-column-properties fo:break-before="auto" style:column-width="2in"/>
    </style:style>
    <style:style style:name="co12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0.5126in"/>
    </style:style>
    <style:style style:name="co14" style:family="table-column">
      <style:table-column-properties fo:break-before="auto" style:column-width="0.3457in"/>
    </style:style>
    <style:style style:name="co15" style:family="table-column">
      <style:table-column-properties fo:break-before="auto" style:column-width="0.5882in"/>
    </style:style>
    <style:style style:name="co16" style:family="table-column">
      <style:table-column-properties fo:break-before="auto" style:column-width="1.2063in"/>
    </style:style>
    <style:style style:name="co17" style:family="table-column">
      <style:table-column-properties fo:break-before="auto" style:column-width="0.5626in"/>
    </style:style>
    <style:style style:name="co18" style:family="table-column">
      <style:table-column-properties fo:break-before="auto" style:column-width="1.0898in"/>
    </style:style>
    <style:style style:name="co19" style:family="table-column">
      <style:table-column-properties fo:break-before="auto" style:column-width="0.6299in"/>
    </style:style>
    <style:style style:name="co20" style:family="table-column">
      <style:table-column-properties fo:break-before="auto" style:column-width="0.4957in"/>
    </style:style>
    <style:style style:name="co21" style:family="table-column">
      <style:table-column-properties fo:break-before="auto" style:column-width="0.4291in"/>
    </style:style>
    <style:style style:name="co22" style:family="table-column">
      <style:table-column-properties fo:break-before="auto" style:column-width="1.9165in"/>
    </style:style>
    <style:style style:name="co23" style:family="table-column">
      <style:table-column-properties fo:break-before="auto" style:column-width="0.4354in"/>
    </style:style>
    <style:style style:name="co24" style:family="table-column">
      <style:table-column-properties fo:break-before="auto" style:column-width="0.6173in"/>
    </style:style>
    <style:style style:name="co25" style:family="table-column">
      <style:table-column-properties fo:break-before="auto" style:column-width="0.4807in"/>
    </style:style>
    <style:style style:name="co26" style:family="table-column">
      <style:table-column-properties fo:break-before="auto" style:column-width="0.5646in"/>
    </style:style>
    <style:style style:name="co27" style:family="table-column">
      <style:table-column-properties fo:break-before="auto" style:column-width="0.989in"/>
    </style:style>
    <style:style style:name="co28" style:family="table-column">
      <style:table-column-properties fo:break-before="auto" style:column-width="1.3063in"/>
    </style:style>
    <style:style style:name="co29" style:family="table-column">
      <style:table-column-properties fo:break-before="auto" style:column-width="0.9665in"/>
    </style:style>
    <style:style style:name="co30" style:family="table-column">
      <style:table-column-properties fo:break-before="auto" style:column-width="4.7409in"/>
    </style:style>
    <style:style style:name="co31" style:family="table-column">
      <style:table-column-properties fo:break-before="auto" style:column-width="0.972in"/>
    </style:style>
    <style:style style:name="co32" style:family="table-column">
      <style:table-column-properties fo:break-before="auto" style:column-width="0.9055in"/>
    </style:style>
    <style:style style:name="co33" style:family="table-column">
      <style:table-column-properties fo:break-before="auto" style:column-width="0.7217in"/>
    </style:style>
    <style:style style:name="co34" style:family="table-column">
      <style:table-column-properties fo:break-before="auto" style:column-width="0.839in"/>
    </style:style>
    <style:style style:name="co35" style:family="table-column">
      <style:table-column-properties fo:break-before="auto" style:column-width="0.5209in"/>
    </style:style>
    <style:style style:name="co36" style:family="table-column">
      <style:table-column-properties fo:break-before="auto" style:column-width="1.8417in"/>
    </style:style>
    <style:style style:name="co37" style:family="table-column">
      <style:table-column-properties fo:break-before="auto" style:column-width="0.5799in"/>
    </style:style>
    <style:style style:name="co38" style:family="table-column">
      <style:table-column-properties fo:break-before="auto" style:column-width="0.5374in"/>
    </style:style>
    <style:style style:name="co39" style:family="table-column">
      <style:table-column-properties fo:break-before="auto" style:column-width="0.6217in"/>
    </style:style>
    <style:style style:name="co40" style:family="table-column">
      <style:table-column-properties fo:break-before="auto" style:column-width="0.8472in"/>
    </style:style>
    <style:style style:name="co41" style:family="table-column">
      <style:table-column-properties fo:break-before="auto" style:column-width="1.298in"/>
    </style:style>
    <style:style style:name="co42" style:family="table-column">
      <style:table-column-properties fo:break-before="auto" style:column-width="1.7492in"/>
    </style:style>
    <style:style style:name="co43" style:family="table-column">
      <style:table-column-properties fo:break-before="auto" style:column-width="0.9555in"/>
    </style:style>
    <style:style style:name="co44" style:family="table-column">
      <style:table-column-properties fo:break-before="auto" style:column-width="0.7047in"/>
    </style:style>
    <style:style style:name="co45" style:family="table-column">
      <style:table-column-properties fo:break-before="auto" style:column-width="0.7799in"/>
    </style:style>
    <style:style style:name="co46" style:family="table-column">
      <style:table-column-properties fo:break-before="auto" style:column-width="1.1646in"/>
    </style:style>
    <style:style style:name="co47" style:family="table-column">
      <style:table-column-properties fo:break-before="auto" style:column-width="1.0555in"/>
    </style:style>
    <style:style style:name="co48" style:family="table-column">
      <style:table-column-properties fo:break-before="auto" style:column-width="3.1701in"/>
    </style:style>
    <style:style style:name="co49" style:family="table-column">
      <style:table-column-properties fo:break-before="auto" style:column-width="0.7075in"/>
    </style:style>
    <style:style style:name="co50" style:family="table-column">
      <style:table-column-properties fo:break-before="auto" style:column-width="0.3374in"/>
    </style:style>
    <style:style style:name="co51" style:family="table-column">
      <style:table-column-properties fo:break-before="auto" style:column-width="1.028in"/>
    </style:style>
    <style:style style:name="co52" style:family="table-column">
      <style:table-column-properties fo:break-before="auto" style:column-width="1.3484in"/>
    </style:style>
    <style:style style:name="co53" style:family="table-column">
      <style:table-column-properties fo:break-before="auto" style:column-width="1.5319in"/>
    </style:style>
    <style:style style:name="co55" style:family="table-column">
      <style:table-column-properties fo:break-before="auto" style:column-width="1.6327in"/>
    </style:style>
    <style:style style:name="co56" style:family="table-column">
      <style:table-column-properties fo:break-before="auto" style:column-width="1.85in"/>
    </style:style>
    <style:style style:name="co57" style:family="table-column">
      <style:table-column-properties fo:break-before="auto" style:column-width="2.0583in"/>
    </style:style>
    <style:style style:name="co58" style:family="table-column">
      <style:table-column-properties fo:break-before="auto" style:column-width="2.0665in"/>
    </style:style>
    <style:style style:name="co59" style:family="table-column">
      <style:table-column-properties fo:break-before="auto" style:column-width="2.175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ta3" style:family="table" style:master-page-name="Default">
      <style:table-properties table:display="true" style:writing-mode="lr-tb" table:tab-color="#00a933"/>
    </style:style>
    <style:style style:name="ta2" style:family="table" style:master-page-name="Default">
      <style:table-properties table:display="true" style:writing-mode="lr-tb"/>
    </style:style>
    <style:style style:name="ta4" style:family="table" style:master-page-name="Default">
      <style:table-properties table:display="true" style:writing-mode="lr-tb" table:tab-color="#b4c7dc"/>
    </style:style>
    <number:text-style style:name="N100">
      <number:text-content/>
    </number:text-style>
    <style:style style:name="ce13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order-bottom="0.74pt solid #b2b2b2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ext-properties fo:color="#ff0000" fo:font-weight="bold" style:font-weight-asian="bold" style:font-weight-complex="bold"/>
    </style:style>
    <style:style style:name="ce20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53" style:family="table-cell" style:parent-style-name="Default">
      <style:text-properties fo:color="#ff0000" fo:font-weight="bold" style:font-weight-asian="bold" style:font-weight-complex="bold"/>
    </style:style>
    <style:style style:name="ce22" style:family="table-cell" style:parent-style-name="Default" style:data-style-name="N100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0">
      <style:text-properties fo:color="#ff0000" fo:font-weight="bold" style:font-weight-asian="bold" style:font-weight-complex="bold"/>
    </style:style>
    <style:style style:name="ce24" style:family="table-cell" style:parent-style-name="Default" style:data-style-name="N100"/>
    <style:style style:name="ce55" style:family="table-cell" style:parent-style-name="Default" style:data-style-name="N0"/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61" style:family="table-cell" style:parent-style-name="Default">
      <style:text-properties fo:color="#666666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66" style:family="table-cell" style:parent-style-name="Default">
      <style:text-properties fo:color="#b47804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73" style:family="table-cell" style:parent-style-name="Default">
      <style:text-properties fo:color="#800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04" style:family="table-cell" style:parent-style-name="Default">
      <style:text-properties fo:color="#e16173" fo:font-weight="bold" style:font-weight-asian="bold" style:font-weight-complex="bold"/>
    </style:style>
    <style:style style:name="ce106" style:family="table-cell" style:parent-style-name="Default">
      <style:text-properties fo:color="#e16173"/>
    </style:style>
    <style:style style:name="ce107" style:family="table-cell" style:parent-style-name="Default">
      <style:text-properties fo:color="#127622" fo:font-weight="bold" style:font-weight-asian="bold" style:font-weight-complex="bold"/>
    </style:style>
    <style:style style:name="ce110" style:family="table-cell" style:parent-style-name="Default">
      <style:text-properties fo:color="#127622"/>
    </style:style>
    <style:style style:name="ce111" style:family="table-cell" style:parent-style-name="Default">
      <style:text-properties fo:color="#813709" fo:font-weight="bold" style:font-weight-asian="bold" style:font-weight-complex="bold"/>
    </style:style>
    <style:style style:name="ce113" style:family="table-cell" style:parent-style-name="Default">
      <style:text-properties fo:color="#813709"/>
    </style:style>
    <style:style style:name="ce115" style:family="table-cell" style:parent-style-name="Default">
      <style:text-properties fo:color="#355269" fo:font-weight="bold" style:font-weight-asian="bold" style:font-weight-complex="bold"/>
    </style:style>
    <style:style style:name="ce121" style:family="table-cell" style:parent-style-name="Default">
      <style:text-properties fo:color="#355269"/>
    </style:style>
    <style:style style:name="ce122" style:family="table-cell" style:parent-style-name="Default">
      <style:text-properties fo:color="#5983b0" fo:font-weight="bold" style:font-weight-asian="bold" style:font-weight-complex="bold"/>
    </style:style>
    <style:style style:name="ce124" style:family="table-cell" style:parent-style-name="Default">
      <style:text-properties fo:color="#5983b0"/>
    </style:style>
    <style:style style:name="ce126" style:family="table-cell" style:parent-style-name="Default">
      <style:text-properties fo:color="#acb20c" fo:font-weight="bold" style:font-weight-asian="bold" style:font-weight-complex="bold"/>
    </style:style>
    <style:style style:name="ce127" style:family="table-cell" style:parent-style-name="Default">
      <style:text-properties fo:color="#acb20c"/>
    </style:style>
    <style:style style:name="ce128" style:family="table-cell" style:parent-style-name="Default">
      <style:text-properties fo:color="#8d1d75" fo:font-weight="bold" style:font-weight-asian="bold" style:font-weight-complex="bold"/>
    </style:style>
    <style:style style:name="ce129" style:family="table-cell" style:parent-style-name="Default">
      <style:text-properties fo:color="#8d1d75"/>
    </style:style>
    <style:style style:name="ce114" style:family="table-cell" style:parent-style-name="Default">
      <style:text-properties style:use-window-font-color="true"/>
    </style:style>
    <style:style style:name="ce108" style:family="table-cell" style:parent-style-name="Default">
      <style:text-properties style:use-window-font-color="true" fo:font-weight="normal" style:font-weight-asian="normal" style:font-weight-complex="normal"/>
    </style:style>
    <style:style style:name="ce13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weight="normal" style:font-weight-asian="normal" style:font-weight-complex="normal"/>
    </style:style>
    <style:style style:name="ce119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1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ackground-color="#ffff00"/>
    </style:style>
    <style:style style:name="ce1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whole-number() and cell-content-is-between(1,28)" table:allow-empty-cell="true" table:base-cell-address="Daily.B2">
          <table:error-message table:message-type="stop" table:display="true"/>
        </table:content-validation>
        <table:content-validation table:name="val5" table:condition="of:cell-content-is-whole-number() and cell-content()&gt;=0" table:allow-empty-cell="true" table:base-cell-address="'Items and Professions'.C2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Museum.B3">
          <table:error-message table:message-type="stop" table:display="true"/>
        </table:content-validation>
        <table:content-validation table:name="val7" table:base-cell-address="'Generic Item Table'.G1">
          <table:error-message table:message-type="stop" table:display="true"/>
        </table:content-validation>
        <table:content-validation table:name="val8" table:condition="of:cell-content-is-in-list(&quot;Yes&quot;;&quot;No&quot;)" table:allow-empty-cell="true" table:display-list="unsorted" table:base-cell-address="'Y1-Sp Farming XP Planning'.L5">
          <table:error-message table:message-type="stop" table:display="true"/>
        </table:content-validation>
        <table:content-validation table:name="val9" table:condition="of:cell-content-is-in-list(&quot;No Profession&quot;;&quot;Fisher&quot;;&quot;Angler&quot;)" table:allow-empty-cell="true" table:display-list="unsorted" table:base-cell-address="'Items and Professions'.K2">
          <table:error-message table:message-type="stop" table:display="true"/>
        </table:content-validation>
        <table:content-validation table:name="val10" table:condition="of:cell-content-is-in-list(&quot;Obtained&quot;;&quot;Not Obtained&quot;)" table:allow-empty-cell="true" table:display-list="unsorted" table:base-cell-address="'Items and Professions'.J2">
          <table:error-message table:message-type="stop" table:display="true"/>
        </table:content-validation>
        <table:content-validation table:name="val11" table:condition="of:cell-content-is-in-list(&quot;Obtained&quot;;&quot;Not Obtained&quot;)" table:allow-empty-cell="true" table:display-list="unsorted" table:base-cell-address="'Items and Professions'.K2">
          <table:error-message table:message-type="stop" table:display="true"/>
        </table:content-validation>
        <table:content-validation table:name="val12" table:condition="of:cell-content-is-in-list(&quot;Yes&quot;;&quot;No&quot;)" table:allow-empty-cell="true" table:display-list="unsorted" table:base-cell-address="'Generic Item Table'.E2">
          <table:error-message table:message-type="stop" table:display="true"/>
        </table:content-validation>
        <table:content-validation table:name="val13" table:condition="of:cell-content-is-in-list(&quot;Yes&quot;;&quot;No&quot;)" table:allow-empty-cell="true" table:display-list="unsorted" table:base-cell-address="Crops.H17">
          <table:error-message table:message-type="stop" table:display="true"/>
        </table:content-validation>
      </table:content-validations>
      <table:table table:name="Daily" table:style-name="ta2">
        <office:forms form:automatic-focus="false" form:apply-design-mode="false"/>
        <table:table-column table:style-name="co2" table:default-cell-style-name="ce16"/>
        <table:table-column table:style-name="co3" table:default-cell-style-name="Default"/>
        <table:table-row table:style-name="ro3">
          <table:table-cell table:style-name="ce12" office:value-type="string" calcext:value-type="string">
            <text:p>Season</text:p>
          </table:table-cell>
          <table:table-cell table:style-name="ce15" office:value-type="string" calcext:value-type="string">
            <text:p>Day</text:p>
          </table:table-cell>
        </table:table-row>
        <table:table-row table:style-name="ro3">
          <table:table-cell table:style-name="ce10" table:content-validation-name="val1" office:value-type="string" calcext:value-type="string">
            <text:p>Spring</text:p>
          </table:table-cell>
          <table:table-cell table:style-name="ce2" table:content-validation-name="val4"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/>
        </table:table-row>
        <table:table-row table:style-name="ro3">
          <table:table-cell table:style-name="ce15" office:value-type="string" calcext:value-type="string">
            <text:p>Tomorrow’s Weather</text:p>
          </table:table-cell>
          <table:table-cell/>
        </table:table-row>
        <table:table-row table:style-name="ro3">
          <table:table-cell table:style-name="ce10" table:content-validation-name="val2" office:value-type="string" calcext:value-type="string">
            <text:p>N/A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table:style-name="ce15" office:value-type="string" calcext:value-type="string">
            <text:p>Today’s Luck</text:p>
          </table:table-cell>
          <table:table-cell/>
        </table:table-row>
        <table:table-row table:style-name="ro3">
          <table:table-cell table:style-name="ce10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2">
        <table:table-column table:style-name="co5" table:default-cell-style-name="Default"/>
        <table:table-column table:style-name="co6" table:default-cell-style-name="ce5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table:style-name="ce44" office:value-type="string" calcext:value-type="string">
            <text:p>Crafts Room</text:p>
          </table:table-cell>
          <table:table-cell table:style-name="ce48" table:number-columns-repeated="2"/>
          <table:table-cell/>
          <table:table-cell table:style-name="ce20" office:value-type="string" calcext:value-type="string">
            <text:p>Items in Multiple Bundles</text:p>
          </table:table-cell>
        </table:table-row>
        <table:table-row table:style-name="ro2">
          <table:table-cell table:style-name="ce44"/>
          <table:table-cell table:style-name="ce48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46" office:value-type="string" calcext:value-type="string">
            <text:p>Spring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Foraging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Winter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onstruction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50"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xotic Foraging Bundle (5 of 9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4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ring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Quality Crops Bundle (3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50"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nimal Bundle (5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rtisan Bundle (6 of 12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River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Lake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Ocean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Night Fishing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rab Pot Bundle (5 of 10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ecialty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Blacksmith’s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Geologist’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dventurer’s Bundle (2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50"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hef’s Bundle (6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Dye Bundle (6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ield Researc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odder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50" office:value-type="float" office:value="3" calcext:value-type="float">
            <text:p>3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nchanter’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,5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" calcext:value-type="float">
            <text:p>25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5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5000" calcext:value-type="float">
            <text:p>5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10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5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0" calcext:value-type="float">
            <text:p>25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The Missing Bundle (5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useum" table:style-name="ta2">
        <table:table-column table:style-name="co9" table:default-cell-style-name="Default"/>
        <table:table-column table:style-name="co10" table:default-cell-style-name="ce53"/>
        <table:table-row table:style-name="ro2">
          <table:table-cell table:style-name="ce47" office:value-type="string" calcext:value-type="string">
            <text:p>Artifact</text:p>
          </table:table-cell>
          <table:table-cell table:style-name="ce47" office:value-type="string" calcext:value-type="string">
            <text:p>Acquired?</text:p>
          </table:table-cell>
        </table:table-row>
        <table:table-row table:style-name="ro2">
          <table:table-cell office:value-type="string" calcext:value-type="string">
            <text:p>Aeri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lam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ethys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phibian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ho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ol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rum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ee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wor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quamari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rrowhea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ry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sal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ix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one Flu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lc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elesti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ewing Stick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cken Statu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pped Amphor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amon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nosaur Eg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olom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ried Starfish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Gadge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V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vish Helm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arth Cryst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lvish Jewelry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meral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spe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airy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Op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Quart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luorapat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rozen Tea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emi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host Cryst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lass Shards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Mask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Relic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ra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lv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mat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d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go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mbo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spe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ya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emon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ime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una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lach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rbl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ud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autilus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ko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ptu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bsidia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cean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p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namental Fa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pimen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alm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etrified Slim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Handax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Rib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capul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kul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ibi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oo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Vertebr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ismatic Shar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y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Quart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are Disc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by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Co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oo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u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and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Han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Ta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la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oap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ar Shards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Green)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Yellow)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hunder Eg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igersey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opa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rilobite</text:p>
          </table:table-cell>
          <table:table-cell table:content-validation-name="val6" office:value-type="string" calcext:value-type="string">
            <text:p>No</text:p>
          </table:table-cell>
        </table:table-row>
      </table:table>
      <table:table table:name="Generic Item Table" table:style-name="ta2">
        <office:forms form:automatic-focus="false" form:apply-design-mode="false"/>
        <table:table-column table:style-name="co11" table:default-cell-style-name="ce24"/>
        <table:table-column table:style-name="co12" table:visibility="collapse" table:default-cell-style-name="Default"/>
        <table:table-column table:style-name="co12" table:visibility="collapse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4" table:default-cell-style-name="Default"/>
        <table:table-column table:style-name="co16" table:default-cell-style-name="ce52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15" office:value-type="string" calcext:value-type="string">
            <text:p>G in Inventory</text:p>
          </table:table-cell>
          <table:table-cell/>
          <table:table-cell table:style-name="ce15" office:value-type="string" calcext:value-type="string" table:number-columns-spanned="4" table:number-rows-spanned="1">
            <text:p>Search</text:p>
          </table:table-cell>
          <table:covered-table-cell table:number-columns-repeated="3" table:style-name="ce16"/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  <table:table-cell/>
          <table:table-cell table:style-name="ce56" office:value-type="string" calcext:value-type="string" table:number-columns-spanned="4" table:number-rows-spanned="1">
            <text:p>Fiber</text:p>
          </table:table-cell>
          <table:covered-table-cell table:number-columns-repeated="3" table:style-name="ce16"/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80" table:content-validation-name="val8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style-name="ce16"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16" table:formula="of:=[.K11]-[.K2]-MAX([.I$1:.I$1048576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9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9"/>
        </table:table-row>
      </table:table>
      <table:table table:name="Items and Professions" table:style-name="ta4">
        <office:forms form:automatic-focus="false" form:apply-design-mode="false"/>
        <table:table-column table:style-name="co22" table:default-cell-style-name="Default"/>
        <table:table-column table:style-name="co23" table:default-cell-style-name="ce52"/>
        <table:table-column table:style-name="co24" table:default-cell-style-name="ce28"/>
        <table:table-column table:style-name="co25" table:default-cell-style-name="ce33"/>
        <table:table-column table:style-name="co25" table:default-cell-style-name="ce36"/>
        <table:table-column table:style-name="co26" table:default-cell-style-name="ce70"/>
        <table:table-column table:style-name="co7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7" table:number-columns-repeated="2" table:default-cell-style-name="Default"/>
        <table:table-column table:style-name="co29" table:default-cell-style-name="Default"/>
        <table:table-column table:style-name="co4" table:number-columns-repeated="1011" table:default-cell-style-name="Default"/>
        <table:table-row table:style-name="ro2">
          <table:table-cell table:style-name="ce25" table:content-validation-name="val7"/>
          <table:table-cell table:style-name="ce48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40" office:value-type="string" calcext:value-type="string">
            <text:p>Fishing</text:p>
          </table:table-cell>
          <table:table-cell table:style-name="ce40" office:value-type="string" calcext:value-type="string">
            <text:p>Tiller</text:p>
          </table:table-cell>
          <table:table-cell table:style-name="ce40" office:value-type="string" calcext:value-type="string">
            <text:p>Bear’s Knowledge</text:p>
          </table:table-cell>
          <table:table-cell table:style-name="ce40" office:value-type="string" calcext:value-type="string">
            <text:p>Artisan</text:p>
          </table:table-cell>
          <table:table-cell table:style-name="ce40" office:value-type="string" calcext:value-type="string">
            <text:p>Blacksmith</text:p>
          </table:table-cell>
          <table:table-cell table:style-name="ce40" office:value-type="string" calcext:value-type="string">
            <text:p>Gemologist</text:p>
          </table:table-cell>
          <table:table-cell table:number-columns-repeated="1011"/>
        </table:table-row>
        <table:table-row table:style-name="ro2">
          <table:table-cell table:style-name="ce25" table:content-validation-name="val7"/>
          <table:table-cell table:style-name="ce48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19"/>
          <table:table-cell table:style-name="ce42" table:content-validation-name="val9" office:value-type="string" calcext:value-type="string">
            <text:p>No Profession</text:p>
          </table:table-cell>
          <table:table-cell table:number-columns-repeated="2" table:style-name="ce42" table:content-validation-name="val10" office:value-type="string" calcext:value-type="string">
            <text:p>Not Obtained</text:p>
          </table:table-cell>
          <table:table-cell table:number-columns-repeated="3" table:style-name="ce42" table:content-validation-name="val11" office:value-type="string" calcext:value-type="string">
            <text:p>Not Obtained</text:p>
          </table:table-cell>
          <table:table-cell table:number-columns-repeated="1011"/>
        </table:table-row>
        <table:table-row table:style-name="ro2">
          <table:table-cell table:style-name="ce25" table:content-validation-name="val7" office:value-type="string" calcext:value-type="string">
            <text:p>Multiplier</text:p>
          </table:table-cell>
          <table:table-cell table:style-name="ce48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16" table:formula="of:=IF([.H2] = &quot;No Profession&quot;;1;IF([.H2] = &quot;Fisher&quot;;1.25;1.5))" office:value-type="float" office:value="1" calcext:value-type="float">
            <text:p>1</text:p>
          </table:table-cell>
          <table:table-cell table:style-name="ce16" table:formula="of:=IF([.I2] = &quot;Not Obtained&quot;;1;1.1)" office:value-type="float" office:value="1" calcext:value-type="float">
            <text:p>1</text:p>
          </table:table-cell>
          <table:table-cell table:style-name="ce16" table:formula="of:=IF([.J2] = &quot;Not Obtained&quot;;1;3)" office:value-type="float" office:value="1" calcext:value-type="float">
            <text:p>1</text:p>
          </table:table-cell>
          <table:table-cell table:style-name="ce16" table:formula="of:=IF([.K2] = &quot;Not Obtained&quot;;1;1.4)" office:value-type="float" office:value="1" calcext:value-type="float">
            <text:p>1</text:p>
          </table:table-cell>
          <table:table-cell table:style-name="ce16" table:formula="of:=IF([.L2] = &quot;Not Obtained&quot;;1;1.5)" office:value-type="float" office:value="1" calcext:value-type="float">
            <text:p>1</text:p>
          </table:table-cell>
          <table:table-cell table:style-name="ce16" table:formula="of:=IF([.M2] = &quot;Not Obtained&quot;;1;1.3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6" table:content-validation-name="val7" office:value-type="string" calcext:value-type="string">
            <text:p>Foraging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[.$B5]*[.C$3])*[.$J$3])" office:value-type="float" office:value="20" calcext:value-type="float">
            <text:p>20</text:p>
          </table:table-cell>
          <table:table-cell table:formula="of:=FLOOR(FLOOR([.$B5]*[.D$3])*[.$J$3])" office:value-type="float" office:value="25" calcext:value-type="float">
            <text:p>25</text:p>
          </table:table-cell>
          <table:table-cell table:formula="of:=FLOOR(FLOOR([.$B5]*[.E$3])*[.$J$3])" office:value-type="float" office:value="30" calcext:value-type="float">
            <text:p>30</text:p>
          </table:table-cell>
          <table:table-cell table:formula="of:=FLOOR(FLOOR([.$B5]*[.F$3])*[.$J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6]*[.C$3]))" office:value-type="float" office:value="75" calcext:value-type="float">
            <text:p>75</text:p>
          </table:table-cell>
          <table:table-cell table:formula="of:=FLOOR(FLOOR([.$B6]*[.D$3]))" office:value-type="float" office:value="93" calcext:value-type="float">
            <text:p>93</text:p>
          </table:table-cell>
          <table:table-cell table:formula="of:=FLOOR(FLOOR([.$B6]*[.E$3]))" office:value-type="float" office:value="112" calcext:value-type="float">
            <text:p>112</text:p>
          </table:table-cell>
          <table:table-cell table:formula="of:=FLOOR(FLOOR([.$B6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 office:value-type="float" office:value="25" calcext:value-type="float">
            <text:p>25</text:p>
          </table:table-cell>
          <table:table-cell table:formula="of:=FLOOR(FLOOR([.$B7]*[.C$3])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FLOOR([.$B8]*[.C$3]))" office:value-type="float" office:value="160" calcext:value-type="float">
            <text:p>160</text:p>
          </table:table-cell>
          <table:table-cell table:formula="of:=FLOOR(FLOOR([.$B8]*[.D$3]))" office:value-type="float" office:value="200" calcext:value-type="float">
            <text:p>200</text:p>
          </table:table-cell>
          <table:table-cell table:formula="of:=FLOOR(FLOOR([.$B8]*[.E$3]))" office:value-type="float" office:value="240" calcext:value-type="float">
            <text:p>240</text:p>
          </table:table-cell>
          <table:table-cell table:formula="of:=FLOOR(FLOOR([.$B8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FLOOR([.$B9]*[.C$3]))" office:value-type="float" office:value="50" calcext:value-type="float">
            <text:p>50</text:p>
          </table:table-cell>
          <table:table-cell table:formula="of:=FLOOR(FLOOR([.$B9]*[.D$3]))" office:value-type="float" office:value="62" calcext:value-type="float">
            <text:p>62</text:p>
          </table:table-cell>
          <table:table-cell table:formula="of:=FLOOR(FLOOR([.$B9]*[.E$3]))" office:value-type="float" office:value="75" calcext:value-type="float">
            <text:p>75</text:p>
          </table:table-cell>
          <table:table-cell table:formula="of:=FLOOR(FLOOR([.$B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0]*[.C$3]))" office:value-type="float" office:value="50" calcext:value-type="float">
            <text:p>50</text:p>
          </table:table-cell>
          <table:table-cell table:formula="of:=FLOOR(FLOOR([.$B10]*[.D$3]))" office:value-type="float" office:value="62" calcext:value-type="float">
            <text:p>62</text:p>
          </table:table-cell>
          <table:table-cell table:formula="of:=FLOOR(FLOOR([.$B10]*[.E$3]))" office:value-type="float" office:value="75" calcext:value-type="float">
            <text:p>75</text:p>
          </table:table-cell>
          <table:table-cell table:formula="of:=FLOOR(FLOOR([.$B1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FLOOR([.$B11]*[.C$3]))" office:value-type="float" office:value="100" calcext:value-type="float">
            <text:p>100</text:p>
          </table:table-cell>
          <table:table-cell table:formula="of:=FLOOR(FLOOR([.$B11]*[.D$3]))" office:value-type="float" office:value="125" calcext:value-type="float">
            <text:p>125</text:p>
          </table:table-cell>
          <table:table-cell table:formula="of:=FLOOR(FLOOR([.$B11]*[.E$3]))" office:value-type="float" office:value="150" calcext:value-type="float">
            <text:p>150</text:p>
          </table:table-cell>
          <table:table-cell table:formula="of:=FLOOR(FLOOR([.$B11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FLOOR([.$B12]*[.C$3]))" office:value-type="float" office:value="40" calcext:value-type="float">
            <text:p>40</text:p>
          </table:table-cell>
          <table:table-cell table:formula="of:=FLOOR(FLOOR([.$B12]*[.D$3]))" office:value-type="float" office:value="50" calcext:value-type="float">
            <text:p>50</text:p>
          </table:table-cell>
          <table:table-cell table:formula="of:=FLOOR(FLOOR([.$B12]*[.E$3]))" office:value-type="float" office:value="60" calcext:value-type="float">
            <text:p>60</text:p>
          </table:table-cell>
          <table:table-cell table:formula="of:=FLOOR(FLOOR([.$B12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FLOOR([.$B13]*[.C$3]))" office:value-type="float" office:value="80" calcext:value-type="float">
            <text:p>80</text:p>
          </table:table-cell>
          <table:table-cell table:formula="of:=FLOOR(FLOOR([.$B13]*[.D$3]))" office:value-type="float" office:value="100" calcext:value-type="float">
            <text:p>100</text:p>
          </table:table-cell>
          <table:table-cell table:formula="of:=FLOOR(FLOOR([.$B13]*[.E$3]))" office:value-type="float" office:value="120" calcext:value-type="float">
            <text:p>120</text:p>
          </table:table-cell>
          <table:table-cell table:formula="of:=FLOOR(FLOOR([.$B13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FLOOR([.$B14]*[.C$3]))" office:value-type="float" office:value="60" calcext:value-type="float">
            <text:p>60</text:p>
          </table:table-cell>
          <table:table-cell table:formula="of:=FLOOR(FLOOR([.$B14]*[.D$3]))" office:value-type="float" office:value="75" calcext:value-type="float">
            <text:p>75</text:p>
          </table:table-cell>
          <table:table-cell table:formula="of:=FLOOR(FLOOR([.$B14]*[.E$3]))" office:value-type="float" office:value="90" calcext:value-type="float">
            <text:p>90</text:p>
          </table:table-cell>
          <table:table-cell table:formula="of:=FLOOR(FLOOR([.$B14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FLOOR([.$B15]*[.C$3]))" office:value-type="float" office:value="150" calcext:value-type="float">
            <text:p>150</text:p>
          </table:table-cell>
          <table:table-cell table:formula="of:=FLOOR(FLOOR([.$B15]*[.D$3]))" office:value-type="float" office:value="187" calcext:value-type="float">
            <text:p>187</text:p>
          </table:table-cell>
          <table:table-cell table:formula="of:=FLOOR(FLOOR([.$B15]*[.E$3]))" office:value-type="float" office:value="225" calcext:value-type="float">
            <text:p>225</text:p>
          </table:table-cell>
          <table:table-cell table:formula="of:=FLOOR(FLOOR([.$B1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FLOOR([.$B16]*[.C$3]))" office:value-type="float" office:value="30" calcext:value-type="float">
            <text:p>30</text:p>
          </table:table-cell>
          <table:table-cell table:formula="of:=FLOOR(FLOOR([.$B16]*[.D$3]))" office:value-type="float" office:value="37" calcext:value-type="float">
            <text:p>37</text:p>
          </table:table-cell>
          <table:table-cell table:formula="of:=FLOOR(FLOOR([.$B16]*[.E$3]))" office:value-type="float" office:value="45" calcext:value-type="float">
            <text:p>45</text:p>
          </table:table-cell>
          <table:table-cell table:formula="of:=FLOOR(FLOOR([.$B1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FLOOR([.$B17]*[.C$3]))" office:value-type="float" office:value="40" calcext:value-type="float">
            <text:p>40</text:p>
          </table:table-cell>
          <table:table-cell table:formula="of:=FLOOR(FLOOR([.$B17]*[.D$3]))" office:value-type="float" office:value="50" calcext:value-type="float">
            <text:p>50</text:p>
          </table:table-cell>
          <table:table-cell table:formula="of:=FLOOR(FLOOR([.$B17]*[.E$3]))" office:value-type="float" office:value="60" calcext:value-type="float">
            <text:p>60</text:p>
          </table:table-cell>
          <table:table-cell table:formula="of:=FLOOR(FLOOR([.$B17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[.$B18]*[.C$3]))" office:value-type="float" office:value="90" calcext:value-type="float">
            <text:p>90</text:p>
          </table:table-cell>
          <table:table-cell table:formula="of:=FLOOR(FLOOR([.$B18]*[.D$3]))" office:value-type="float" office:value="112" calcext:value-type="float">
            <text:p>112</text:p>
          </table:table-cell>
          <table:table-cell table:formula="of:=FLOOR(FLOOR([.$B18]*[.E$3]))" office:value-type="float" office:value="135" calcext:value-type="float">
            <text:p>135</text:p>
          </table:table-cell>
          <table:table-cell table:formula="of:=FLOOR(FLOOR([.$B18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 office:value-type="float" office:value="60" calcext:value-type="float">
            <text:p>60</text:p>
          </table:table-cell>
          <table:table-cell table:formula="of:=FLOOR(FLOOR([.$B19]*[.C$3])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 (Forageable)</text:p>
          </table:table-cell>
          <table:table-cell office:value-type="float" office:value="80" calcext:value-type="float">
            <text:p>80</text:p>
          </table:table-cell>
          <table:table-cell table:formula="of:=FLOOR(FLOOR([.$B20]*[.C$3]))" office:value-type="float" office:value="80" calcext:value-type="float">
            <text:p>80</text:p>
          </table:table-cell>
          <table:table-cell table:formula="of:=FLOOR(FLOOR([.$B20]*[.D$3]))" office:value-type="float" office:value="100" calcext:value-type="float">
            <text:p>100</text:p>
          </table:table-cell>
          <table:table-cell table:formula="of:=FLOOR(FLOOR([.$B20]*[.E$3]))" office:value-type="float" office:value="120" calcext:value-type="float">
            <text:p>120</text:p>
          </table:table-cell>
          <table:table-cell table:formula="of:=FLOOR(FLOOR([.$B20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FLOOR([.$B21]*[.C$3]))" office:value-type="float" office:value="90" calcext:value-type="float">
            <text:p>90</text:p>
          </table:table-cell>
          <table:table-cell table:formula="of:=FLOOR(FLOOR([.$B21]*[.D$3]))" office:value-type="float" office:value="112" calcext:value-type="float">
            <text:p>112</text:p>
          </table:table-cell>
          <table:table-cell table:formula="of:=FLOOR(FLOOR([.$B21]*[.E$3]))" office:value-type="float" office:value="135" calcext:value-type="float">
            <text:p>135</text:p>
          </table:table-cell>
          <table:table-cell table:formula="of:=FLOOR(FLOOR([.$B21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FLOOR([.$B22]*[.C$3]))" office:value-type="float" office:value="80" calcext:value-type="float">
            <text:p>80</text:p>
          </table:table-cell>
          <table:table-cell table:formula="of:=FLOOR(FLOOR([.$B22]*[.D$3]))" office:value-type="float" office:value="100" calcext:value-type="float">
            <text:p>100</text:p>
          </table:table-cell>
          <table:table-cell table:formula="of:=FLOOR(FLOOR([.$B22]*[.E$3]))" office:value-type="float" office:value="120" calcext:value-type="float">
            <text:p>120</text:p>
          </table:table-cell>
          <table:table-cell table:formula="of:=FLOOR(FLOOR([.$B22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FLOOR([.$B23]*[.C$3]))" office:value-type="float" office:value="60" calcext:value-type="float">
            <text:p>60</text:p>
          </table:table-cell>
          <table:table-cell table:formula="of:=FLOOR(FLOOR([.$B23]*[.D$3]))" office:value-type="float" office:value="75" calcext:value-type="float">
            <text:p>75</text:p>
          </table:table-cell>
          <table:table-cell table:formula="of:=FLOOR(FLOOR([.$B23]*[.E$3]))" office:value-type="float" office:value="90" calcext:value-type="float">
            <text:p>90</text:p>
          </table:table-cell>
          <table:table-cell table:formula="of:=FLOOR(FLOOR([.$B23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FLOOR([.$B24]*[.C$3]))" office:value-type="float" office:value="400" calcext:value-type="float">
            <text:p>400</text:p>
          </table:table-cell>
          <table:table-cell table:formula="of:=FLOOR(FLOOR([.$B24]*[.D$3]))" office:value-type="float" office:value="500" calcext:value-type="float">
            <text:p>500</text:p>
          </table:table-cell>
          <table:table-cell table:formula="of:=FLOOR(FLOOR([.$B24]*[.E$3]))" office:value-type="float" office:value="600" calcext:value-type="float">
            <text:p>600</text:p>
          </table:table-cell>
          <table:table-cell table:formula="of:=FLOOR(FLOOR([.$B24]*[.F$3])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FLOOR([.$B25]*[.C$3]))" office:value-type="float" office:value="150" calcext:value-type="float">
            <text:p>150</text:p>
          </table:table-cell>
          <table:table-cell table:formula="of:=FLOOR(FLOOR([.$B25]*[.D$3]))" office:value-type="float" office:value="187" calcext:value-type="float">
            <text:p>187</text:p>
          </table:table-cell>
          <table:table-cell table:formula="of:=FLOOR(FLOOR([.$B25]*[.E$3]))" office:value-type="float" office:value="225" calcext:value-type="float">
            <text:p>225</text:p>
          </table:table-cell>
          <table:table-cell table:formula="of:=FLOOR(FLOOR([.$B2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26]*[.C$3]))" office:value-type="float" office:value="30" calcext:value-type="float">
            <text:p>30</text:p>
          </table:table-cell>
          <table:table-cell table:formula="of:=FLOOR(FLOOR([.$B26]*[.D$3]))" office:value-type="float" office:value="37" calcext:value-type="float">
            <text:p>37</text:p>
          </table:table-cell>
          <table:table-cell table:formula="of:=FLOOR(FLOOR([.$B26]*[.E$3]))" office:value-type="float" office:value="45" calcext:value-type="float">
            <text:p>45</text:p>
          </table:table-cell>
          <table:table-cell table:formula="of:=FLOOR(FLOOR([.$B2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FLOOR([.$B27]*[.C$3]))" office:value-type="float" office:value="120" calcext:value-type="float">
            <text:p>120</text:p>
          </table:table-cell>
          <table:table-cell table:formula="of:=FLOOR(FLOOR([.$B27]*[.D$3]))" office:value-type="float" office:value="150" calcext:value-type="float">
            <text:p>150</text:p>
          </table:table-cell>
          <table:table-cell table:formula="of:=FLOOR(FLOOR([.$B27]*[.E$3]))" office:value-type="float" office:value="180" calcext:value-type="float">
            <text:p>180</text:p>
          </table:table-cell>
          <table:table-cell table:formula="of:=FLOOR(FLOOR([.$B27]*[.F$3])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28]*[.C$3]))" office:value-type="float" office:value="40" calcext:value-type="float">
            <text:p>40</text:p>
          </table:table-cell>
          <table:table-cell table:formula="of:=FLOOR(FLOOR([.$B28]*[.D$3]))" office:value-type="float" office:value="50" calcext:value-type="float">
            <text:p>50</text:p>
          </table:table-cell>
          <table:table-cell table:formula="of:=FLOOR(FLOOR([.$B28]*[.E$3]))" office:value-type="float" office:value="60" calcext:value-type="float">
            <text:p>60</text:p>
          </table:table-cell>
          <table:table-cell table:formula="of:=FLOOR(FLOOR([.$B28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FLOOR([.$B29]*[.C$3]))" office:value-type="float" office:value="250" calcext:value-type="float">
            <text:p>250</text:p>
          </table:table-cell>
          <table:table-cell table:formula="of:=FLOOR(FLOOR([.$B29]*[.D$3]))" office:value-type="float" office:value="312" calcext:value-type="float">
            <text:p>312</text:p>
          </table:table-cell>
          <table:table-cell table:formula="of:=FLOOR(FLOOR([.$B29]*[.E$3]))" office:value-type="float" office:value="375" calcext:value-type="float">
            <text:p>375</text:p>
          </table:table-cell>
          <table:table-cell table:formula="of:=FLOOR(FLOOR([.$B29]*[.F$3])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FLOOR([.$B30]*[.C$3]))" office:value-type="float" office:value="300" calcext:value-type="float">
            <text:p>300</text:p>
          </table:table-cell>
          <table:table-cell table:formula="of:=FLOOR(FLOOR([.$B30]*[.D$3]))" office:value-type="float" office:value="375" calcext:value-type="float">
            <text:p>375</text:p>
          </table:table-cell>
          <table:table-cell table:formula="of:=FLOOR(FLOOR([.$B30]*[.E$3]))" office:value-type="float" office:value="450" calcext:value-type="float">
            <text:p>450</text:p>
          </table:table-cell>
          <table:table-cell table:formula="of:=FLOOR(FLOOR([.$B30]*[.F$3])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FLOOR([.$B31]*[.C$3]))" office:value-type="float" office:value="75" calcext:value-type="float">
            <text:p>75</text:p>
          </table:table-cell>
          <table:table-cell table:formula="of:=FLOOR(FLOOR([.$B31]*[.D$3]))" office:value-type="float" office:value="93" calcext:value-type="float">
            <text:p>93</text:p>
          </table:table-cell>
          <table:table-cell table:formula="of:=FLOOR(FLOOR([.$B31]*[.E$3]))" office:value-type="float" office:value="112" calcext:value-type="float">
            <text:p>112</text:p>
          </table:table-cell>
          <table:table-cell table:formula="of:=FLOOR(FLOOR([.$B31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[.$B32]*[.C$3]))" office:value-type="float" office:value="5" calcext:value-type="float">
            <text:p>5</text:p>
          </table:table-cell>
          <table:table-cell table:formula="of:=FLOOR(FLOOR([.$B32]*[.D$3]))" office:value-type="float" office:value="6" calcext:value-type="float">
            <text:p>6</text:p>
          </table:table-cell>
          <table:table-cell table:formula="of:=FLOOR(FLOOR([.$B32]*[.E$3]))" office:value-type="float" office:value="7" calcext:value-type="float">
            <text:p>7</text:p>
          </table:table-cell>
          <table:table-cell table:formula="of:=FLOOR(FLOOR([.$B32]*[.F$3])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 office:value-type="float" office:value="2" calcext:value-type="float">
            <text:p>2</text:p>
          </table:table-cell>
          <table:table-cell table:formula="of:=FLOOR(FLOOR([.$B33]*[.C$3])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FLOOR([.$B34]*[.C$3]))" office:value-type="float" office:value="160" calcext:value-type="float">
            <text:p>160</text:p>
          </table:table-cell>
          <table:table-cell table:formula="of:=FLOOR(FLOOR([.$B34]*[.D$3]))" office:value-type="float" office:value="200" calcext:value-type="float">
            <text:p>200</text:p>
          </table:table-cell>
          <table:table-cell table:formula="of:=FLOOR(FLOOR([.$B34]*[.E$3]))" office:value-type="float" office:value="240" calcext:value-type="float">
            <text:p>240</text:p>
          </table:table-cell>
          <table:table-cell table:formula="of:=FLOOR(FLOOR([.$B34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FLOOR([.$B35]*[.C$3]))" office:value-type="float" office:value="20" calcext:value-type="float">
            <text:p>20</text:p>
          </table:table-cell>
          <table:table-cell table:formula="of:=FLOOR(FLOOR([.$B35]*[.D$3]))" office:value-type="float" office:value="25" calcext:value-type="float">
            <text:p>25</text:p>
          </table:table-cell>
          <table:table-cell table:formula="of:=FLOOR(FLOOR([.$B35]*[.E$3]))" office:value-type="float" office:value="30" calcext:value-type="float">
            <text:p>30</text:p>
          </table:table-cell>
          <table:table-cell table:formula="of:=FLOOR(FLOOR([.$B35]*[.F$3])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FLOOR([.$B36]*[.C$3]))" office:value-type="float" office:value="100" calcext:value-type="float">
            <text:p>100</text:p>
          </table:table-cell>
          <table:table-cell table:formula="of:=FLOOR(FLOOR([.$B36]*[.D$3]))" office:value-type="float" office:value="125" calcext:value-type="float">
            <text:p>125</text:p>
          </table:table-cell>
          <table:table-cell table:formula="of:=FLOOR(FLOOR([.$B36]*[.E$3]))" office:value-type="float" office:value="150" calcext:value-type="float">
            <text:p>150</text:p>
          </table:table-cell>
          <table:table-cell table:formula="of:=FLOOR(FLOOR([.$B36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FLOOR([.$B37]*[.C$3]))" office:value-type="float" office:value="80" calcext:value-type="float">
            <text:p>80</text:p>
          </table:table-cell>
          <table:table-cell table:formula="of:=FLOOR(FLOOR([.$B37]*[.D$3]))" office:value-type="float" office:value="100" calcext:value-type="float">
            <text:p>100</text:p>
          </table:table-cell>
          <table:table-cell table:formula="of:=FLOOR(FLOOR([.$B37]*[.E$3]))" office:value-type="float" office:value="120" calcext:value-type="float">
            <text:p>120</text:p>
          </table:table-cell>
          <table:table-cell table:formula="of:=FLOOR(FLOOR([.$B37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FLOOR([.$B38]*[.C$3]))" office:value-type="float" office:value="8" calcext:value-type="float">
            <text:p>8</text:p>
          </table:table-cell>
          <table:table-cell table:formula="of:=FLOOR(FLOOR([.$B38]*[.D$3]))" office:value-type="float" office:value="10" calcext:value-type="float">
            <text:p>10</text:p>
          </table:table-cell>
          <table:table-cell table:formula="of:=FLOOR(FLOOR([.$B38]*[.E$3]))" office:value-type="float" office:value="12" calcext:value-type="float">
            <text:p>12</text:p>
          </table:table-cell>
          <table:table-cell table:formula="of:=FLOOR(FLOOR([.$B38]*[.F$3])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FLOOR([.$B39]*[.C$3]))" office:value-type="float" office:value="50" calcext:value-type="float">
            <text:p>50</text:p>
          </table:table-cell>
          <table:table-cell table:formula="of:=FLOOR(FLOOR([.$B39]*[.D$3]))" office:value-type="float" office:value="62" calcext:value-type="float">
            <text:p>62</text:p>
          </table:table-cell>
          <table:table-cell table:formula="of:=FLOOR(FLOOR([.$B39]*[.E$3]))" office:value-type="float" office:value="75" calcext:value-type="float">
            <text:p>75</text:p>
          </table:table-cell>
          <table:table-cell table:formula="of:=FLOOR(FLOOR([.$B3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FLOOR([.$B40]*[.C$3]))" office:value-type="float" office:value="50" calcext:value-type="float">
            <text:p>50</text:p>
          </table:table-cell>
          <table:table-cell table:formula="of:=FLOOR(FLOOR([.$B40]*[.D$3]))" office:value-type="float" office:value="62" calcext:value-type="float">
            <text:p>62</text:p>
          </table:table-cell>
          <table:table-cell table:formula="of:=FLOOR(FLOOR([.$B40]*[.E$3]))" office:value-type="float" office:value="75" calcext:value-type="float">
            <text:p>75</text:p>
          </table:table-cell>
          <table:table-cell table:formula="of:=FLOOR(FLOOR([.$B4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FLOOR([.$B41]*[.C$3]))" office:value-type="float" office:value="80" calcext:value-type="float">
            <text:p>80</text:p>
          </table:table-cell>
          <table:table-cell table:formula="of:=FLOOR(FLOOR([.$B41]*[.D$3]))" office:value-type="float" office:value="100" calcext:value-type="float">
            <text:p>100</text:p>
          </table:table-cell>
          <table:table-cell table:formula="of:=FLOOR(FLOOR([.$B41]*[.E$3]))" office:value-type="float" office:value="120" calcext:value-type="float">
            <text:p>120</text:p>
          </table:table-cell>
          <table:table-cell table:formula="of:=FLOOR(FLOOR([.$B41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FLOOR([.$B42]*[.C$3]))" office:value-type="float" office:value="70" calcext:value-type="float">
            <text:p>70</text:p>
          </table:table-cell>
          <table:table-cell table:formula="of:=FLOOR(FLOOR([.$B42]*[.D$3]))" office:value-type="float" office:value="87" calcext:value-type="float">
            <text:p>87</text:p>
          </table:table-cell>
          <table:table-cell table:formula="of:=FLOOR(FLOOR([.$B42]*[.E$3]))" office:value-type="float" office:value="105" calcext:value-type="float">
            <text:p>105</text:p>
          </table:table-cell>
          <table:table-cell table:formula="of:=FLOOR(FLOOR([.$B42]*[.F$3])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7" office:value-type="string" calcext:value-type="string">
            <text:p>Crop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[.$B45]*[.C$3])*[.$I$3])" office:value-type="float" office:value="150" calcext:value-type="float">
            <text:p>150</text:p>
          </table:table-cell>
          <table:table-cell table:formula="of:=FLOOR(FLOOR([.$B45]*[.D$3])*[.$I$3])" office:value-type="float" office:value="187" calcext:value-type="float">
            <text:p>187</text:p>
          </table:table-cell>
          <table:table-cell table:formula="of:=FLOOR(FLOOR([.$B45]*[.E$3])*[.$I$3])" office:value-type="float" office:value="225" calcext:value-type="float">
            <text:p>225</text:p>
          </table:table-cell>
          <table:table-cell table:formula="of:=FLOOR(FLOOR([.$B4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[.$B46]*[.C$3])*[.$I$3])" office:value-type="float" office:value="550" calcext:value-type="float">
            <text:p>550</text:p>
          </table:table-cell>
          <table:table-cell table:formula="of:=FLOOR(FLOOR([.$B46]*[.D$3])*[.$I$3])" office:value-type="float" office:value="687" calcext:value-type="float">
            <text:p>687</text:p>
          </table:table-cell>
          <table:table-cell table:formula="of:=FLOOR(FLOOR([.$B46]*[.E$3])*[.$I$3])" office:value-type="float" office:value="825" calcext:value-type="float">
            <text:p>825</text:p>
          </table:table-cell>
          <table:table-cell table:formula="of:=FLOOR(FLOOR([.$B46]*[.F$3])*[.$I$3])"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[.$B47]*[.C$3])*[.$I$3])" office:value-type="float" office:value="160" calcext:value-type="float">
            <text:p>160</text:p>
          </table:table-cell>
          <table:table-cell table:formula="of:=FLOOR(FLOOR([.$B47]*[.D$3])*[.$I$3])" office:value-type="float" office:value="200" calcext:value-type="float">
            <text:p>200</text:p>
          </table:table-cell>
          <table:table-cell table:formula="of:=FLOOR(FLOOR([.$B47]*[.E$3])*[.$I$3])" office:value-type="float" office:value="240" calcext:value-type="float">
            <text:p>240</text:p>
          </table:table-cell>
          <table:table-cell table:formula="of:=FLOOR(FLOOR([.$B47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[.$B48]*[.C$3])*[.$I$3])" office:value-type="float" office:value="100" calcext:value-type="float">
            <text:p>100</text:p>
          </table:table-cell>
          <table:table-cell table:formula="of:=FLOOR(FLOOR([.$B48]*[.D$3])*[.$I$3])" office:value-type="float" office:value="125" calcext:value-type="float">
            <text:p>125</text:p>
          </table:table-cell>
          <table:table-cell table:formula="of:=FLOOR(FLOOR([.$B48]*[.E$3])*[.$I$3])" office:value-type="float" office:value="150" calcext:value-type="float">
            <text:p>150</text:p>
          </table:table-cell>
          <table:table-cell table:formula="of:=FLOOR(FLOOR([.$B48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[.$B49]*[.C$3])*[.$I$3])" office:value-type="float" office:value="50" calcext:value-type="float">
            <text:p>50</text:p>
          </table:table-cell>
          <table:table-cell table:formula="of:=FLOOR(FLOOR([.$B49]*[.D$3])*[.$I$3])" office:value-type="float" office:value="62" calcext:value-type="float">
            <text:p>62</text:p>
          </table:table-cell>
          <table:table-cell table:formula="of:=FLOOR(FLOOR([.$B49]*[.E$3])*[.$I$3])" office:value-type="float" office:value="75" calcext:value-type="float">
            <text:p>75</text:p>
          </table:table-cell>
          <table:table-cell table:formula="of:=FLOOR(FLOOR([.$B4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[.$B50]*[.C$3])*[.$I$3])" office:value-type="float" office:value="50" calcext:value-type="float">
            <text:p>50</text:p>
          </table:table-cell>
          <table:table-cell table:formula="of:=FLOOR(FLOOR([.$B50]*[.D$3])*[.$I$3])" office:value-type="float" office:value="62" calcext:value-type="float">
            <text:p>62</text:p>
          </table:table-cell>
          <table:table-cell table:formula="of:=FLOOR(FLOOR([.$B50]*[.E$3])*[.$I$3])" office:value-type="float" office:value="75" calcext:value-type="float">
            <text:p>75</text:p>
          </table:table-cell>
          <table:table-cell table:formula="of:=FLOOR(FLOOR([.$B5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[.$B51]*[.C$3])*[.$I$3])" office:value-type="float" office:value="80" calcext:value-type="float">
            <text:p>80</text:p>
          </table:table-cell>
          <table:table-cell table:formula="of:=FLOOR(FLOOR([.$B51]*[.D$3])*[.$I$3])" office:value-type="float" office:value="100" calcext:value-type="float">
            <text:p>100</text:p>
          </table:table-cell>
          <table:table-cell table:formula="of:=FLOOR(FLOOR([.$B51]*[.E$3])*[.$I$3])" office:value-type="float" office:value="120" calcext:value-type="float">
            <text:p>120</text:p>
          </table:table-cell>
          <table:table-cell table:formula="of:=FLOOR(FLOOR([.$B5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52]*[.C$3])*[.$I$3])" office:value-type="float" office:value="75" calcext:value-type="float">
            <text:p>75</text:p>
          </table:table-cell>
          <table:table-cell table:formula="of:=FLOOR(FLOOR([.$B52]*[.D$3])*[.$I$3])" office:value-type="float" office:value="93" calcext:value-type="float">
            <text:p>93</text:p>
          </table:table-cell>
          <table:table-cell table:formula="of:=FLOOR(FLOOR([.$B52]*[.E$3])*[.$I$3])" office:value-type="float" office:value="112" calcext:value-type="float">
            <text:p>112</text:p>
          </table:table-cell>
          <table:table-cell table:formula="of:=FLOOR(FLOOR([.$B52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[.$B53]*[.C$3])*[.$I$3])" office:value-type="float" office:value="175" calcext:value-type="float">
            <text:p>175</text:p>
          </table:table-cell>
          <table:table-cell table:formula="of:=FLOOR(FLOOR([.$B53]*[.D$3])*[.$I$3])" office:value-type="float" office:value="218" calcext:value-type="float">
            <text:p>218</text:p>
          </table:table-cell>
          <table:table-cell table:formula="of:=FLOOR(FLOOR([.$B53]*[.E$3])*[.$I$3])" office:value-type="float" office:value="262" calcext:value-type="float">
            <text:p>262</text:p>
          </table:table-cell>
          <table:table-cell table:formula="of:=FLOOR(FLOOR([.$B53]*[.F$3])*[.$I$3])"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[.$B54]*[.C$3])*[.$I$3])" office:value-type="float" office:value="15" calcext:value-type="float">
            <text:p>15</text:p>
          </table:table-cell>
          <table:table-cell table:formula="of:=FLOOR(FLOOR([.$B54]*[.D$3])*[.$I$3])" office:value-type="float" office:value="18" calcext:value-type="float">
            <text:p>18</text:p>
          </table:table-cell>
          <table:table-cell table:formula="of:=FLOOR(FLOOR([.$B54]*[.E$3])*[.$I$3])" office:value-type="float" office:value="22" calcext:value-type="float">
            <text:p>22</text:p>
          </table:table-cell>
          <table:table-cell table:formula="of:=FLOOR(FLOOR([.$B54]*[.F$3])*[.$I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[.$B55]*[.C$3])*[.$I$3])" office:value-type="float" office:value="50" calcext:value-type="float">
            <text:p>50</text:p>
          </table:table-cell>
          <table:table-cell table:formula="of:=FLOOR(FLOOR([.$B55]*[.D$3])*[.$I$3])" office:value-type="float" office:value="62" calcext:value-type="float">
            <text:p>62</text:p>
          </table:table-cell>
          <table:table-cell table:formula="of:=FLOOR(FLOOR([.$B55]*[.E$3])*[.$I$3])" office:value-type="float" office:value="75" calcext:value-type="float">
            <text:p>75</text:p>
          </table:table-cell>
          <table:table-cell table:formula="of:=FLOOR(FLOOR([.$B55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[.$B56]*[.C$3])*[.$I$3])" office:value-type="float" office:value="75" calcext:value-type="float">
            <text:p>75</text:p>
          </table:table-cell>
          <table:table-cell table:formula="of:=FLOOR(FLOOR([.$B56]*[.D$3])*[.$I$3])" office:value-type="float" office:value="93" calcext:value-type="float">
            <text:p>93</text:p>
          </table:table-cell>
          <table:table-cell table:formula="of:=FLOOR(FLOOR([.$B56]*[.E$3])*[.$I$3])" office:value-type="float" office:value="112" calcext:value-type="float">
            <text:p>112</text:p>
          </table:table-cell>
          <table:table-cell table:formula="of:=FLOOR(FLOOR([.$B5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[.$B57]*[.C$3])*[.$I$3])" office:value-type="float" office:value="60" calcext:value-type="float">
            <text:p>60</text:p>
          </table:table-cell>
          <table:table-cell table:formula="of:=FLOOR(FLOOR([.$B57]*[.D$3])*[.$I$3])" office:value-type="float" office:value="75" calcext:value-type="float">
            <text:p>75</text:p>
          </table:table-cell>
          <table:table-cell table:formula="of:=FLOOR(FLOOR([.$B57]*[.E$3])*[.$I$3])" office:value-type="float" office:value="90" calcext:value-type="float">
            <text:p>90</text:p>
          </table:table-cell>
          <table:table-cell table:formula="of:=FLOOR(FLOOR([.$B57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[.$B58]*[.C$3])*[.$I$3])" office:value-type="float" office:value="290" calcext:value-type="float">
            <text:p>290</text:p>
          </table:table-cell>
          <table:table-cell table:formula="of:=FLOOR(FLOOR([.$B58]*[.D$3])*[.$I$3])" office:value-type="float" office:value="362" calcext:value-type="float">
            <text:p>362</text:p>
          </table:table-cell>
          <table:table-cell table:formula="of:=FLOOR(FLOOR([.$B58]*[.E$3])*[.$I$3])" office:value-type="float" office:value="435" calcext:value-type="float">
            <text:p>435</text:p>
          </table:table-cell>
          <table:table-cell table:formula="of:=FLOOR(FLOOR([.$B58]*[.F$3])*[.$I$3])"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 office:value-type="float" office:value="1" calcext:value-type="float">
            <text:p>1</text:p>
          </table:table-cell>
          <table:table-cell table:formula="of:=FLOOR(FLOOR([.$B59]*[.C$3])*[.$I$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[.$B60]*[.C$3])*[.$I$3])" office:value-type="float" office:value="60" calcext:value-type="float">
            <text:p>60</text:p>
          </table:table-cell>
          <table:table-cell table:formula="of:=FLOOR(FLOOR([.$B60]*[.D$3])*[.$I$3])" office:value-type="float" office:value="75" calcext:value-type="float">
            <text:p>75</text:p>
          </table:table-cell>
          <table:table-cell table:formula="of:=FLOOR(FLOOR([.$B60]*[.E$3])*[.$I$3])" office:value-type="float" office:value="90" calcext:value-type="float">
            <text:p>90</text:p>
          </table:table-cell>
          <table:table-cell table:formula="of:=FLOOR(FLOOR([.$B60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 (Crop)</text:p>
          </table:table-cell>
          <table:table-cell office:value-type="float" office:value="80" calcext:value-type="float">
            <text:p>80</text:p>
          </table:table-cell>
          <table:table-cell table:formula="of:=FLOOR(FLOOR([.$B61]*[.C$3])*[.$I$3])" office:value-type="float" office:value="80" calcext:value-type="float">
            <text:p>80</text:p>
          </table:table-cell>
          <table:table-cell table:formula="of:=FLOOR(FLOOR([.$B61]*[.D$3])*[.$I$3])" office:value-type="float" office:value="100" calcext:value-type="float">
            <text:p>100</text:p>
          </table:table-cell>
          <table:table-cell table:formula="of:=FLOOR(FLOOR([.$B61]*[.E$3])*[.$I$3])" office:value-type="float" office:value="120" calcext:value-type="float">
            <text:p>120</text:p>
          </table:table-cell>
          <table:table-cell table:formula="of:=FLOOR(FLOOR([.$B6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[.$B62]*[.C$3])*[.$I$3])" office:value-type="float" office:value="40" calcext:value-type="float">
            <text:p>40</text:p>
          </table:table-cell>
          <table:table-cell table:formula="of:=FLOOR(FLOOR([.$B62]*[.D$3])*[.$I$3])" office:value-type="float" office:value="50" calcext:value-type="float">
            <text:p>50</text:p>
          </table:table-cell>
          <table:table-cell table:formula="of:=FLOOR(FLOOR([.$B62]*[.E$3])*[.$I$3])" office:value-type="float" office:value="60" calcext:value-type="float">
            <text:p>60</text:p>
          </table:table-cell>
          <table:table-cell table:formula="of:=FLOOR(FLOOR([.$B6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[.$B63]*[.C$3])*[.$I$3])" office:value-type="float" office:value="25" calcext:value-type="float">
            <text:p>25</text:p>
          </table:table-cell>
          <table:table-cell table:formula="of:=FLOOR(FLOOR([.$B63]*[.D$3])*[.$I$3])" office:value-type="float" office:value="31" calcext:value-type="float">
            <text:p>31</text:p>
          </table:table-cell>
          <table:table-cell table:formula="of:=FLOOR(FLOOR([.$B63]*[.E$3])*[.$I$3])" office:value-type="float" office:value="37" calcext:value-type="float">
            <text:p>37</text:p>
          </table:table-cell>
          <table:table-cell table:formula="of:=FLOOR(FLOOR([.$B63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[.$B64]*[.C$3])*[.$I$3])" office:value-type="float" office:value="40" calcext:value-type="float">
            <text:p>40</text:p>
          </table:table-cell>
          <table:table-cell table:formula="of:=FLOOR(FLOOR([.$B64]*[.D$3])*[.$I$3])" office:value-type="float" office:value="50" calcext:value-type="float">
            <text:p>50</text:p>
          </table:table-cell>
          <table:table-cell table:formula="of:=FLOOR(FLOOR([.$B64]*[.E$3])*[.$I$3])" office:value-type="float" office:value="60" calcext:value-type="float">
            <text:p>60</text:p>
          </table:table-cell>
          <table:table-cell table:formula="of:=FLOOR(FLOOR([.$B64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[.$B65]*[.C$3])*[.$I$3])" office:value-type="float" office:value="110" calcext:value-type="float">
            <text:p>110</text:p>
          </table:table-cell>
          <table:table-cell table:formula="of:=FLOOR(FLOOR([.$B65]*[.D$3])*[.$I$3])" office:value-type="float" office:value="137" calcext:value-type="float">
            <text:p>137</text:p>
          </table:table-cell>
          <table:table-cell table:formula="of:=FLOOR(FLOOR([.$B65]*[.E$3])*[.$I$3])" office:value-type="float" office:value="165" calcext:value-type="float">
            <text:p>165</text:p>
          </table:table-cell>
          <table:table-cell table:formula="of:=FLOOR(FLOOR([.$B65]*[.F$3]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[.$B66]*[.C$3])*[.$I$3])" office:value-type="float" office:value="250" calcext:value-type="float">
            <text:p>250</text:p>
          </table:table-cell>
          <table:table-cell table:formula="of:=FLOOR(FLOOR([.$B66]*[.D$3])*[.$I$3])" office:value-type="float" office:value="312" calcext:value-type="float">
            <text:p>312</text:p>
          </table:table-cell>
          <table:table-cell table:formula="of:=FLOOR(FLOOR([.$B66]*[.E$3])*[.$I$3])" office:value-type="float" office:value="375" calcext:value-type="float">
            <text:p>375</text:p>
          </table:table-cell>
          <table:table-cell table:formula="of:=FLOOR(FLOOR([.$B66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[.$B67]*[.C$3])*[.$I$3])" office:value-type="float" office:value="35" calcext:value-type="float">
            <text:p>35</text:p>
          </table:table-cell>
          <table:table-cell table:formula="of:=FLOOR(FLOOR([.$B67]*[.D$3])*[.$I$3])" office:value-type="float" office:value="43" calcext:value-type="float">
            <text:p>43</text:p>
          </table:table-cell>
          <table:table-cell table:formula="of:=FLOOR(FLOOR([.$B67]*[.E$3])*[.$I$3])" office:value-type="float" office:value="52" calcext:value-type="float">
            <text:p>52</text:p>
          </table:table-cell>
          <table:table-cell table:formula="of:=FLOOR(FLOOR([.$B67]*[.F$3])*[.$I$3])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[.$B68]*[.C$3])*[.$I$3])" office:value-type="float" office:value="300" calcext:value-type="float">
            <text:p>300</text:p>
          </table:table-cell>
          <table:table-cell table:formula="of:=FLOOR(FLOOR([.$B68]*[.D$3])*[.$I$3])" office:value-type="float" office:value="375" calcext:value-type="float">
            <text:p>375</text:p>
          </table:table-cell>
          <table:table-cell table:formula="of:=FLOOR(FLOOR([.$B68]*[.E$3])*[.$I$3])" office:value-type="float" office:value="450" calcext:value-type="float">
            <text:p>450</text:p>
          </table:table-cell>
          <table:table-cell table:formula="of:=FLOOR(FLOOR([.$B68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[.$B69]*[.C$3])*[.$I$3])" office:value-type="float" office:value="140" calcext:value-type="float">
            <text:p>140</text:p>
          </table:table-cell>
          <table:table-cell table:formula="of:=FLOOR(FLOOR([.$B69]*[.D$3])*[.$I$3])" office:value-type="float" office:value="175" calcext:value-type="float">
            <text:p>175</text:p>
          </table:table-cell>
          <table:table-cell table:formula="of:=FLOOR(FLOOR([.$B69]*[.E$3])*[.$I$3])" office:value-type="float" office:value="210" calcext:value-type="float">
            <text:p>210</text:p>
          </table:table-cell>
          <table:table-cell table:formula="of:=FLOOR(FLOOR([.$B69]*[.F$3])*[.$I$3])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[.$B70]*[.C$3])*[.$I$3])" office:value-type="float" office:value="80" calcext:value-type="float">
            <text:p>80</text:p>
          </table:table-cell>
          <table:table-cell table:formula="of:=FLOOR(FLOOR([.$B70]*[.D$3])*[.$I$3])" office:value-type="float" office:value="100" calcext:value-type="float">
            <text:p>100</text:p>
          </table:table-cell>
          <table:table-cell table:formula="of:=FLOOR(FLOOR([.$B70]*[.E$3])*[.$I$3])" office:value-type="float" office:value="120" calcext:value-type="float">
            <text:p>120</text:p>
          </table:table-cell>
          <table:table-cell table:formula="of:=FLOOR(FLOOR([.$B7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[.$B71]*[.C$3])*[.$I$3])" office:value-type="float" office:value="320" calcext:value-type="float">
            <text:p>320</text:p>
          </table:table-cell>
          <table:table-cell table:formula="of:=FLOOR(FLOOR([.$B71]*[.D$3])*[.$I$3])" office:value-type="float" office:value="400" calcext:value-type="float">
            <text:p>400</text:p>
          </table:table-cell>
          <table:table-cell table:formula="of:=FLOOR(FLOOR([.$B71]*[.E$3])*[.$I$3])" office:value-type="float" office:value="480" calcext:value-type="float">
            <text:p>480</text:p>
          </table:table-cell>
          <table:table-cell table:formula="of:=FLOOR(FLOOR([.$B71]*[.F$3])*[.$I$3])" office:value-type="float" office:value="640" calcext:value-type="float">
            <text:p>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[.$B72]*[.C$3])*[.$I$3])" office:value-type="float" office:value="90" calcext:value-type="float">
            <text:p>90</text:p>
          </table:table-cell>
          <table:table-cell table:formula="of:=FLOOR(FLOOR([.$B72]*[.D$3])*[.$I$3])" office:value-type="float" office:value="112" calcext:value-type="float">
            <text:p>112</text:p>
          </table:table-cell>
          <table:table-cell table:formula="of:=FLOOR(FLOOR([.$B72]*[.E$3])*[.$I$3])" office:value-type="float" office:value="135" calcext:value-type="float">
            <text:p>135</text:p>
          </table:table-cell>
          <table:table-cell table:formula="of:=FLOOR(FLOOR([.$B72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[.$B73]*[.C$3])*[.$I$3])" office:value-type="float" office:value="260" calcext:value-type="float">
            <text:p>260</text:p>
          </table:table-cell>
          <table:table-cell table:formula="of:=FLOOR(FLOOR([.$B73]*[.D$3])*[.$I$3])" office:value-type="float" office:value="325" calcext:value-type="float">
            <text:p>325</text:p>
          </table:table-cell>
          <table:table-cell table:formula="of:=FLOOR(FLOOR([.$B73]*[.E$3])*[.$I$3])" office:value-type="float" office:value="390" calcext:value-type="float">
            <text:p>390</text:p>
          </table:table-cell>
          <table:table-cell table:formula="of:=FLOOR(FLOOR([.$B73]*[.F$3])*[.$I$3])" office:value-type="float" office:value="520" calcext:value-type="float">
            <text:p>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[.$B74]*[.C$3])*[.$I$3])" office:value-type="float" office:value="220" calcext:value-type="float">
            <text:p>220</text:p>
          </table:table-cell>
          <table:table-cell table:formula="of:=FLOOR(FLOOR([.$B74]*[.D$3])*[.$I$3])" office:value-type="float" office:value="275" calcext:value-type="float">
            <text:p>275</text:p>
          </table:table-cell>
          <table:table-cell table:formula="of:=FLOOR(FLOOR([.$B74]*[.E$3])*[.$I$3])" office:value-type="float" office:value="330" calcext:value-type="float">
            <text:p>330</text:p>
          </table:table-cell>
          <table:table-cell table:formula="of:=FLOOR(FLOOR([.$B74]*[.F$3])*[.$I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[.$B75]*[.C$3])*[.$I$3])" office:value-type="float" office:value="750" calcext:value-type="float">
            <text:p>750</text:p>
          </table:table-cell>
          <table:table-cell table:formula="of:=FLOOR(FLOOR([.$B75]*[.D$3])*[.$I$3])" office:value-type="float" office:value="937" calcext:value-type="float">
            <text:p>937</text:p>
          </table:table-cell>
          <table:table-cell table:formula="of:=FLOOR(FLOOR([.$B75]*[.E$3])*[.$I$3])" office:value-type="float" office:value="1125" calcext:value-type="float">
            <text:p>1125</text:p>
          </table:table-cell>
          <table:table-cell table:formula="of:=FLOOR(FLOOR([.$B75]*[.F$3])*[.$I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[.$B76]*[.C$3])*[.$I$3])" office:value-type="float" office:value="120" calcext:value-type="float">
            <text:p>120</text:p>
          </table:table-cell>
          <table:table-cell table:formula="of:=FLOOR(FLOOR([.$B76]*[.D$3])*[.$I$3])" office:value-type="float" office:value="150" calcext:value-type="float">
            <text:p>150</text:p>
          </table:table-cell>
          <table:table-cell table:formula="of:=FLOOR(FLOOR([.$B76]*[.E$3])*[.$I$3])" office:value-type="float" office:value="180" calcext:value-type="float">
            <text:p>180</text:p>
          </table:table-cell>
          <table:table-cell table:formula="of:=FLOOR(FLOOR([.$B76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[.$B77]*[.C$3])*[.$I$3])" office:value-type="float" office:value="90" calcext:value-type="float">
            <text:p>90</text:p>
          </table:table-cell>
          <table:table-cell table:formula="of:=FLOOR(FLOOR([.$B77]*[.D$3])*[.$I$3])" office:value-type="float" office:value="112" calcext:value-type="float">
            <text:p>112</text:p>
          </table:table-cell>
          <table:table-cell table:formula="of:=FLOOR(FLOOR([.$B77]*[.E$3])*[.$I$3])" office:value-type="float" office:value="135" calcext:value-type="float">
            <text:p>135</text:p>
          </table:table-cell>
          <table:table-cell table:formula="of:=FLOOR(FLOOR([.$B77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[.$B78]*[.C$3])*[.$I$3])" office:value-type="float" office:value="80" calcext:value-type="float">
            <text:p>80</text:p>
          </table:table-cell>
          <table:table-cell table:formula="of:=FLOOR(FLOOR([.$B78]*[.D$3])*[.$I$3])" office:value-type="float" office:value="100" calcext:value-type="float">
            <text:p>100</text:p>
          </table:table-cell>
          <table:table-cell table:formula="of:=FLOOR(FLOOR([.$B78]*[.E$3])*[.$I$3])" office:value-type="float" office:value="120" calcext:value-type="float">
            <text:p>120</text:p>
          </table:table-cell>
          <table:table-cell table:formula="of:=FLOOR(FLOOR([.$B78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[.$B79]*[.C$3])*[.$I$3])" office:value-type="float" office:value="3000" calcext:value-type="float">
            <text:p>3000</text:p>
          </table:table-cell>
          <table:table-cell table:formula="of:=FLOOR(FLOOR([.$B79]*[.D$3])*[.$I$3])" office:value-type="float" office:value="3750" calcext:value-type="float">
            <text:p>3750</text:p>
          </table:table-cell>
          <table:table-cell table:formula="of:=FLOOR(FLOOR([.$B79]*[.E$3])*[.$I$3])" office:value-type="float" office:value="4500" calcext:value-type="float">
            <text:p>4500</text:p>
          </table:table-cell>
          <table:table-cell table:formula="of:=FLOOR(FLOOR([.$B79]*[.F$3])*[.$I$3])" office:value-type="float" office:value="6000" calcext:value-type="float">
            <text:p>6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[.$B80]*[.C$3])*[.$I$3])" office:value-type="float" office:value="100" calcext:value-type="float">
            <text:p>100</text:p>
          </table:table-cell>
          <table:table-cell table:formula="of:=FLOOR(FLOOR([.$B80]*[.D$3])*[.$I$3])" office:value-type="float" office:value="125" calcext:value-type="float">
            <text:p>125</text:p>
          </table:table-cell>
          <table:table-cell table:formula="of:=FLOOR(FLOOR([.$B80]*[.E$3])*[.$I$3])" office:value-type="float" office:value="150" calcext:value-type="float">
            <text:p>150</text:p>
          </table:table-cell>
          <table:table-cell table:formula="of:=FLOOR(FLOOR([.$B80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[.$B81]*[.C$3])*[.$I$3])" office:value-type="float" office:value="50" calcext:value-type="float">
            <text:p>50</text:p>
          </table:table-cell>
          <table:table-cell table:formula="of:=FLOOR(FLOOR([.$B81]*[.D$3])*[.$I$3])" office:value-type="float" office:value="62" calcext:value-type="float">
            <text:p>62</text:p>
          </table:table-cell>
          <table:table-cell table:formula="of:=FLOOR(FLOOR([.$B81]*[.E$3])*[.$I$3])" office:value-type="float" office:value="75" calcext:value-type="float">
            <text:p>75</text:p>
          </table:table-cell>
          <table:table-cell table:formula="of:=FLOOR(FLOOR([.$B81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[.$B82]*[.C$3])*[.$I$3])" office:value-type="float" office:value="60" calcext:value-type="float">
            <text:p>60</text:p>
          </table:table-cell>
          <table:table-cell table:formula="of:=FLOOR(FLOOR([.$B82]*[.D$3])*[.$I$3])" office:value-type="float" office:value="75" calcext:value-type="float">
            <text:p>75</text:p>
          </table:table-cell>
          <table:table-cell table:formula="of:=FLOOR(FLOOR([.$B82]*[.E$3])*[.$I$3])" office:value-type="float" office:value="90" calcext:value-type="float">
            <text:p>90</text:p>
          </table:table-cell>
          <table:table-cell table:formula="of:=FLOOR(FLOOR([.$B82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[.$B83]*[.C$3])*[.$I$3])" office:value-type="float" office:value="30" calcext:value-type="float">
            <text:p>30</text:p>
          </table:table-cell>
          <table:table-cell table:formula="of:=FLOOR(FLOOR([.$B83]*[.D$3])*[.$I$3])" office:value-type="float" office:value="37" calcext:value-type="float">
            <text:p>37</text:p>
          </table:table-cell>
          <table:table-cell table:formula="of:=FLOOR(FLOOR([.$B83]*[.E$3])*[.$I$3])" office:value-type="float" office:value="45" calcext:value-type="float">
            <text:p>45</text:p>
          </table:table-cell>
          <table:table-cell table:formula="of:=FLOOR(FLOOR([.$B83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[.$B84]*[.C$3])*[.$I$3])" office:value-type="float" office:value="30" calcext:value-type="float">
            <text:p>30</text:p>
          </table:table-cell>
          <table:table-cell table:formula="of:=FLOOR(FLOOR([.$B84]*[.D$3])*[.$I$3])" office:value-type="float" office:value="37" calcext:value-type="float">
            <text:p>37</text:p>
          </table:table-cell>
          <table:table-cell table:formula="of:=FLOOR(FLOOR([.$B84]*[.E$3])*[.$I$3])" office:value-type="float" office:value="45" calcext:value-type="float">
            <text:p>45</text:p>
          </table:table-cell>
          <table:table-cell table:formula="of:=FLOOR(FLOOR([.$B84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[.$B85]*[.C$3])*[.$I$3])" office:value-type="float" office:value="25" calcext:value-type="float">
            <text:p>25</text:p>
          </table:table-cell>
          <table:table-cell table:formula="of:=FLOOR(FLOOR([.$B85]*[.D$3])*[.$I$3])" office:value-type="float" office:value="31" calcext:value-type="float">
            <text:p>31</text:p>
          </table:table-cell>
          <table:table-cell table:formula="of:=FLOOR(FLOOR([.$B85]*[.E$3])*[.$I$3])" office:value-type="float" office:value="37" calcext:value-type="float">
            <text:p>37</text:p>
          </table:table-cell>
          <table:table-cell table:formula="of:=FLOOR(FLOOR([.$B85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[.$B86]*[.C$3])*[.$I$3])" office:value-type="float" office:value="160" calcext:value-type="float">
            <text:p>160</text:p>
          </table:table-cell>
          <table:table-cell table:formula="of:=FLOOR(FLOOR([.$B86]*[.D$3])*[.$I$3])" office:value-type="float" office:value="200" calcext:value-type="float">
            <text:p>200</text:p>
          </table:table-cell>
          <table:table-cell table:formula="of:=FLOOR(FLOOR([.$B86]*[.E$3])*[.$I$3])" office:value-type="float" office:value="240" calcext:value-type="float">
            <text:p>240</text:p>
          </table:table-cell>
          <table:table-cell table:formula="of:=FLOOR(FLOOR([.$B86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Seed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Ancient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Fall Seeds</text:p>
          </table:table-cell>
          <table:table-cell table:style-name="ce54"/>
          <table:table-cell table:style-name="ce30" office:value-type="float" office:value="45" calcext:value-type="float">
            <text:p>4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ohagany See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Rare Seed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Red Cabbage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pring Seeds</text:p>
          </table:table-cell>
          <table:table-cell table:style-name="ce54"/>
          <table:table-cell table:style-name="ce30"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ummer Seeds</text:p>
          </table:table-cell>
          <table:table-cell table:style-name="ce54"/>
          <table:table-cell table:style-name="ce30" office:value-type="float" office:value="55" calcext:value-type="float">
            <text:p>5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Winter Seeds</text:p>
          </table:table-cell>
          <table:table-cell table:style-name="ce54"/>
          <table:table-cell table:style-name="ce30"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ish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[.$B140]*[.C$3])*[.$H$3])" office:value-type="float" office:value="75" calcext:value-type="float">
            <text:p>75</text:p>
          </table:table-cell>
          <table:table-cell table:formula="of:=FLOOR(FLOOR([.$B140]*[.D$3])*[.$H$3])" office:value-type="float" office:value="93" calcext:value-type="float">
            <text:p>93</text:p>
          </table:table-cell>
          <table:table-cell table:formula="of:=FLOOR(FLOOR([.$B140]*[.E$3])*[.$H$3])" office:value-type="float" office:value="112" calcext:value-type="float">
            <text:p>112</text:p>
          </table:table-cell>
          <table:table-cell table:formula="of:=FLOOR(FLOOR([.$B140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[.$B141]*[.C$3])*[.$H$3])" office:value-type="float" office:value="30" calcext:value-type="float">
            <text:p>30</text:p>
          </table:table-cell>
          <table:table-cell table:formula="of:=FLOOR(FLOOR([.$B141]*[.D$3])*[.$H$3])" office:value-type="float" office:value="37" calcext:value-type="float">
            <text:p>37</text:p>
          </table:table-cell>
          <table:table-cell table:formula="of:=FLOOR(FLOOR([.$B141]*[.E$3])*[.$H$3])" office:value-type="float" office:value="45" calcext:value-type="float">
            <text:p>45</text:p>
          </table:table-cell>
          <table:table-cell table:formula="of:=FLOOR(FLOOR([.$B14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[.$B142]*[.C$3])*[.$H$3])" office:value-type="float" office:value="900" calcext:value-type="float">
            <text:p>900</text:p>
          </table:table-cell>
          <table:table-cell table:formula="of:=FLOOR(FLOOR([.$B142]*[.D$3])*[.$H$3])" office:value-type="float" office:value="1125" calcext:value-type="float">
            <text:p>1125</text:p>
          </table:table-cell>
          <table:table-cell table:formula="of:=FLOOR(FLOOR([.$B142]*[.E$3])*[.$H$3])" office:value-type="float" office:value="1350" calcext:value-type="float">
            <text:p>1350</text:p>
          </table:table-cell>
          <table:table-cell table:formula="of:=FLOOR(FLOOR([.$B14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[.$B143]*[.C$3])*[.$H$3])" office:value-type="float" office:value="500" calcext:value-type="float">
            <text:p>500</text:p>
          </table:table-cell>
          <table:table-cell table:formula="of:=FLOOR(FLOOR([.$B143]*[.D$3])*[.$H$3])" office:value-type="float" office:value="625" calcext:value-type="float">
            <text:p>625</text:p>
          </table:table-cell>
          <table:table-cell table:formula="of:=FLOOR(FLOOR([.$B143]*[.E$3])*[.$H$3])" office:value-type="float" office:value="750" calcext:value-type="float">
            <text:p>750</text:p>
          </table:table-cell>
          <table:table-cell table:formula="of:=FLOOR(FLOOR([.$B143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[.$B144]*[.C$3])*[.$H$3])" office:value-type="float" office:value="120" calcext:value-type="float">
            <text:p>120</text:p>
          </table:table-cell>
          <table:table-cell table:formula="of:=FLOOR(FLOOR([.$B144]*[.D$3])*[.$H$3])" office:value-type="float" office:value="150" calcext:value-type="float">
            <text:p>150</text:p>
          </table:table-cell>
          <table:table-cell table:formula="of:=FLOOR(FLOOR([.$B144]*[.E$3])*[.$H$3])" office:value-type="float" office:value="180" calcext:value-type="float">
            <text:p>180</text:p>
          </table:table-cell>
          <table:table-cell table:formula="of:=FLOOR(FLOOR([.$B144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[.$B145]*[.C$3])*[.$H$3])" office:value-type="float" office:value="45" calcext:value-type="float">
            <text:p>45</text:p>
          </table:table-cell>
          <table:table-cell table:formula="of:=FLOOR(FLOOR([.$B145]*[.D$3])*[.$H$3])" office:value-type="float" office:value="56" calcext:value-type="float">
            <text:p>56</text:p>
          </table:table-cell>
          <table:table-cell table:formula="of:=FLOOR(FLOOR([.$B145]*[.E$3])*[.$H$3])" office:value-type="float" office:value="67" calcext:value-type="float">
            <text:p>67</text:p>
          </table:table-cell>
          <table:table-cell table:formula="of:=FLOOR(FLOOR([.$B145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[.$B146]*[.C$3])*[.$H$3])" office:value-type="float" office:value="75" calcext:value-type="float">
            <text:p>75</text:p>
          </table:table-cell>
          <table:table-cell table:formula="of:=FLOOR(FLOOR([.$B146]*[.D$3])*[.$H$3])" office:value-type="float" office:value="93" calcext:value-type="float">
            <text:p>93</text:p>
          </table:table-cell>
          <table:table-cell table:formula="of:=FLOOR(FLOOR([.$B146]*[.E$3])*[.$H$3])" office:value-type="float" office:value="112" calcext:value-type="float">
            <text:p>112</text:p>
          </table:table-cell>
          <table:table-cell table:formula="of:=FLOOR(FLOOR([.$B14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[.$B147]*[.C$3])*[.$H$3])" office:value-type="float" office:value="30" calcext:value-type="float">
            <text:p>30</text:p>
          </table:table-cell>
          <table:table-cell table:formula="of:=FLOOR(FLOOR([.$B147]*[.D$3])*[.$H$3])" office:value-type="float" office:value="37" calcext:value-type="float">
            <text:p>37</text:p>
          </table:table-cell>
          <table:table-cell table:formula="of:=FLOOR(FLOOR([.$B147]*[.E$3])*[.$H$3])" office:value-type="float" office:value="45" calcext:value-type="float">
            <text:p>45</text:p>
          </table:table-cell>
          <table:table-cell table:formula="of:=FLOOR(FLOOR([.$B147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[.$B148]*[.C$3])*[.$H$3])" office:value-type="float" office:value="200" calcext:value-type="float">
            <text:p>200</text:p>
          </table:table-cell>
          <table:table-cell table:formula="of:=FLOOR(FLOOR([.$B148]*[.D$3])*[.$H$3])" office:value-type="float" office:value="250" calcext:value-type="float">
            <text:p>250</text:p>
          </table:table-cell>
          <table:table-cell table:formula="of:=FLOOR(FLOOR([.$B148]*[.E$3])*[.$H$3])" office:value-type="float" office:value="300" calcext:value-type="float">
            <text:p>300</text:p>
          </table:table-cell>
          <table:table-cell table:formula="of:=FLOOR(FLOOR([.$B148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[.$B149]*[.C$3])*[.$H$3])" office:value-type="float" office:value="50" calcext:value-type="float">
            <text:p>50</text:p>
          </table:table-cell>
          <table:table-cell table:formula="of:=FLOOR(FLOOR([.$B149]*[.D$3])*[.$H$3])" office:value-type="float" office:value="62" calcext:value-type="float">
            <text:p>62</text:p>
          </table:table-cell>
          <table:table-cell table:formula="of:=FLOOR(FLOOR([.$B149]*[.E$3])*[.$H$3])" office:value-type="float" office:value="75" calcext:value-type="float">
            <text:p>75</text:p>
          </table:table-cell>
          <table:table-cell table:formula="of:=FLOOR(FLOOR([.$B149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50]*[.C$3])*[.$H$3])" office:value-type="float" office:value="50" calcext:value-type="float">
            <text:p>50</text:p>
          </table:table-cell>
          <table:table-cell table:formula="of:=FLOOR(FLOOR([.$B150]*[.D$3])*[.$H$3])" office:value-type="float" office:value="62" calcext:value-type="float">
            <text:p>62</text:p>
          </table:table-cell>
          <table:table-cell table:formula="of:=FLOOR(FLOOR([.$B150]*[.E$3])*[.$H$3])" office:value-type="float" office:value="75" calcext:value-type="float">
            <text:p>75</text:p>
          </table:table-cell>
          <table:table-cell table:formula="of:=FLOOR(FLOOR([.$B150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FLOOR([.$B151]*[.C$3])*[.$H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FLOOR([.$B152]*[.C$3])*[.$H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53]*[.C$3])*[.$H$3])" office:value-type="float" office:value="1500" calcext:value-type="float">
            <text:p>1500</text:p>
          </table:table-cell>
          <table:table-cell table:formula="of:=FLOOR(FLOOR([.$B153]*[.D$3])*[.$H$3])" office:value-type="float" office:value="1875" calcext:value-type="float">
            <text:p>1875</text:p>
          </table:table-cell>
          <table:table-cell table:formula="of:=FLOOR(FLOOR([.$B153]*[.E$3])*[.$H$3])" office:value-type="float" office:value="2250" calcext:value-type="float">
            <text:p>2250</text:p>
          </table:table-cell>
          <table:table-cell table:formula="of:=FLOOR(FLOOR([.$B153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[.$B154]*[.C$3])*[.$H$3])" office:value-type="float" office:value="100" calcext:value-type="float">
            <text:p>100</text:p>
          </table:table-cell>
          <table:table-cell table:formula="of:=FLOOR(FLOOR([.$B154]*[.D$3])*[.$H$3])" office:value-type="float" office:value="125" calcext:value-type="float">
            <text:p>125</text:p>
          </table:table-cell>
          <table:table-cell table:formula="of:=FLOOR(FLOOR([.$B154]*[.E$3])*[.$H$3])" office:value-type="float" office:value="150" calcext:value-type="float">
            <text:p>150</text:p>
          </table:table-cell>
          <table:table-cell table:formula="of:=FLOOR(FLOOR([.$B154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[.$B155]*[.C$3])*[.$H$3])" office:value-type="float" office:value="85" calcext:value-type="float">
            <text:p>85</text:p>
          </table:table-cell>
          <table:table-cell table:formula="of:=FLOOR(FLOOR([.$B155]*[.D$3])*[.$H$3])" office:value-type="float" office:value="106" calcext:value-type="float">
            <text:p>106</text:p>
          </table:table-cell>
          <table:table-cell table:formula="of:=FLOOR(FLOOR([.$B155]*[.E$3])*[.$H$3])" office:value-type="float" office:value="127" calcext:value-type="float">
            <text:p>127</text:p>
          </table:table-cell>
          <table:table-cell table:formula="of:=FLOOR(FLOOR([.$B155]*[.F$3])*[.$H$3])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[.$B156]*[.C$3])*[.$H$3])" office:value-type="float" office:value="100" calcext:value-type="float">
            <text:p>100</text:p>
          </table:table-cell>
          <table:table-cell table:formula="of:=FLOOR(FLOOR([.$B156]*[.D$3])*[.$H$3])" office:value-type="float" office:value="125" calcext:value-type="float">
            <text:p>125</text:p>
          </table:table-cell>
          <table:table-cell table:formula="of:=FLOOR(FLOOR([.$B156]*[.E$3])*[.$H$3])" office:value-type="float" office:value="150" calcext:value-type="float">
            <text:p>150</text:p>
          </table:table-cell>
          <table:table-cell table:formula="of:=FLOOR(FLOOR([.$B156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[.$B157]*[.C$3])*[.$H$3])" office:value-type="float" office:value="45" calcext:value-type="float">
            <text:p>45</text:p>
          </table:table-cell>
          <table:table-cell table:formula="of:=FLOOR(FLOOR([.$B157]*[.D$3])*[.$H$3])" office:value-type="float" office:value="56" calcext:value-type="float">
            <text:p>56</text:p>
          </table:table-cell>
          <table:table-cell table:formula="of:=FLOOR(FLOOR([.$B157]*[.E$3])*[.$H$3])" office:value-type="float" office:value="67" calcext:value-type="float">
            <text:p>67</text:p>
          </table:table-cell>
          <table:table-cell table:formula="of:=FLOOR(FLOOR([.$B157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[.$B158]*[.C$3])*[.$H$3])" office:value-type="float" office:value="1000" calcext:value-type="float">
            <text:p>1000</text:p>
          </table:table-cell>
          <table:table-cell table:formula="of:=FLOOR(FLOOR([.$B158]*[.D$3])*[.$H$3])" office:value-type="float" office:value="1250" calcext:value-type="float">
            <text:p>1250</text:p>
          </table:table-cell>
          <table:table-cell table:formula="of:=FLOOR(FLOOR([.$B158]*[.E$3])*[.$H$3])" office:value-type="float" office:value="1500" calcext:value-type="float">
            <text:p>1500</text:p>
          </table:table-cell>
          <table:table-cell table:formula="of:=FLOOR(FLOOR([.$B158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[.$B159]*[.C$3])*[.$H$3])" office:value-type="float" office:value="1000" calcext:value-type="float">
            <text:p>1000</text:p>
          </table:table-cell>
          <table:table-cell table:formula="of:=FLOOR(FLOOR([.$B159]*[.D$3])*[.$H$3])" office:value-type="float" office:value="1250" calcext:value-type="float">
            <text:p>1250</text:p>
          </table:table-cell>
          <table:table-cell table:formula="of:=FLOOR(FLOOR([.$B159]*[.E$3])*[.$H$3])" office:value-type="float" office:value="1500" calcext:value-type="float">
            <text:p>1500</text:p>
          </table:table-cell>
          <table:table-cell table:formula="of:=FLOOR(FLOOR([.$B159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[.$B160]*[.C$3])*[.$H$3])" office:value-type="float" office:value="80" calcext:value-type="float">
            <text:p>80</text:p>
          </table:table-cell>
          <table:table-cell table:formula="of:=FLOOR(FLOOR([.$B160]*[.D$3])*[.$H$3])" office:value-type="float" office:value="100" calcext:value-type="float">
            <text:p>100</text:p>
          </table:table-cell>
          <table:table-cell table:formula="of:=FLOOR(FLOOR([.$B160]*[.E$3])*[.$H$3])" office:value-type="float" office:value="120" calcext:value-type="float">
            <text:p>120</text:p>
          </table:table-cell>
          <table:table-cell table:formula="of:=FLOOR(FLOOR([.$B160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[.$B161]*[.C$3])*[.$H$3])" office:value-type="float" office:value="30" calcext:value-type="float">
            <text:p>30</text:p>
          </table:table-cell>
          <table:table-cell table:formula="of:=FLOOR(FLOOR([.$B161]*[.D$3])*[.$H$3])" office:value-type="float" office:value="37" calcext:value-type="float">
            <text:p>37</text:p>
          </table:table-cell>
          <table:table-cell table:formula="of:=FLOOR(FLOOR([.$B161]*[.E$3])*[.$H$3])" office:value-type="float" office:value="45" calcext:value-type="float">
            <text:p>45</text:p>
          </table:table-cell>
          <table:table-cell table:formula="of:=FLOOR(FLOOR([.$B16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[.$B162]*[.C$3])*[.$H$3])" office:value-type="float" office:value="500" calcext:value-type="float">
            <text:p>500</text:p>
          </table:table-cell>
          <table:table-cell table:formula="of:=FLOOR(FLOOR([.$B162]*[.D$3])*[.$H$3])" office:value-type="float" office:value="625" calcext:value-type="float">
            <text:p>625</text:p>
          </table:table-cell>
          <table:table-cell table:formula="of:=FLOOR(FLOOR([.$B162]*[.E$3])*[.$H$3])" office:value-type="float" office:value="750" calcext:value-type="float">
            <text:p>750</text:p>
          </table:table-cell>
          <table:table-cell table:formula="of:=FLOOR(FLOOR([.$B162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[.$B163]*[.C$3])*[.$H$3])" office:value-type="float" office:value="100" calcext:value-type="float">
            <text:p>100</text:p>
          </table:table-cell>
          <table:table-cell table:formula="of:=FLOOR(FLOOR([.$B163]*[.D$3])*[.$H$3])" office:value-type="float" office:value="125" calcext:value-type="float">
            <text:p>125</text:p>
          </table:table-cell>
          <table:table-cell table:formula="of:=FLOOR(FLOOR([.$B163]*[.E$3])*[.$H$3])" office:value-type="float" office:value="150" calcext:value-type="float">
            <text:p>150</text:p>
          </table:table-cell>
          <table:table-cell table:formula="of:=FLOOR(FLOOR([.$B163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[.$B164]*[.C$3])*[.$H$3])" office:value-type="float" office:value="700" calcext:value-type="float">
            <text:p>700</text:p>
          </table:table-cell>
          <table:table-cell table:formula="of:=FLOOR(FLOOR([.$B164]*[.D$3])*[.$H$3])" office:value-type="float" office:value="875" calcext:value-type="float">
            <text:p>875</text:p>
          </table:table-cell>
          <table:table-cell table:formula="of:=FLOOR(FLOOR([.$B164]*[.E$3])*[.$H$3])" office:value-type="float" office:value="1050" calcext:value-type="float">
            <text:p>1050</text:p>
          </table:table-cell>
          <table:table-cell table:formula="of:=FLOOR(FLOOR([.$B164]*[.F$3])*[.$H$3])" office:value-type="float" office:value="1400" calcext:value-type="float">
            <text:p>1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[.$B165]*[.C$3])*[.$H$3])" office:value-type="float" office:value="5000" calcext:value-type="float">
            <text:p>5000</text:p>
          </table:table-cell>
          <table:table-cell table:formula="of:=FLOOR(FLOOR([.$B165]*[.D$3])*[.$H$3])" office:value-type="float" office:value="6250" calcext:value-type="float">
            <text:p>6250</text:p>
          </table:table-cell>
          <table:table-cell table:formula="of:=FLOOR(FLOOR([.$B165]*[.E$3])*[.$H$3])" office:value-type="float" office:value="7500" calcext:value-type="float">
            <text:p>7500</text:p>
          </table:table-cell>
          <table:table-cell table:formula="of:=FLOOR(FLOOR([.$B165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[.$B166]*[.C$3])*[.$H$3])" office:value-type="float" office:value="5000" calcext:value-type="float">
            <text:p>5000</text:p>
          </table:table-cell>
          <table:table-cell table:formula="of:=FLOOR(FLOOR([.$B166]*[.D$3])*[.$H$3])" office:value-type="float" office:value="6250" calcext:value-type="float">
            <text:p>6250</text:p>
          </table:table-cell>
          <table:table-cell table:formula="of:=FLOOR(FLOOR([.$B166]*[.E$3])*[.$H$3])" office:value-type="float" office:value="7500" calcext:value-type="float">
            <text:p>7500</text:p>
          </table:table-cell>
          <table:table-cell table:formula="of:=FLOOR(FLOOR([.$B166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[.$B167]*[.C$3])*[.$H$3])" office:value-type="float" office:value="120" calcext:value-type="float">
            <text:p>120</text:p>
          </table:table-cell>
          <table:table-cell table:formula="of:=FLOOR(FLOOR([.$B167]*[.D$3])*[.$H$3])" office:value-type="float" office:value="150" calcext:value-type="float">
            <text:p>150</text:p>
          </table:table-cell>
          <table:table-cell table:formula="of:=FLOOR(FLOOR([.$B167]*[.E$3])*[.$H$3])" office:value-type="float" office:value="180" calcext:value-type="float">
            <text:p>180</text:p>
          </table:table-cell>
          <table:table-cell table:formula="of:=FLOOR(FLOOR([.$B167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[.$B168]*[.C$3])*[.$H$3])" office:value-type="float" office:value="100" calcext:value-type="float">
            <text:p>100</text:p>
          </table:table-cell>
          <table:table-cell table:formula="of:=FLOOR(FLOOR([.$B168]*[.D$3])*[.$H$3])" office:value-type="float" office:value="125" calcext:value-type="float">
            <text:p>125</text:p>
          </table:table-cell>
          <table:table-cell table:formula="of:=FLOOR(FLOOR([.$B168]*[.E$3])*[.$H$3])" office:value-type="float" office:value="150" calcext:value-type="float">
            <text:p>150</text:p>
          </table:table-cell>
          <table:table-cell table:formula="of:=FLOOR(FLOOR([.$B168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FLOOR([.$B169]*[.C$3])*[.$H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[.$B170]*[.C$3])*[.$H$3])" office:value-type="float" office:value="150" calcext:value-type="float">
            <text:p>150</text:p>
          </table:table-cell>
          <table:table-cell table:formula="of:=FLOOR(FLOOR([.$B170]*[.D$3])*[.$H$3])" office:value-type="float" office:value="187" calcext:value-type="float">
            <text:p>187</text:p>
          </table:table-cell>
          <table:table-cell table:formula="of:=FLOOR(FLOOR([.$B170]*[.E$3])*[.$H$3])" office:value-type="float" office:value="225" calcext:value-type="float">
            <text:p>225</text:p>
          </table:table-cell>
          <table:table-cell table:formula="of:=FLOOR(FLOOR([.$B170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[.$B171]*[.C$3])*[.$H$3])" office:value-type="float" office:value="100" calcext:value-type="float">
            <text:p>100</text:p>
          </table:table-cell>
          <table:table-cell table:formula="of:=FLOOR(FLOOR([.$B171]*[.D$3])*[.$H$3])" office:value-type="float" office:value="125" calcext:value-type="float">
            <text:p>125</text:p>
          </table:table-cell>
          <table:table-cell table:formula="of:=FLOOR(FLOOR([.$B171]*[.E$3])*[.$H$3])" office:value-type="float" office:value="150" calcext:value-type="float">
            <text:p>150</text:p>
          </table:table-cell>
          <table:table-cell table:formula="of:=FLOOR(FLOOR([.$B171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[.$B172]*[.C$3])*[.$H$3])" office:value-type="float" office:value="900" calcext:value-type="float">
            <text:p>900</text:p>
          </table:table-cell>
          <table:table-cell table:formula="of:=FLOOR(FLOOR([.$B172]*[.D$3])*[.$H$3])" office:value-type="float" office:value="1125" calcext:value-type="float">
            <text:p>1125</text:p>
          </table:table-cell>
          <table:table-cell table:formula="of:=FLOOR(FLOOR([.$B172]*[.E$3])*[.$H$3])" office:value-type="float" office:value="1350" calcext:value-type="float">
            <text:p>1350</text:p>
          </table:table-cell>
          <table:table-cell table:formula="of:=FLOOR(FLOOR([.$B17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173]*[.C$3])*[.$H$3])" office:value-type="float" office:value="30" calcext:value-type="float">
            <text:p>30</text:p>
          </table:table-cell>
          <table:table-cell table:formula="of:=FLOOR(FLOOR([.$B173]*[.D$3])*[.$H$3])" office:value-type="float" office:value="37" calcext:value-type="float">
            <text:p>37</text:p>
          </table:table-cell>
          <table:table-cell table:formula="of:=FLOOR(FLOOR([.$B173]*[.E$3])*[.$H$3])" office:value-type="float" office:value="45" calcext:value-type="float">
            <text:p>45</text:p>
          </table:table-cell>
          <table:table-cell table:formula="of:=FLOOR(FLOOR([.$B173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[.$B174]*[.C$3])*[.$H$3])" office:value-type="float" office:value="1000" calcext:value-type="float">
            <text:p>1000</text:p>
          </table:table-cell>
          <table:table-cell table:formula="of:=FLOOR(FLOOR([.$B174]*[.D$3])*[.$H$3])" office:value-type="float" office:value="1250" calcext:value-type="float">
            <text:p>1250</text:p>
          </table:table-cell>
          <table:table-cell table:formula="of:=FLOOR(FLOOR([.$B174]*[.E$3])*[.$H$3])" office:value-type="float" office:value="1500" calcext:value-type="float">
            <text:p>1500</text:p>
          </table:table-cell>
          <table:table-cell table:formula="of:=FLOOR(FLOOR([.$B174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[.$B175]*[.C$3])*[.$H$3])" office:value-type="float" office:value="150" calcext:value-type="float">
            <text:p>150</text:p>
          </table:table-cell>
          <table:table-cell table:formula="of:=FLOOR(FLOOR([.$B175]*[.D$3])*[.$H$3])" office:value-type="float" office:value="187" calcext:value-type="float">
            <text:p>187</text:p>
          </table:table-cell>
          <table:table-cell table:formula="of:=FLOOR(FLOOR([.$B175]*[.E$3])*[.$H$3])" office:value-type="float" office:value="225" calcext:value-type="float">
            <text:p>225</text:p>
          </table:table-cell>
          <table:table-cell table:formula="of:=FLOOR(FLOOR([.$B175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176]*[.C$3])*[.$H$3])" office:value-type="float" office:value="40" calcext:value-type="float">
            <text:p>40</text:p>
          </table:table-cell>
          <table:table-cell table:formula="of:=FLOOR(FLOOR([.$B176]*[.D$3])*[.$H$3])" office:value-type="float" office:value="50" calcext:value-type="float">
            <text:p>50</text:p>
          </table:table-cell>
          <table:table-cell table:formula="of:=FLOOR(FLOOR([.$B176]*[.E$3])*[.$H$3])" office:value-type="float" office:value="60" calcext:value-type="float">
            <text:p>60</text:p>
          </table:table-cell>
          <table:table-cell table:formula="of:=FLOOR(FLOOR([.$B176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[.$B177]*[.C$3])*[.$H$3])" office:value-type="float" office:value="55" calcext:value-type="float">
            <text:p>55</text:p>
          </table:table-cell>
          <table:table-cell table:formula="of:=FLOOR(FLOOR([.$B177]*[.D$3])*[.$H$3])" office:value-type="float" office:value="68" calcext:value-type="float">
            <text:p>68</text:p>
          </table:table-cell>
          <table:table-cell table:formula="of:=FLOOR(FLOOR([.$B177]*[.E$3])*[.$H$3])" office:value-type="float" office:value="82" calcext:value-type="float">
            <text:p>82</text:p>
          </table:table-cell>
          <table:table-cell table:formula="of:=FLOOR(FLOOR([.$B177]*[.F$3])*[.$H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FLOOR([.$B178]*[.C$3])*[.$H$3])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[.$B179]*[.C$3])*[.$H$3])" office:value-type="float" office:value="100" calcext:value-type="float">
            <text:p>100</text:p>
          </table:table-cell>
          <table:table-cell table:formula="of:=FLOOR(FLOOR([.$B179]*[.D$3])*[.$H$3])" office:value-type="float" office:value="125" calcext:value-type="float">
            <text:p>125</text:p>
          </table:table-cell>
          <table:table-cell table:formula="of:=FLOOR(FLOOR([.$B179]*[.E$3])*[.$H$3])" office:value-type="float" office:value="150" calcext:value-type="float">
            <text:p>150</text:p>
          </table:table-cell>
          <table:table-cell table:formula="of:=FLOOR(FLOOR([.$B179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[.$B180]*[.C$3])*[.$H$3])" office:value-type="float" office:value="200" calcext:value-type="float">
            <text:p>200</text:p>
          </table:table-cell>
          <table:table-cell table:formula="of:=FLOOR(FLOOR([.$B180]*[.D$3])*[.$H$3])" office:value-type="float" office:value="250" calcext:value-type="float">
            <text:p>250</text:p>
          </table:table-cell>
          <table:table-cell table:formula="of:=FLOOR(FLOOR([.$B180]*[.E$3])*[.$H$3])" office:value-type="float" office:value="300" calcext:value-type="float">
            <text:p>300</text:p>
          </table:table-cell>
          <table:table-cell table:formula="of:=FLOOR(FLOOR([.$B18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[.$B181]*[.C$3])*[.$H$3])" office:value-type="float" office:value="1000" calcext:value-type="float">
            <text:p>1000</text:p>
          </table:table-cell>
          <table:table-cell table:formula="of:=FLOOR(FLOOR([.$B181]*[.D$3])*[.$H$3])" office:value-type="float" office:value="1250" calcext:value-type="float">
            <text:p>1250</text:p>
          </table:table-cell>
          <table:table-cell table:formula="of:=FLOOR(FLOOR([.$B181]*[.E$3])*[.$H$3])" office:value-type="float" office:value="1500" calcext:value-type="float">
            <text:p>1500</text:p>
          </table:table-cell>
          <table:table-cell table:formula="of:=FLOOR(FLOOR([.$B181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[.$B182]*[.C$3])*[.$H$3])" office:value-type="float" office:value="65" calcext:value-type="float">
            <text:p>65</text:p>
          </table:table-cell>
          <table:table-cell table:formula="of:=FLOOR(FLOOR([.$B182]*[.D$3])*[.$H$3])" office:value-type="float" office:value="81" calcext:value-type="float">
            <text:p>81</text:p>
          </table:table-cell>
          <table:table-cell table:formula="of:=FLOOR(FLOOR([.$B182]*[.E$3])*[.$H$3])" office:value-type="float" office:value="97" calcext:value-type="float">
            <text:p>97</text:p>
          </table:table-cell>
          <table:table-cell table:formula="of:=FLOOR(FLOOR([.$B182]*[.F$3])*[.$H$3])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[.$B183]*[.C$3])*[.$H$3])" office:value-type="float" office:value="75" calcext:value-type="float">
            <text:p>75</text:p>
          </table:table-cell>
          <table:table-cell table:formula="of:=FLOOR(FLOOR([.$B183]*[.D$3])*[.$H$3])" office:value-type="float" office:value="93" calcext:value-type="float">
            <text:p>93</text:p>
          </table:table-cell>
          <table:table-cell table:formula="of:=FLOOR(FLOOR([.$B183]*[.E$3])*[.$H$3])" office:value-type="float" office:value="112" calcext:value-type="float">
            <text:p>112</text:p>
          </table:table-cell>
          <table:table-cell table:formula="of:=FLOOR(FLOOR([.$B183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[.$B184]*[.C$3])*[.$H$3])" office:value-type="float" office:value="50" calcext:value-type="float">
            <text:p>50</text:p>
          </table:table-cell>
          <table:table-cell table:formula="of:=FLOOR(FLOOR([.$B184]*[.D$3])*[.$H$3])" office:value-type="float" office:value="62" calcext:value-type="float">
            <text:p>62</text:p>
          </table:table-cell>
          <table:table-cell table:formula="of:=FLOOR(FLOOR([.$B184]*[.E$3])*[.$H$3])" office:value-type="float" office:value="75" calcext:value-type="float">
            <text:p>75</text:p>
          </table:table-cell>
          <table:table-cell table:formula="of:=FLOOR(FLOOR([.$B184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[.$B185]*[.C$3])*[.$H$3])" office:value-type="float" office:value="75" calcext:value-type="float">
            <text:p>75</text:p>
          </table:table-cell>
          <table:table-cell table:formula="of:=FLOOR(FLOOR([.$B185]*[.D$3])*[.$H$3])" office:value-type="float" office:value="93" calcext:value-type="float">
            <text:p>93</text:p>
          </table:table-cell>
          <table:table-cell table:formula="of:=FLOOR(FLOOR([.$B185]*[.E$3])*[.$H$3])" office:value-type="float" office:value="112" calcext:value-type="float">
            <text:p>112</text:p>
          </table:table-cell>
          <table:table-cell table:formula="of:=FLOOR(FLOOR([.$B18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[.$B186]*[.C$3])*[.$H$3])" office:value-type="float" office:value="75" calcext:value-type="float">
            <text:p>75</text:p>
          </table:table-cell>
          <table:table-cell table:formula="of:=FLOOR(FLOOR([.$B186]*[.D$3])*[.$H$3])" office:value-type="float" office:value="93" calcext:value-type="float">
            <text:p>93</text:p>
          </table:table-cell>
          <table:table-cell table:formula="of:=FLOOR(FLOOR([.$B186]*[.E$3])*[.$H$3])" office:value-type="float" office:value="112" calcext:value-type="float">
            <text:p>112</text:p>
          </table:table-cell>
          <table:table-cell table:formula="of:=FLOOR(FLOOR([.$B18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[.$B187]*[.C$3])*[.$H$3])" office:value-type="float" office:value="40" calcext:value-type="float">
            <text:p>40</text:p>
          </table:table-cell>
          <table:table-cell table:formula="of:=FLOOR(FLOOR([.$B187]*[.D$3])*[.$H$3])" office:value-type="float" office:value="50" calcext:value-type="float">
            <text:p>50</text:p>
          </table:table-cell>
          <table:table-cell table:formula="of:=FLOOR(FLOOR([.$B187]*[.E$3])*[.$H$3])" office:value-type="float" office:value="60" calcext:value-type="float">
            <text:p>60</text:p>
          </table:table-cell>
          <table:table-cell table:formula="of:=FLOOR(FLOOR([.$B187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[.$B188]*[.C$3])*[.$H$3])" office:value-type="float" office:value="150" calcext:value-type="float">
            <text:p>150</text:p>
          </table:table-cell>
          <table:table-cell table:formula="of:=FLOOR(FLOOR([.$B188]*[.D$3])*[.$H$3])" office:value-type="float" office:value="187" calcext:value-type="float">
            <text:p>187</text:p>
          </table:table-cell>
          <table:table-cell table:formula="of:=FLOOR(FLOOR([.$B188]*[.E$3])*[.$H$3])" office:value-type="float" office:value="225" calcext:value-type="float">
            <text:p>225</text:p>
          </table:table-cell>
          <table:table-cell table:formula="of:=FLOOR(FLOOR([.$B188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[.$B189]*[.C$3])*[.$H$3])" office:value-type="float" office:value="75" calcext:value-type="float">
            <text:p>75</text:p>
          </table:table-cell>
          <table:table-cell table:formula="of:=FLOOR(FLOOR([.$B189]*[.D$3])*[.$H$3])" office:value-type="float" office:value="93" calcext:value-type="float">
            <text:p>93</text:p>
          </table:table-cell>
          <table:table-cell table:formula="of:=FLOOR(FLOOR([.$B189]*[.E$3])*[.$H$3])" office:value-type="float" office:value="112" calcext:value-type="float">
            <text:p>112</text:p>
          </table:table-cell>
          <table:table-cell table:formula="of:=FLOOR(FLOOR([.$B189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[.$B190]*[.C$3])*[.$H$3])" office:value-type="float" office:value="60" calcext:value-type="float">
            <text:p>60</text:p>
          </table:table-cell>
          <table:table-cell table:formula="of:=FLOOR(FLOOR([.$B190]*[.D$3])*[.$H$3])" office:value-type="float" office:value="75" calcext:value-type="float">
            <text:p>75</text:p>
          </table:table-cell>
          <table:table-cell table:formula="of:=FLOOR(FLOOR([.$B190]*[.E$3])*[.$H$3])" office:value-type="float" office:value="90" calcext:value-type="float">
            <text:p>90</text:p>
          </table:table-cell>
          <table:table-cell table:formula="of:=FLOOR(FLOOR([.$B190]*[.F$3]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FLOOR([.$B191]*[.C$3])*[.$H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[.$B192]*[.C$3])*[.$H$3])" office:value-type="float" office:value="100" calcext:value-type="float">
            <text:p>100</text:p>
          </table:table-cell>
          <table:table-cell table:formula="of:=FLOOR(FLOOR([.$B192]*[.D$3])*[.$H$3])" office:value-type="float" office:value="125" calcext:value-type="float">
            <text:p>125</text:p>
          </table:table-cell>
          <table:table-cell table:formula="of:=FLOOR(FLOOR([.$B192]*[.E$3])*[.$H$3])" office:value-type="float" office:value="150" calcext:value-type="float">
            <text:p>150</text:p>
          </table:table-cell>
          <table:table-cell table:formula="of:=FLOOR(FLOOR([.$B192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[.$B193]*[.C$3])*[.$H$3])" office:value-type="float" office:value="50" calcext:value-type="float">
            <text:p>50</text:p>
          </table:table-cell>
          <table:table-cell table:formula="of:=FLOOR(FLOOR([.$B193]*[.D$3])*[.$H$3])" office:value-type="float" office:value="62" calcext:value-type="float">
            <text:p>62</text:p>
          </table:table-cell>
          <table:table-cell table:formula="of:=FLOOR(FLOOR([.$B193]*[.E$3])*[.$H$3])" office:value-type="float" office:value="75" calcext:value-type="float">
            <text:p>75</text:p>
          </table:table-cell>
          <table:table-cell table:formula="of:=FLOOR(FLOOR([.$B193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FLOOR([.$B194]*[.C$3])*[.$H$3]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95]*[.C$3])*[.$H$3])" office:value-type="float" office:value="1500" calcext:value-type="float">
            <text:p>1500</text:p>
          </table:table-cell>
          <table:table-cell table:formula="of:=FLOOR(FLOOR([.$B195]*[.D$3])*[.$H$3])" office:value-type="float" office:value="1875" calcext:value-type="float">
            <text:p>1875</text:p>
          </table:table-cell>
          <table:table-cell table:formula="of:=FLOOR(FLOOR([.$B195]*[.E$3])*[.$H$3])" office:value-type="float" office:value="2250" calcext:value-type="float">
            <text:p>2250</text:p>
          </table:table-cell>
          <table:table-cell table:formula="of:=FLOOR(FLOOR([.$B195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[.$B196]*[.C$3])*[.$H$3])" office:value-type="float" office:value="220" calcext:value-type="float">
            <text:p>220</text:p>
          </table:table-cell>
          <table:table-cell table:formula="of:=FLOOR(FLOOR([.$B196]*[.D$3])*[.$H$3])" office:value-type="float" office:value="275" calcext:value-type="float">
            <text:p>275</text:p>
          </table:table-cell>
          <table:table-cell table:formula="of:=FLOOR(FLOOR([.$B196]*[.E$3])*[.$H$3])" office:value-type="float" office:value="330" calcext:value-type="float">
            <text:p>330</text:p>
          </table:table-cell>
          <table:table-cell table:formula="of:=FLOOR(FLOOR([.$B196]*[.F$3])*[.$H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[.$B197]*[.C$3])*[.$H$3])" office:value-type="float" office:value="80" calcext:value-type="float">
            <text:p>80</text:p>
          </table:table-cell>
          <table:table-cell table:formula="of:=FLOOR(FLOOR([.$B197]*[.D$3])*[.$H$3])" office:value-type="float" office:value="100" calcext:value-type="float">
            <text:p>100</text:p>
          </table:table-cell>
          <table:table-cell table:formula="of:=FLOOR(FLOOR([.$B197]*[.E$3])*[.$H$3])" office:value-type="float" office:value="120" calcext:value-type="float">
            <text:p>120</text:p>
          </table:table-cell>
          <table:table-cell table:formula="of:=FLOOR(FLOOR([.$B197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[.$B198]*[.C$3])*[.$H$3])" office:value-type="float" office:value="180" calcext:value-type="float">
            <text:p>180</text:p>
          </table:table-cell>
          <table:table-cell table:formula="of:=FLOOR(FLOOR([.$B198]*[.D$3])*[.$H$3])" office:value-type="float" office:value="225" calcext:value-type="float">
            <text:p>225</text:p>
          </table:table-cell>
          <table:table-cell table:formula="of:=FLOOR(FLOOR([.$B198]*[.E$3])*[.$H$3])" office:value-type="float" office:value="270" calcext:value-type="float">
            <text:p>270</text:p>
          </table:table-cell>
          <table:table-cell table:formula="of:=FLOOR(FLOOR([.$B198]*[.F$3]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[.$B199]*[.C$3])*[.$H$3])" office:value-type="float" office:value="300" calcext:value-type="float">
            <text:p>300</text:p>
          </table:table-cell>
          <table:table-cell table:formula="of:=FLOOR(FLOOR([.$B199]*[.D$3])*[.$H$3])" office:value-type="float" office:value="375" calcext:value-type="float">
            <text:p>375</text:p>
          </table:table-cell>
          <table:table-cell table:formula="of:=FLOOR(FLOOR([.$B199]*[.E$3])*[.$H$3])" office:value-type="float" office:value="450" calcext:value-type="float">
            <text:p>450</text:p>
          </table:table-cell>
          <table:table-cell table:formula="of:=FLOOR(FLOOR([.$B199]*[.F$3]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[.$B200]*[.C$3])*[.$H$3])" office:value-type="float" office:value="200" calcext:value-type="float">
            <text:p>200</text:p>
          </table:table-cell>
          <table:table-cell table:formula="of:=FLOOR(FLOOR([.$B200]*[.D$3])*[.$H$3])" office:value-type="float" office:value="250" calcext:value-type="float">
            <text:p>250</text:p>
          </table:table-cell>
          <table:table-cell table:formula="of:=FLOOR(FLOOR([.$B200]*[.E$3])*[.$H$3])" office:value-type="float" office:value="300" calcext:value-type="float">
            <text:p>300</text:p>
          </table:table-cell>
          <table:table-cell table:formula="of:=FLOOR(FLOOR([.$B20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[.$B201]*[.C$3])*[.$H$3])" office:value-type="float" office:value="30" calcext:value-type="float">
            <text:p>30</text:p>
          </table:table-cell>
          <table:table-cell table:formula="of:=FLOOR(FLOOR([.$B201]*[.D$3])*[.$H$3])" office:value-type="float" office:value="37" calcext:value-type="float">
            <text:p>37</text:p>
          </table:table-cell>
          <table:table-cell table:formula="of:=FLOOR(FLOOR([.$B201]*[.E$3])*[.$H$3])" office:value-type="float" office:value="45" calcext:value-type="float">
            <text:p>45</text:p>
          </table:table-cell>
          <table:table-cell table:formula="of:=FLOOR(FLOOR([.$B20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[.$B202]*[.C$3])*[.$H$3])" office:value-type="float" office:value="250" calcext:value-type="float">
            <text:p>250</text:p>
          </table:table-cell>
          <table:table-cell table:formula="of:=FLOOR(FLOOR([.$B202]*[.D$3])*[.$H$3])" office:value-type="float" office:value="312" calcext:value-type="float">
            <text:p>312</text:p>
          </table:table-cell>
          <table:table-cell table:formula="of:=FLOOR(FLOOR([.$B202]*[.E$3])*[.$H$3])" office:value-type="float" office:value="375" calcext:value-type="float">
            <text:p>375</text:p>
          </table:table-cell>
          <table:table-cell table:formula="of:=FLOOR(FLOOR([.$B202]*[.F$3]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[.$B203]*[.C$3])*[.$H$3])" office:value-type="float" office:value="150" calcext:value-type="float">
            <text:p>150</text:p>
          </table:table-cell>
          <table:table-cell table:formula="of:=FLOOR(FLOOR([.$B203]*[.D$3])*[.$H$3])" office:value-type="float" office:value="187" calcext:value-type="float">
            <text:p>187</text:p>
          </table:table-cell>
          <table:table-cell table:formula="of:=FLOOR(FLOOR([.$B203]*[.E$3])*[.$H$3])" office:value-type="float" office:value="225" calcext:value-type="float">
            <text:p>225</text:p>
          </table:table-cell>
          <table:table-cell table:formula="of:=FLOOR(FLOOR([.$B203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[.$B204]*[.C$3])*[.$H$3])" office:value-type="float" office:value="75" calcext:value-type="float">
            <text:p>75</text:p>
          </table:table-cell>
          <table:table-cell table:formula="of:=FLOOR(FLOOR([.$B204]*[.D$3])*[.$H$3])" office:value-type="float" office:value="93" calcext:value-type="float">
            <text:p>93</text:p>
          </table:table-cell>
          <table:table-cell table:formula="of:=FLOOR(FLOOR([.$B204]*[.E$3])*[.$H$3])" office:value-type="float" office:value="112" calcext:value-type="float">
            <text:p>112</text:p>
          </table:table-cell>
          <table:table-cell table:formula="of:=FLOOR(FLOOR([.$B204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[.$B205]*[.C$3])*[.$H$3])" office:value-type="float" office:value="100" calcext:value-type="float">
            <text:p>100</text:p>
          </table:table-cell>
          <table:table-cell table:formula="of:=FLOOR(FLOOR([.$B205]*[.D$3])*[.$H$3])" office:value-type="float" office:value="125" calcext:value-type="float">
            <text:p>125</text:p>
          </table:table-cell>
          <table:table-cell table:formula="of:=FLOOR(FLOOR([.$B205]*[.E$3])*[.$H$3])" office:value-type="float" office:value="150" calcext:value-type="float">
            <text:p>150</text:p>
          </table:table-cell>
          <table:table-cell table:formula="of:=FLOOR(FLOOR([.$B205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[.$B206]*[.C$3])*[.$H$3])" office:value-type="float" office:value="150" calcext:value-type="float">
            <text:p>150</text:p>
          </table:table-cell>
          <table:table-cell table:formula="of:=FLOOR(FLOOR([.$B206]*[.D$3])*[.$H$3])" office:value-type="float" office:value="187" calcext:value-type="float">
            <text:p>187</text:p>
          </table:table-cell>
          <table:table-cell table:formula="of:=FLOOR(FLOOR([.$B206]*[.E$3])*[.$H$3])" office:value-type="float" office:value="225" calcext:value-type="float">
            <text:p>225</text:p>
          </table:table-cell>
          <table:table-cell table:formula="of:=FLOOR(FLOOR([.$B206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[.$B207]*[.C$3])*[.$H$3])" office:value-type="float" office:value="105" calcext:value-type="float">
            <text:p>105</text:p>
          </table:table-cell>
          <table:table-cell table:formula="of:=FLOOR(FLOOR([.$B207]*[.D$3])*[.$H$3])" office:value-type="float" office:value="131" calcext:value-type="float">
            <text:p>131</text:p>
          </table:table-cell>
          <table:table-cell table:formula="of:=FLOOR(FLOOR([.$B207]*[.E$3])*[.$H$3])" office:value-type="float" office:value="157" calcext:value-type="float">
            <text:p>157</text:p>
          </table:table-cell>
          <table:table-cell table:formula="of:=FLOOR(FLOOR([.$B207]*[.F$3])*[.$H$3])"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[.$B208]*[.C$3])*[.$H$3])" office:value-type="float" office:value="75" calcext:value-type="float">
            <text:p>75</text:p>
          </table:table-cell>
          <table:table-cell table:formula="of:=FLOOR(FLOOR([.$B208]*[.D$3])*[.$H$3])" office:value-type="float" office:value="93" calcext:value-type="float">
            <text:p>93</text:p>
          </table:table-cell>
          <table:table-cell table:formula="of:=FLOOR(FLOOR([.$B208]*[.E$3])*[.$H$3])" office:value-type="float" office:value="112" calcext:value-type="float">
            <text:p>112</text:p>
          </table:table-cell>
          <table:table-cell table:formula="of:=FLOOR(FLOOR([.$B208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oraged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11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2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13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14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Gem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7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FLOOR([.$B218]*[.C$3])*[.$M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FLOOR([.$B219]*[.C$3])*[.$M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0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21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FLOOR([.$B222]*[.C$3])*[.$M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3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2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7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25" table:content-validation-name="val7" office:value-type="string" calcext:value-type="string">
            <text:p>Geode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27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2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29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FLOOR([.$B230]*[.C$3])*[.$M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1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32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33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4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35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36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FLOOR([.$B237]*[.C$3])*[.$M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3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39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41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FLOOR([.$B242]*[.C$3])*[.$M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3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FLOOR([.$B244]*[.C$3])*[.$M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5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6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47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FLOOR([.$B249]*[.C$3])*[.$M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51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FLOOR([.$B252]*[.C$3])*[.$M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53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FLOOR([.$B255]*[.C$3])*[.$M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6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FLOOR([.$B257]*[.C$3])*[.$M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5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9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0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1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FLOOR([.$B262]*[.C$3])*[.$M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FLOOR([.$B263]*[.C$3])*[.$M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4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FLOOR([.$B265]*[.C$3])*[.$M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66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FLOOR([.$B267]*[.C$3])*[.$M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7" office:value-type="string" calcext:value-type="string">
            <text:p>Geode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Artifact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 Fan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30+FLOOR([.$B320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30+FLOOR([.$B321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30+FLOOR([.$B322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30+FLOOR([.$B32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Bream)</text:p>
          </table:table-cell>
          <table:table-cell office:value-type="float" office:value="45" calcext:value-type="float">
            <text:p>45</text:p>
          </table:table-cell>
          <table:table-cell table:formula="of:=30+FLOOR([.$B324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30+FLOOR([.$B32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Carp)</text:p>
          </table:table-cell>
          <table:table-cell office:value-type="float" office:value="30" calcext:value-type="float">
            <text:p>30</text:p>
          </table:table-cell>
          <table:table-cell table:formula="of:=30+FLOOR([.$B326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30+FLOOR([.$B327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Chub)</text:p>
          </table:table-cell>
          <table:table-cell office:value-type="float" office:value="50" calcext:value-type="float">
            <text:p>50</text:p>
          </table:table-cell>
          <table:table-cell table:formula="of:=30+FLOOR([.$B328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30+FLOOR([.$B329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30+FLOOR([.$B33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30+FLOOR([.$B331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30+FLOOR([.$B33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Eel)</text:p>
          </table:table-cell>
          <table:table-cell office:value-type="float" office:value="85" calcext:value-type="float">
            <text:p>85</text:p>
          </table:table-cell>
          <table:table-cell table:formula="of:=30+FLOOR([.$B333]/2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30+FLOOR([.$B334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30+FLOOR([.$B335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30+FLOOR([.$B336]/2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30+FLOOR([.$B337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30+FLOOR([.$B338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30+FLOOR([.$B33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30+FLOOR([.$B340]/2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30+FLOOR([.$B341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30+FLOOR([.$B34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30+FLOOR([.$B34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30+FLOOR([.$B34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30+FLOOR([.$B345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30+FLOOR([.$B346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30+FLOOR([.$B34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Perch)</text:p>
          </table:table-cell>
          <table:table-cell office:value-type="float" office:value="55" calcext:value-type="float">
            <text:p>55</text:p>
          </table:table-cell>
          <table:table-cell table:formula="of:=30+FLOOR([.$B348]/2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30+FLOOR([.$B349]/2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30+FLOOR([.$B35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30+FLOOR([.$B351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30+FLOOR([.$B352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30+FLOOR([.$B353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30+FLOOR([.$B354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30+FLOOR([.$B35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30+FLOOR([.$B35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30+FLOOR([.$B35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30+FLOOR([.$B358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30+FLOOR([.$B359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Shad)</text:p>
          </table:table-cell>
          <table:table-cell office:value-type="float" office:value="60" calcext:value-type="float">
            <text:p>60</text:p>
          </table:table-cell>
          <table:table-cell table:formula="of:=30+FLOOR([.$B360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30+FLOOR([.$B361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30+FLOOR([.$B36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30+FLOOR([.$B363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Snail)</text:p>
          </table:table-cell>
          <table:table-cell office:value-type="float" office:value="65" calcext:value-type="float">
            <text:p>65</text:p>
          </table:table-cell>
          <table:table-cell table:formula="of:=30+FLOOR([.$B364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30+FLOOR([.$B365]/2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30+FLOOR([.$B366]/2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30+FLOOR([.$B367]/2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30+FLOOR([.$B368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30+FLOOR([.$B369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30+FLOOR([.$B370]/2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30+FLOOR([.$B371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30+FLOOR([.$B372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30+FLOOR([.$B373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30+FLOOR([.$B37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30+FLOOR([.$B375]/2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30+FLOOR([.$B37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[.$B377]*[.C$3])" office:value-type="float" office:value="200" calcext:value-type="float">
            <text:p>200</text:p>
          </table:table-cell>
          <table:table-cell table:formula="of:=FLOOR([.$B377]*[.D$3])" office:value-type="float" office:value="250" calcext:value-type="float">
            <text:p>250</text:p>
          </table:table-cell>
          <table:table-cell table:formula="of:=FLOOR([.$B377]*[.E$3])" office:value-type="float" office:value="300" calcext:value-type="float">
            <text:p>300</text:p>
          </table:table-cell>
          <table:table-cell table:formula="of:=FLOOR([.$B377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[.$B379]*[.C$3])" office:value-type="float" office:value="230" calcext:value-type="float">
            <text:p>230</text:p>
          </table:table-cell>
          <table:table-cell table:formula="of:=FLOOR([.$B379]*[.D$3])" office:value-type="float" office:value="287" calcext:value-type="float">
            <text:p>287</text:p>
          </table:table-cell>
          <table:table-cell table:formula="of:=FLOOR([.$B379]*[.E$3])" office:value-type="float" office:value="345" calcext:value-type="float">
            <text:p>345</text:p>
          </table:table-cell>
          <table:table-cell table:formula="of:=FLOOR([.$B379]*[.F$3])" office:value-type="float" office:value="460" calcext:value-type="float">
            <text:p>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[.$B384]*[.C$3])" office:value-type="float" office:value="400" calcext:value-type="float">
            <text:p>400</text:p>
          </table:table-cell>
          <table:table-cell table:formula="of:=FLOOR([.$B384]*[.D$3])" office:value-type="float" office:value="500" calcext:value-type="float">
            <text:p>500</text:p>
          </table:table-cell>
          <table:table-cell table:formula="of:=FLOOR([.$B384]*[.E$3])" office:value-type="float" office:value="600" calcext:value-type="float">
            <text:p>600</text:p>
          </table:table-cell>
          <table:table-cell table:formula="of:=FLOOR([.$B384]*[.F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Wild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FLOOR([.$B393]*2)+50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FLOOR([.$B394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FLOOR([.$B395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FLOOR([.$B396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FLOOR([.$B397]*2)+50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FLOOR([.$B398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FLOOR([.$B399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FLOOR([.$B400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FLOOR([.$B401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FLOOR([.$B402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FLOOR([.$B403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FLOOR([.$B40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FLOOR([.$B40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FLOOR([.$B406]*2)+50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FLOOR([.$B407]*2)+50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FLOOR([.$B408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FLOOR([.$B409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FLOOR([.$B410]*2)+50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FLOOR([.$B411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FLOOR([.$B412]*2)+50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FLOOR([.$B413]*2)+50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FLOOR([.$B41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FLOOR([.$B415]*2)+50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FLOOR([.$B416]*2)+50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FLOOR([.$B417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FLOOR([.$B418]*2.25)*[.C$3])*[.$K$3])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FLOOR([.$B419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FLOOR([.$B420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FLOOR([.$B42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FLOOR([.$B422]*2.25)*[.C$3])*[.$K$3])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FLOOR([.$B423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FLOOR([.$B424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FLOOR([.$B425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FLOOR([.$B426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FLOOR([.$B427]*2.25)*[.C$3])*[.$K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FLOOR([.$B428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FLOOR([.$B429]*2.25)*[.C$3])*[.$K$3])" office:value-type="float" office:value="247" calcext:value-type="float">
            <text:p>2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FLOOR([.$B430]*2.25)*[.C$3])*[.$K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FLOOR([.$B43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FLOOR([.$B432]*2.25)*[.C$3])*[.$K$3])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FLOOR([.$B433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FLOOR([.$B434]*2.25)*[.C$3])*[.$K$3])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FLOOR([.$B435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FLOOR([.$B436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FLOOR([.$B437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FLOOR([.$B438]*2.25)*[.C$3])*[.$K$3]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FLOOR([.$B439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FLOOR([.$B440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[.$B441]*[.C$3])" office:value-type="float" office:value="190" calcext:value-type="float">
            <text:p>190</text:p>
          </table:table-cell>
          <table:table-cell table:formula="of:=FLOOR([.$B441]*[.D$3])" office:value-type="float" office:value="237" calcext:value-type="float">
            <text:p>237</text:p>
          </table:table-cell>
          <table:table-cell table:formula="of:=FLOOR([.$B441]*[.E$3])" office:value-type="float" office:value="285" calcext:value-type="float">
            <text:p>285</text:p>
          </table:table-cell>
          <table:table-cell table:formula="of:=FLOOR([.$B441]*[.F$3])" office:value-type="float" office:value="380" calcext:value-type="float">
            <text:p>3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[.$B442]*[.C$3])" office:value-type="float" office:value="200" calcext:value-type="float">
            <text:p>200</text:p>
          </table:table-cell>
          <table:table-cell table:formula="of:=FLOOR([.$B442]*[.D$3])" office:value-type="float" office:value="250" calcext:value-type="float">
            <text:p>250</text:p>
          </table:table-cell>
          <table:table-cell table:formula="of:=FLOOR([.$B442]*[.E$3])" office:value-type="float" office:value="300" calcext:value-type="float">
            <text:p>300</text:p>
          </table:table-cell>
          <table:table-cell table:formula="of:=FLOOR([.$B442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[.$B444]*[.C$3])" office:value-type="float" office:value="300" calcext:value-type="float">
            <text:p>300</text:p>
          </table:table-cell>
          <table:table-cell table:formula="of:=FLOOR([.$B444]*[.D$3])" office:value-type="float" office:value="375" calcext:value-type="float">
            <text:p>375</text:p>
          </table:table-cell>
          <table:table-cell table:formula="of:=FLOOR([.$B444]*[.E$3])" office:value-type="float" office:value="450" calcext:value-type="float">
            <text:p>450</text:p>
          </table:table-cell>
          <table:table-cell table:formula="of:=FLOOR([.$B444]*[.F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[.$B445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[.$B446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[.$B447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[.$B448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[.$B449]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[.$B450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[.$B451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[.$B452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[.$B453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[.$B454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[.$B45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[.$B456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[.$B457]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[.$B458]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[.$B459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[.$B460]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[.$B461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[.$B462]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[.$B463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[.$B464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[.$B465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[.$B466]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[.$B467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[.$B468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/>
          <table:table-cell office:value-type="float" office:value="1065" calcext:value-type="float">
            <text:p>10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</text:p>
          </table:table-cell>
          <table:table-cell office:value-type="float" office:value="400" calcext:value-type="float">
            <text:p>400</text:p>
          </table:table-cell>
          <table:table-cell table:formula="of:=FLOOR([.$B471]*[.$K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[.$B472]*3)*[.C$3])*[.$K$3])" office:value-type="float" office:value="1650" calcext:value-type="float">
            <text:p>1650</text:p>
          </table:table-cell>
          <table:table-cell table:formula="of:=FLOOR(FLOOR(FLOOR([.$B472]*3)*[.D$3])*[.$K$3])" office:value-type="float" office:value="2062" calcext:value-type="float">
            <text:p>2062</text:p>
          </table:table-cell>
          <table:table-cell table:formula="of:=FLOOR(FLOOR(FLOOR([.$B472]*3)*[.E$3])*[.$K$3])" office:value-type="float" office:value="2475" calcext:value-type="float">
            <text:p>2475</text:p>
          </table:table-cell>
          <table:table-cell table:formula="of:=FLOOR(FLOOR(FLOOR([.$B472]*3)*[.F$3])*[.$K$3])" office:value-type="float" office:value="3300" calcext:value-type="float">
            <text:p>3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[.$B473]*3)*[.C$3])*[.$K$3])" office:value-type="float" office:value="300" calcext:value-type="float">
            <text:p>300</text:p>
          </table:table-cell>
          <table:table-cell table:formula="of:=FLOOR(FLOOR(FLOOR([.$B473]*3)*[.D$3])*[.$K$3])" office:value-type="float" office:value="375" calcext:value-type="float">
            <text:p>375</text:p>
          </table:table-cell>
          <table:table-cell table:formula="of:=FLOOR(FLOOR(FLOOR([.$B473]*3)*[.E$3])*[.$K$3])" office:value-type="float" office:value="450" calcext:value-type="float">
            <text:p>450</text:p>
          </table:table-cell>
          <table:table-cell table:formula="of:=FLOOR(FLOOR(FLOOR([.$B473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[.$B474]*3)*[.C$3])*[.$K$3])" office:value-type="float" office:value="150" calcext:value-type="float">
            <text:p>150</text:p>
          </table:table-cell>
          <table:table-cell table:formula="of:=FLOOR(FLOOR(FLOOR([.$B474]*3)*[.D$3])*[.$K$3])" office:value-type="float" office:value="187" calcext:value-type="float">
            <text:p>187</text:p>
          </table:table-cell>
          <table:table-cell table:formula="of:=FLOOR(FLOOR(FLOOR([.$B474]*3)*[.E$3])*[.$K$3])" office:value-type="float" office:value="225" calcext:value-type="float">
            <text:p>225</text:p>
          </table:table-cell>
          <table:table-cell table:formula="of:=FLOOR(FLOOR(FLOOR([.$B474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[.$B475]*3)*[.C$3])*[.$K$3])" office:value-type="float" office:value="450" calcext:value-type="float">
            <text:p>450</text:p>
          </table:table-cell>
          <table:table-cell table:formula="of:=FLOOR(FLOOR(FLOOR([.$B475]*3)*[.D$3])*[.$K$3])" office:value-type="float" office:value="562" calcext:value-type="float">
            <text:p>562</text:p>
          </table:table-cell>
          <table:table-cell table:formula="of:=FLOOR(FLOOR(FLOOR([.$B475]*3)*[.E$3])*[.$K$3])" office:value-type="float" office:value="675" calcext:value-type="float">
            <text:p>675</text:p>
          </table:table-cell>
          <table:table-cell table:formula="of:=FLOOR(FLOOR(FLOOR([.$B475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[.$B476]*3)*[.C$3])*[.$K$3])" office:value-type="float" office:value="60" calcext:value-type="float">
            <text:p>60</text:p>
          </table:table-cell>
          <table:table-cell table:formula="of:=FLOOR(FLOOR(FLOOR([.$B476]*3)*[.D$3])*[.$K$3])" office:value-type="float" office:value="75" calcext:value-type="float">
            <text:p>75</text:p>
          </table:table-cell>
          <table:table-cell table:formula="of:=FLOOR(FLOOR(FLOOR([.$B476]*3)*[.E$3])*[.$K$3])" office:value-type="float" office:value="90" calcext:value-type="float">
            <text:p>90</text:p>
          </table:table-cell>
          <table:table-cell table:formula="of:=FLOOR(FLOOR(FLOOR([.$B476]*3)*[.F$3])*[.$K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[.$B477]*3)*[.C$3])*[.$K$3])" office:value-type="float" office:value="150" calcext:value-type="float">
            <text:p>150</text:p>
          </table:table-cell>
          <table:table-cell table:formula="of:=FLOOR(FLOOR(FLOOR([.$B477]*3)*[.D$3])*[.$K$3])" office:value-type="float" office:value="187" calcext:value-type="float">
            <text:p>187</text:p>
          </table:table-cell>
          <table:table-cell table:formula="of:=FLOOR(FLOOR(FLOOR([.$B477]*3)*[.E$3])*[.$K$3])" office:value-type="float" office:value="225" calcext:value-type="float">
            <text:p>225</text:p>
          </table:table-cell>
          <table:table-cell table:formula="of:=FLOOR(FLOOR(FLOOR([.$B477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[.$B478]*3)*[.C$3])*[.$K$3])" office:value-type="float" office:value="225" calcext:value-type="float">
            <text:p>225</text:p>
          </table:table-cell>
          <table:table-cell table:formula="of:=FLOOR(FLOOR(FLOOR([.$B478]*3)*[.D$3])*[.$K$3])" office:value-type="float" office:value="281" calcext:value-type="float">
            <text:p>281</text:p>
          </table:table-cell>
          <table:table-cell table:formula="of:=FLOOR(FLOOR(FLOOR([.$B478]*3)*[.E$3])*[.$K$3])" office:value-type="float" office:value="337" calcext:value-type="float">
            <text:p>337</text:p>
          </table:table-cell>
          <table:table-cell table:formula="of:=FLOOR(FLOOR(FLOOR([.$B478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[.$B479]*3)*[.C$3])*[.$K$3])" office:value-type="float" office:value="240" calcext:value-type="float">
            <text:p>240</text:p>
          </table:table-cell>
          <table:table-cell table:formula="of:=FLOOR(FLOOR(FLOOR([.$B479]*3)*[.D$3])*[.$K$3])" office:value-type="float" office:value="300" calcext:value-type="float">
            <text:p>300</text:p>
          </table:table-cell>
          <table:table-cell table:formula="of:=FLOOR(FLOOR(FLOOR([.$B479]*3)*[.E$3])*[.$K$3])" office:value-type="float" office:value="360" calcext:value-type="float">
            <text:p>360</text:p>
          </table:table-cell>
          <table:table-cell table:formula="of:=FLOOR(FLOOR(FLOOR([.$B479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[.$B480]*3)*[.C$3])*[.$K$3])" office:value-type="float" office:value="300" calcext:value-type="float">
            <text:p>300</text:p>
          </table:table-cell>
          <table:table-cell table:formula="of:=FLOOR(FLOOR(FLOOR([.$B480]*3)*[.D$3])*[.$K$3])" office:value-type="float" office:value="375" calcext:value-type="float">
            <text:p>375</text:p>
          </table:table-cell>
          <table:table-cell table:formula="of:=FLOOR(FLOOR(FLOOR([.$B480]*3)*[.E$3])*[.$K$3])" office:value-type="float" office:value="450" calcext:value-type="float">
            <text:p>450</text:p>
          </table:table-cell>
          <table:table-cell table:formula="of:=FLOOR(FLOOR(FLOOR([.$B480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[.$B481]*3)*[.C$3])*[.$K$3])" office:value-type="float" office:value="225" calcext:value-type="float">
            <text:p>225</text:p>
          </table:table-cell>
          <table:table-cell table:formula="of:=FLOOR(FLOOR(FLOOR([.$B481]*3)*[.D$3])*[.$K$3])" office:value-type="float" office:value="281" calcext:value-type="float">
            <text:p>281</text:p>
          </table:table-cell>
          <table:table-cell table:formula="of:=FLOOR(FLOOR(FLOOR([.$B481]*3)*[.E$3])*[.$K$3])" office:value-type="float" office:value="337" calcext:value-type="float">
            <text:p>337</text:p>
          </table:table-cell>
          <table:table-cell table:formula="of:=FLOOR(FLOOR(FLOOR([.$B481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[.$B482]*3)*[.C$3])*[.$K$3])" office:value-type="float" office:value="450" calcext:value-type="float">
            <text:p>450</text:p>
          </table:table-cell>
          <table:table-cell table:formula="of:=FLOOR(FLOOR(FLOOR([.$B482]*3)*[.D$3])*[.$K$3])" office:value-type="float" office:value="562" calcext:value-type="float">
            <text:p>562</text:p>
          </table:table-cell>
          <table:table-cell table:formula="of:=FLOOR(FLOOR(FLOOR([.$B482]*3)*[.E$3])*[.$K$3])" office:value-type="float" office:value="675" calcext:value-type="float">
            <text:p>675</text:p>
          </table:table-cell>
          <table:table-cell table:formula="of:=FLOOR(FLOOR(FLOOR([.$B482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[.$B483]*3)*[.C$3])*[.$K$3])" office:value-type="float" office:value="240" calcext:value-type="float">
            <text:p>240</text:p>
          </table:table-cell>
          <table:table-cell table:formula="of:=FLOOR(FLOOR(FLOOR([.$B483]*3)*[.D$3])*[.$K$3])" office:value-type="float" office:value="300" calcext:value-type="float">
            <text:p>300</text:p>
          </table:table-cell>
          <table:table-cell table:formula="of:=FLOOR(FLOOR(FLOOR([.$B483]*3)*[.E$3])*[.$K$3])" office:value-type="float" office:value="360" calcext:value-type="float">
            <text:p>360</text:p>
          </table:table-cell>
          <table:table-cell table:formula="of:=FLOOR(FLOOR(FLOOR([.$B483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[.$B484]*3)*[.C$3])*[.$K$3])" office:value-type="float" office:value="120" calcext:value-type="float">
            <text:p>120</text:p>
          </table:table-cell>
          <table:table-cell table:formula="of:=FLOOR(FLOOR(FLOOR([.$B484]*3)*[.D$3])*[.$K$3])" office:value-type="float" office:value="150" calcext:value-type="float">
            <text:p>150</text:p>
          </table:table-cell>
          <table:table-cell table:formula="of:=FLOOR(FLOOR(FLOOR([.$B484]*3)*[.E$3])*[.$K$3])" office:value-type="float" office:value="180" calcext:value-type="float">
            <text:p>180</text:p>
          </table:table-cell>
          <table:table-cell table:formula="of:=FLOOR(FLOOR(FLOOR([.$B484]*3)*[.F$3])*[.$K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[.$B485]*3)*[.C$3])*[.$K$3])" office:value-type="float" office:value="390" calcext:value-type="float">
            <text:p>390</text:p>
          </table:table-cell>
          <table:table-cell table:formula="of:=FLOOR(FLOOR(FLOOR([.$B485]*3)*[.D$3])*[.$K$3])" office:value-type="float" office:value="487" calcext:value-type="float">
            <text:p>487</text:p>
          </table:table-cell>
          <table:table-cell table:formula="of:=FLOOR(FLOOR(FLOOR([.$B485]*3)*[.E$3])*[.$K$3])" office:value-type="float" office:value="585" calcext:value-type="float">
            <text:p>585</text:p>
          </table:table-cell>
          <table:table-cell table:formula="of:=FLOOR(FLOOR(FLOOR([.$B485]*3)*[.F$3])*[.$K$3])"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[.$B486]*3)*[.C$3])*[.$K$3])" office:value-type="float" office:value="750" calcext:value-type="float">
            <text:p>750</text:p>
          </table:table-cell>
          <table:table-cell table:formula="of:=FLOOR(FLOOR(FLOOR([.$B486]*3)*[.D$3])*[.$K$3])" office:value-type="float" office:value="937" calcext:value-type="float">
            <text:p>937</text:p>
          </table:table-cell>
          <table:table-cell table:formula="of:=FLOOR(FLOOR(FLOOR([.$B486]*3)*[.E$3])*[.$K$3])" office:value-type="float" office:value="1125" calcext:value-type="float">
            <text:p>1125</text:p>
          </table:table-cell>
          <table:table-cell table:formula="of:=FLOOR(FLOOR(FLOOR([.$B486]*3)*[.F$3])*[.$K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[.$B487]*3)*[.C$3])*[.$K$3])" office:value-type="float" office:value="300" calcext:value-type="float">
            <text:p>300</text:p>
          </table:table-cell>
          <table:table-cell table:formula="of:=FLOOR(FLOOR(FLOOR([.$B487]*3)*[.D$3])*[.$K$3])" office:value-type="float" office:value="375" calcext:value-type="float">
            <text:p>375</text:p>
          </table:table-cell>
          <table:table-cell table:formula="of:=FLOOR(FLOOR(FLOOR([.$B487]*3)*[.E$3])*[.$K$3])" office:value-type="float" office:value="450" calcext:value-type="float">
            <text:p>450</text:p>
          </table:table-cell>
          <table:table-cell table:formula="of:=FLOOR(FLOOR(FLOOR([.$B487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[.$B488]*3)*[.C$3])*[.$K$3])" office:value-type="float" office:value="420" calcext:value-type="float">
            <text:p>420</text:p>
          </table:table-cell>
          <table:table-cell table:formula="of:=FLOOR(FLOOR(FLOOR([.$B488]*3)*[.D$3])*[.$K$3])" office:value-type="float" office:value="525" calcext:value-type="float">
            <text:p>525</text:p>
          </table:table-cell>
          <table:table-cell table:formula="of:=FLOOR(FLOOR(FLOOR([.$B488]*3)*[.E$3])*[.$K$3])" office:value-type="float" office:value="630" calcext:value-type="float">
            <text:p>630</text:p>
          </table:table-cell>
          <table:table-cell table:formula="of:=FLOOR(FLOOR(FLOOR([.$B488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[.$B489]*3)*[.C$3])*[.$K$3])" office:value-type="float" office:value="900" calcext:value-type="float">
            <text:p>900</text:p>
          </table:table-cell>
          <table:table-cell table:formula="of:=FLOOR(FLOOR(FLOOR([.$B489]*3)*[.D$3])*[.$K$3])" office:value-type="float" office:value="1125" calcext:value-type="float">
            <text:p>1125</text:p>
          </table:table-cell>
          <table:table-cell table:formula="of:=FLOOR(FLOOR(FLOOR([.$B489]*3)*[.E$3])*[.$K$3])" office:value-type="float" office:value="1350" calcext:value-type="float">
            <text:p>1350</text:p>
          </table:table-cell>
          <table:table-cell table:formula="of:=FLOOR(FLOOR(FLOOR([.$B489]*3)*[.F$3])*[.$K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[.$B490]*3)*[.C$3])*[.$K$3])" office:value-type="float" office:value="420" calcext:value-type="float">
            <text:p>420</text:p>
          </table:table-cell>
          <table:table-cell table:formula="of:=FLOOR(FLOOR(FLOOR([.$B490]*3)*[.D$3])*[.$K$3])" office:value-type="float" office:value="525" calcext:value-type="float">
            <text:p>525</text:p>
          </table:table-cell>
          <table:table-cell table:formula="of:=FLOOR(FLOOR(FLOOR([.$B490]*3)*[.E$3])*[.$K$3])" office:value-type="float" office:value="630" calcext:value-type="float">
            <text:p>630</text:p>
          </table:table-cell>
          <table:table-cell table:formula="of:=FLOOR(FLOOR(FLOOR([.$B490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[.$B491]*3)*[.C$3])*[.$K$3])" office:value-type="float" office:value="660" calcext:value-type="float">
            <text:p>660</text:p>
          </table:table-cell>
          <table:table-cell table:formula="of:=FLOOR(FLOOR(FLOOR([.$B491]*3)*[.D$3])*[.$K$3])" office:value-type="float" office:value="825" calcext:value-type="float">
            <text:p>825</text:p>
          </table:table-cell>
          <table:table-cell table:formula="of:=FLOOR(FLOOR(FLOOR([.$B491]*3)*[.E$3])*[.$K$3])" office:value-type="float" office:value="990" calcext:value-type="float">
            <text:p>990</text:p>
          </table:table-cell>
          <table:table-cell table:formula="of:=FLOOR(FLOOR(FLOOR([.$B491]*3)*[.F$3])*[.$K$3])" office:value-type="float" office:value="1320" calcext:value-type="float">
            <text:p>1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[.$B492]*3)*[.C$3])*[.$K$3])" office:value-type="float" office:value="15" calcext:value-type="float">
            <text:p>15</text:p>
          </table:table-cell>
          <table:table-cell table:formula="of:=FLOOR(FLOOR(FLOOR([.$B492]*3)*[.D$3])*[.$K$3])" office:value-type="float" office:value="18" calcext:value-type="float">
            <text:p>18</text:p>
          </table:table-cell>
          <table:table-cell table:formula="of:=FLOOR(FLOOR(FLOOR([.$B492]*3)*[.E$3])*[.$K$3])" office:value-type="float" office:value="22" calcext:value-type="float">
            <text:p>22</text:p>
          </table:table-cell>
          <table:table-cell table:formula="of:=FLOOR(FLOOR(FLOOR([.$B492]*3)*[.F$3])*[.$K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[.$B493]*3)*[.C$3])*[.$K$3])" office:value-type="float" office:value="240" calcext:value-type="float">
            <text:p>240</text:p>
          </table:table-cell>
          <table:table-cell table:formula="of:=FLOOR(FLOOR(FLOOR([.$B493]*3)*[.D$3])*[.$K$3])" office:value-type="float" office:value="300" calcext:value-type="float">
            <text:p>300</text:p>
          </table:table-cell>
          <table:table-cell table:formula="of:=FLOOR(FLOOR(FLOOR([.$B493]*3)*[.E$3])*[.$K$3])" office:value-type="float" office:value="360" calcext:value-type="float">
            <text:p>360</text:p>
          </table:table-cell>
          <table:table-cell table:formula="of:=FLOOR(FLOOR(FLOOR([.$B493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[.$B494]*3)*[.C$3])*[.$K$3])" office:value-type="float" office:value="2250" calcext:value-type="float">
            <text:p>2250</text:p>
          </table:table-cell>
          <table:table-cell table:formula="of:=FLOOR(FLOOR(FLOOR([.$B494]*3)*[.D$3])*[.$K$3])" office:value-type="float" office:value="2812" calcext:value-type="float">
            <text:p>2812</text:p>
          </table:table-cell>
          <table:table-cell table:formula="of:=FLOOR(FLOOR(FLOOR([.$B494]*3)*[.E$3])*[.$K$3])" office:value-type="float" office:value="3375" calcext:value-type="float">
            <text:p>3375</text:p>
          </table:table-cell>
          <table:table-cell table:formula="of:=FLOOR(FLOOR(FLOOR([.$B494]*3)*[.F$3])*[.$K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[.$B495]*3)*[.C$3])*[.$K$3])" office:value-type="float" office:value="360" calcext:value-type="float">
            <text:p>360</text:p>
          </table:table-cell>
          <table:table-cell table:formula="of:=FLOOR(FLOOR(FLOOR([.$B495]*3)*[.D$3])*[.$K$3])" office:value-type="float" office:value="450" calcext:value-type="float">
            <text:p>450</text:p>
          </table:table-cell>
          <table:table-cell table:formula="of:=FLOOR(FLOOR(FLOOR([.$B495]*3)*[.E$3])*[.$K$3])" office:value-type="float" office:value="540" calcext:value-type="float">
            <text:p>540</text:p>
          </table:table-cell>
          <table:table-cell table:formula="of:=FLOOR(FLOOR(FLOOR([.$B495]*3)*[.F$3])*[.$K$3])" office:value-type="float" office:value="720" calcext:value-type="float">
            <text:p>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[.$B496]*3)*[.C$3])*[.$K$3])" office:value-type="float" office:value="240" calcext:value-type="float">
            <text:p>240</text:p>
          </table:table-cell>
          <table:table-cell table:formula="of:=FLOOR(FLOOR(FLOOR([.$B496]*3)*[.D$3])*[.$K$3])" office:value-type="float" office:value="300" calcext:value-type="float">
            <text:p>300</text:p>
          </table:table-cell>
          <table:table-cell table:formula="of:=FLOOR(FLOOR(FLOOR([.$B496]*3)*[.E$3])*[.$K$3])" office:value-type="float" office:value="360" calcext:value-type="float">
            <text:p>360</text:p>
          </table:table-cell>
          <table:table-cell table:formula="of:=FLOOR(FLOOR(FLOOR([.$B496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[.$B504]*[.$L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[.$B507]*[.$L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[.$B510]*[.$L$3])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[.$B512]*[.$L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[.$B514]*[.$L$3]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Edible Crafted Items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Field Snac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g Stea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ife Elixi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il of Garlic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ga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47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edical Supplie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Energy Tonic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uscle Remedy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Weapon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Bone Sword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roken Trident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rglar’s Shank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arving Knif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laymor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utlas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Sword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lub</text:p>
          </table:table-cell>
          <table:table-cell table:style-name="Default"/>
          <table:table-cell table:style-name="Default" office:value-type="float" office:value="700" calcext:value-type="float">
            <text:p>7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utlas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Shiv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Dagger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Hammer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lf Blade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emu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orest Sword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Dagger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Hammer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Blade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Dagger</text:p>
          </table:table-cell>
          <table:table-cell table:style-name="Default"/>
          <table:table-cell table:style-name="Default"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Gavel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sect Hea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idium Needle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Dirk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Edge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Kudgel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ava Katana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d Ro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eptune’s Glaiv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bsidian Edg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ssified Blad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irate’s Sword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sty 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hadow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ilver Sab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Falchion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Small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ered Broadsword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lar’s Blad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 Slammer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cked Kri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nd Spir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Club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Mallet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en Blad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Yeti Tooth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Footwear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Cinderclown Shoes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ombat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Shoe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scale Boot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mily’s Magic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irewalker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enie Shoe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ther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prechaun Shoe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ermaid Boot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bber Boot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neaker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pace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rmal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undra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rk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Ring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Amethyst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 Ring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rglar’s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shell Ring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 Ring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ow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owstone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t Java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munity Band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nd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 Ring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net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palm Ring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hoenix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tection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ng of Yoba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 Ring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vage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 Charmer Ring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mall Glow Ring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mall Magnet Ring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l Sapper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rdy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orns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ampire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rior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edding Ring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ab Pot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Pumpkin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een Alga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Sprinkler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Sprinkler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rinkl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Beach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Deser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Farm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Island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Mountains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ite Alga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 table:number-rows-repeated="10478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sh Availability" table:style-name="ta4">
        <table:table-column table:style-name="co28" table:default-cell-style-name="Default"/>
        <table:table-column table:style-name="co30" table:default-cell-style-name="Default"/>
        <table:table-column table:style-name="co31" table:default-cell-style-name="ce58"/>
        <table:table-column table:style-name="co32" table:default-cell-style-name="ce58"/>
        <table:table-column table:style-name="co33" table:default-cell-style-name="ce106"/>
        <table:table-column table:style-name="co34" table:default-cell-style-name="ce110"/>
        <table:table-column table:style-name="co35" table:default-cell-style-name="ce113"/>
        <table:table-column table:style-name="co33" table:default-cell-style-name="ce121"/>
        <table:table-column table:style-name="co36" table:default-cell-style-name="ce121"/>
        <table:table-column table:style-name="co37" table:default-cell-style-name="ce124"/>
        <table:table-column table:style-name="co38" table:default-cell-style-name="ce127"/>
        <table:table-column table:style-name="co39" table:default-cell-style-name="ce129"/>
        <table:table-column table:style-name="co37" table:default-cell-style-name="Default"/>
        <table:table-column table:style-name="co4" table:number-columns-repeated="1011" table:default-cell-style-name="Default"/>
        <table:table-row table:style-name="ro2">
          <table:table-cell table:style-name="ce47" office:value-type="string" calcext:value-type="string">
            <text:p>Fish</text:p>
          </table:table-cell>
          <table:table-cell table:style-name="ce47" office:value-type="string" calcext:value-type="string">
            <text:p>Location</text:p>
          </table:table-cell>
          <table:table-cell table:style-name="ce101" office:value-type="string" calcext:value-type="string">
            <text:p>Start Time</text:p>
          </table:table-cell>
          <table:table-cell table:style-name="ce101" office:value-type="string" calcext:value-type="string">
            <text:p>End Time</text:p>
          </table:table-cell>
          <table:table-cell table:style-name="ce104" office:value-type="string" calcext:value-type="string">
            <text:p>Spring</text:p>
          </table:table-cell>
          <table:table-cell table:style-name="ce107" office:value-type="string" calcext:value-type="string">
            <text:p>Summer</text:p>
          </table:table-cell>
          <table:table-cell table:style-name="ce111" office:value-type="string" calcext:value-type="string">
            <text:p>Fall</text:p>
          </table:table-cell>
          <table:table-cell table:style-name="ce115" office:value-type="string" calcext:value-type="string">
            <text:p>Winter</text:p>
          </table:table-cell>
          <table:table-cell table:style-name="ce115" office:value-type="string" calcext:value-type="string">
            <text:p>Winter with Rain Totem</text:p>
          </table:table-cell>
          <table:table-cell table:style-name="ce122" office:value-type="string" calcext:value-type="string">
            <text:p>Rain</text:p>
          </table:table-cell>
          <table:table-cell table:style-name="ce126" office:value-type="string" calcext:value-type="string">
            <text:p>Sun</text:p>
          </table:table-cell>
          <table:table-cell table:style-name="ce128" office:value-type="string" calcext:value-type="string">
            <text:p>Wind</text:p>
          </table:table-cell>
          <table:table-cell table:style-name="ce47" office:value-type="string" calcext:value-type="string">
            <text:p>Bundle</text:p>
          </table:table-cell>
          <table:table-cell table:style-name="ce47" table:number-columns-repeated="1011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chovy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ob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Pond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Riv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Pelican Town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ullhea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Secret Wood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Witch’s Swamp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orado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el</text:p>
          </table:table-cell>
          <table:table-cell office:value-type="string" calcext:value-type="string">
            <text:p>The Beach</text:p>
          </table:table-cell>
          <table:table-cell office:value-type="time" office:time-value="PT16H00M00S" calcext:value-type="time">
            <text:p>4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6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6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string" calcext:value-type="string">
            <text:p>The Mines (20, 6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19H00M00S" calcext:value-type="time">
            <text:p>7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erring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ce Pip</text:p>
          </table:table-cell>
          <table:table-cell office:value-type="string" calcext:value-type="string">
            <text:p>The Mines (6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va Eel</text:p>
          </table:table-cell>
          <table:table-cell office:value-type="string" calcext:value-type="string">
            <text:p>The Mines (10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gend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 Beache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The Mountain Lake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Cindersap Forest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River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ctopus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3H00M00S" calcext:value-type="time">
            <text:p>1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The Beach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ndfish</text:p>
          </table:table-cell>
          <table:table-cell office:value-type="string" calcext:value-type="string">
            <text:p>The Desert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rdin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string" calcext:value-type="string">
            <text:p>The Desert (Fishing level 4+)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Pelican Town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string" calcext:value-type="string">
            <text:p>Mutant Bug Lair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quid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ingray</text:p>
          </table:table-cell>
          <table:table-cell office:value-type="string" calcext:value-type="string">
            <text:p>Pirate Cov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string" calcext:value-type="string">
            <text:p>The Mines (2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urgeon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lapi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4H00M00S" calcext:value-type="time">
            <text:p>2:00 P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string" calcext:value-type="string">
            <text:p>Witch’s Swamp</text:p>
          </table:table-cell>
          <table:table-cell table:style-name="Default"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Pelican Town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Pond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The Mountain Lake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Forest Farm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ops" table:style-name="ta4">
        <table:table-column table:style-name="co8" table:default-cell-style-name="Default"/>
        <table:table-column table:style-name="co40" table:default-cell-style-name="ce52"/>
        <table:table-column table:style-name="co16" table:default-cell-style-name="ce52"/>
        <table:table-column table:style-name="co41" table:default-cell-style-name="ce52"/>
        <table:table-row table:style-name="ro2">
          <table:table-cell table:style-name="ce25" table:content-validation-name="val7" office:value-type="string" calcext:value-type="string">
            <text:p>Crop</text:p>
          </table:table-cell>
          <table:table-cell table:style-name="ce48" table:content-validation-name="val7" office:value-type="string" calcext:value-type="string">
            <text:p>Experience</text:p>
          </table:table-cell>
          <table:table-cell table:style-name="ce48" table:content-validation-name="val7" office:value-type="string" calcext:value-type="string">
            <text:p>Days to Maturity</text:p>
          </table:table-cell>
          <table:table-cell table:style-name="ce48" table:content-validation-name="val7" office:value-type="string" calcext:value-type="string">
            <text:p>Days to Regrowth</text:p>
          </table:table-cell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Grape (Grape Starter)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Taro Root (Irrigated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Taro Root (Unirrigated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ea Leaves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Irrigated)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Unirrigated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table table:name="Y1-Sp Farming XP Planning" table:style-name="ta3">
        <table:table-column table:style-name="co42" table:default-cell-style-name="Default"/>
        <table:table-column table:style-name="co32" table:default-cell-style-name="Default"/>
        <table:table-column table:style-name="co14" table:default-cell-style-name="Default"/>
        <table:table-column table:style-name="co43" table:visibility="collapse" table:default-cell-style-name="Default"/>
        <table:table-column table:style-name="co44" table:visibility="collapse" table:number-columns-repeated="9" table:default-cell-style-name="Default"/>
        <table:table-column table:style-name="co45" table:visibility="collapse" table:number-columns-repeated="19" table:default-cell-style-name="Default"/>
        <table:table-column table:style-name="co7" table:default-cell-style-name="Default"/>
        <table:table-column table:style-name="co3" table:default-cell-style-name="ce52"/>
        <table:table-column table:style-name="co46" table:default-cell-style-name="ce52"/>
        <table:table-column table:style-name="co47" table:default-cell-style-name="ce52"/>
        <table:table-column table:style-name="co48" table:default-cell-style-name="Default"/>
        <table:table-row table:style-name="ro2">
          <table:table-cell table:style-name="ce47" office:value-type="string" calcext:value-type="string">
            <text:p>Crop</text:p>
          </table:table-cell>
          <table:table-cell table:style-name="ce133" office:value-type="string" calcext:value-type="string">
            <text:p>Day Planted</text:p>
          </table:table-cell>
          <table:table-cell table:style-name="ce133" table:content-validation-name="val5" office:value-type="string" calcext:value-type="string">
            <text:p>Qty</text:p>
          </table:table-cell>
          <table:table-cell table:style-name="ce133" office:value-type="string" calcext:value-type="string">
            <text:p>Maturity Day</text:p>
          </table:table-cell>
          <table:table-cell table:style-name="ce133" office:value-type="string" calcext:value-type="string">
            <text:p>Day 1 XP</text:p>
          </table:table-cell>
          <table:table-cell table:style-name="ce133" office:value-type="string" calcext:value-type="string">
            <text:p>Day 2 XP</text:p>
          </table:table-cell>
          <table:table-cell table:style-name="ce133" office:value-type="string" calcext:value-type="string">
            <text:p>Day 3 XP</text:p>
          </table:table-cell>
          <table:table-cell table:style-name="ce133" office:value-type="string" calcext:value-type="string">
            <text:p>Day 4 XP</text:p>
          </table:table-cell>
          <table:table-cell table:style-name="ce133" office:value-type="string" calcext:value-type="string">
            <text:p>Day 5 XP</text:p>
          </table:table-cell>
          <table:table-cell table:style-name="ce133" office:value-type="string" calcext:value-type="string">
            <text:p>Day 6 XP</text:p>
          </table:table-cell>
          <table:table-cell table:style-name="ce133" office:value-type="string" calcext:value-type="string">
            <text:p>Day 7 XP</text:p>
          </table:table-cell>
          <table:table-cell table:style-name="ce133" office:value-type="string" calcext:value-type="string">
            <text:p>Day 8 XP</text:p>
          </table:table-cell>
          <table:table-cell table:style-name="ce133" office:value-type="string" calcext:value-type="string">
            <text:p>Day 9 XP</text:p>
          </table:table-cell>
          <table:table-cell table:style-name="ce133" office:value-type="string" calcext:value-type="string">
            <text:p>Day 10 XP</text:p>
          </table:table-cell>
          <table:table-cell table:style-name="ce133" office:value-type="string" calcext:value-type="string">
            <text:p>Day 11 XP</text:p>
          </table:table-cell>
          <table:table-cell table:style-name="ce133" office:value-type="string" calcext:value-type="string">
            <text:p>Day 12 XP</text:p>
          </table:table-cell>
          <table:table-cell table:style-name="ce133" office:value-type="string" calcext:value-type="string">
            <text:p>Day 13 XP</text:p>
          </table:table-cell>
          <table:table-cell table:style-name="ce133" office:value-type="string" calcext:value-type="string">
            <text:p>Day 14 XP</text:p>
          </table:table-cell>
          <table:table-cell table:style-name="ce133" office:value-type="string" calcext:value-type="string">
            <text:p>Day 15 XP</text:p>
          </table:table-cell>
          <table:table-cell table:style-name="ce133" office:value-type="string" calcext:value-type="string">
            <text:p>Day 16 XP</text:p>
          </table:table-cell>
          <table:table-cell table:style-name="ce133" office:value-type="string" calcext:value-type="string">
            <text:p>Day 17 XP</text:p>
          </table:table-cell>
          <table:table-cell table:style-name="ce133" office:value-type="string" calcext:value-type="string">
            <text:p>Day 18 XP</text:p>
          </table:table-cell>
          <table:table-cell table:style-name="ce133" office:value-type="string" calcext:value-type="string">
            <text:p>Day 19 XP</text:p>
          </table:table-cell>
          <table:table-cell table:style-name="ce133" office:value-type="string" calcext:value-type="string">
            <text:p>Day 20 XP</text:p>
          </table:table-cell>
          <table:table-cell table:style-name="ce133" office:value-type="string" calcext:value-type="string">
            <text:p>Day 21 XP</text:p>
          </table:table-cell>
          <table:table-cell table:style-name="ce133" office:value-type="string" calcext:value-type="string">
            <text:p>Day 22 XP</text:p>
          </table:table-cell>
          <table:table-cell table:style-name="ce133" office:value-type="string" calcext:value-type="string">
            <text:p>Day 23 XP</text:p>
          </table:table-cell>
          <table:table-cell table:style-name="ce133" office:value-type="string" calcext:value-type="string">
            <text:p>Day 24 XP</text:p>
          </table:table-cell>
          <table:table-cell table:style-name="ce133" office:value-type="string" calcext:value-type="string">
            <text:p>Day 25 XP</text:p>
          </table:table-cell>
          <table:table-cell table:style-name="ce133" office:value-type="string" calcext:value-type="string">
            <text:p>Day 26 XP</text:p>
          </table:table-cell>
          <table:table-cell table:style-name="ce133" office:value-type="string" calcext:value-type="string">
            <text:p>Day 27 XP</text:p>
          </table:table-cell>
          <table:table-cell table:style-name="ce133" office:value-type="string" calcext:value-type="string">
            <text:p>Day 28 XP</text:p>
          </table:table-cell>
          <table:table-cell/>
          <table:table-cell table:style-name="ce133" office:value-type="string" calcext:value-type="string">
            <text:p>Day</text:p>
          </table:table-cell>
          <table:table-cell table:style-name="ce133" office:value-type="string" calcext:value-type="string">
            <text:p>XP at Day’s End</text:p>
          </table:table-cell>
          <table:table-cell table:style-name="ce133" office:value-type="string" calcext:value-type="string">
            <text:p>Farming Level</text:p>
          </table:table-cell>
          <table:table-cell table:style-name="ce47"/>
        </table:table-row>
        <table:table-row table:style-name="ro2">
          <table:table-cell table:style-name="ce108" office:value-type="string" calcext:value-type="string">
            <text:p>Parsnip</text:p>
          </table:table-cell>
          <table:table-cell table:style-name="ce50" table:content-validation-name="val7" office:value-type="float" office:value="1" calcext:value-type="float">
            <text:p>1</text:p>
          </table:table-cell>
          <table:table-cell table:style-name="ce50" table:content-validation-name="val5" office:value-type="float" office:value="15" calcext:value-type="float">
            <text:p>15</text:p>
          </table:table-cell>
          <table:table-cell table:style-name="ce52" table:formula="of:=[.B2]+INDEX([$Crops.$A$1:$Crops.$C$1048576];MATCH([.A2];[$Crops.$A$1:$Crops.$A$1048576];0);3)" office:value-type="float" office:value="5" calcext:value-type="float">
            <text:p>5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$1:.E$1048576])" office:value-type="float" office:value="0" calcext:value-type="float">
            <text:p>0</text:p>
          </table:table-cell>
          <table:table-cell table:formula="of:=IF([.AI2]&gt;=15000;10;IF([.AI2]&gt;=10000;9;IF([.AI2]&gt;=6900;8;IF([.AI2]&gt;=4800;7;IF([.AI2]&gt;=3300;6;IF([.AI2]&gt;=2150;5;IF([.AI2]&gt;=1300;4;IF([.AI2]&gt;=770;3;IF([.AI2]&gt;=380;2;IF([.AI2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Parsnip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3]+INDEX([$Crops.$A$1:$Crops.$C$1048576];MATCH([.A3];[$Crops.$A$1:$Crops.$A$1048576];0);3)" office:value-type="float" office:value="5" calcext:value-type="float">
            <text:p>5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F$1:.F$1048576])" office:value-type="float" office:value="0" calcext:value-type="float">
            <text:p>0</text:p>
          </table:table-cell>
          <table:table-cell table:formula="of:=IF([.AI3]&gt;=15000;10;IF([.AI3]&gt;=10000;9;IF([.AI3]&gt;=6900;8;IF([.AI3]&gt;=4800;7;IF([.AI3]&gt;=3300;6;IF([.AI3]&gt;=2150;5;IF([.AI3]&gt;=1300;4;IF([.AI3]&gt;=770;3;IF([.AI3]&gt;=380;2;IF([.AI3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Cauliflower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4]+INDEX([$Crops.$A$1:$Crops.$C$1048576];MATCH([.A4];[$Crops.$A$1:$Crops.$A$1048576];0);3)" office:value-type="float" office:value="13" calcext:value-type="float">
            <text:p>13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G$1:.G$1048576])" office:value-type="float" office:value="0" calcext:value-type="float">
            <text:p>0</text:p>
          </table:table-cell>
          <table:table-cell table:formula="of:=IF([.AI4]&gt;=15000;10;IF([.AI4]&gt;=10000;9;IF([.AI4]&gt;=6900;8;IF([.AI4]&gt;=4800;7;IF([.AI4]&gt;=3300;6;IF([.AI4]&gt;=2150;5;IF([.AI4]&gt;=1300;4;IF([.AI4]&gt;=770;3;IF([.AI4]&gt;=380;2;IF([.AI4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Potato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5]+INDEX([$Crops.$A$1:$Crops.$C$1048576];MATCH([.A5];[$Crops.$A$1:$Crops.$A$1048576];0);3)" office:value-type="float" office:value="7" calcext:value-type="float">
            <text:p>7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H$1:.H$1048576])" office:value-type="float" office:value="0" calcext:value-type="float">
            <text:p>0</text:p>
          </table:table-cell>
          <table:table-cell table:formula="of:=IF([.AI5]&gt;=15000;10;IF([.AI5]&gt;=10000;9;IF([.AI5]&gt;=6900;8;IF([.AI5]&gt;=4800;7;IF([.AI5]&gt;=3300;6;IF([.AI5]&gt;=2150;5;IF([.AI5]&gt;=1300;4;IF([.AI5]&gt;=770;3;IF([.AI5]&gt;=380;2;IF([.AI5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08" office:value-type="string" calcext:value-type="string">
            <text:p>Green Bean</text:p>
          </table:table-cell>
          <table:table-cell table:style-name="ce50" table:content-validation-name="val7" office:value-type="float" office:value="5" calcext:value-type="float">
            <text:p>5</text:p>
          </table:table-cell>
          <table:table-cell table:style-name="ce50" table:content-validation-name="val5" office:value-type="float" office:value="1" calcext:value-type="float">
            <text:p>1</text:p>
          </table:table-cell>
          <table:table-cell table:style-name="ce52" table:formula="of:=[.B6]+INDEX([$Crops.$A$1:$Crops.$C$1048576];MATCH([.A6];[$Crops.$A$1:$Crops.$A$1048576];0);3)" office:value-type="float" office:value="15" calcext:value-type="float">
            <text:p>15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I$1:.I$1048576])" office:value-type="float" office:value="120" calcext:value-type="float">
            <text:p>120</text:p>
          </table:table-cell>
          <table:table-cell table:formula="of:=IF([.AI6]&gt;=15000;10;IF([.AI6]&gt;=10000;9;IF([.AI6]&gt;=6900;8;IF([.AI6]&gt;=4800;7;IF([.AI6]&gt;=3300;6;IF([.AI6]&gt;=2150;5;IF([.AI6]&gt;=1300;4;IF([.AI6]&gt;=770;3;IF([.AI6]&gt;=380;2;IF([.AI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5" calcext:value-type="float">
            <text:p>5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7]+INDEX([$Crops.$A$1:$Crops.$C$1048576];MATCH([.A7];[$Crops.$A$1:$Crops.$A$1048576];0);3)" office:value-type="float" office:value="11" calcext:value-type="float">
            <text:p>11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$1:.J$1048576])" office:value-type="float" office:value="120" calcext:value-type="float">
            <text:p>120</text:p>
          </table:table-cell>
          <table:table-cell table:formula="of:=IF([.AI7]&gt;=15000;10;IF([.AI7]&gt;=10000;9;IF([.AI7]&gt;=6900;8;IF([.AI7]&gt;=4800;7;IF([.AI7]&gt;=3300;6;IF([.AI7]&gt;=2150;5;IF([.AI7]&gt;=1300;4;IF([.AI7]&gt;=770;3;IF([.AI7]&gt;=380;2;IF([.AI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11" calcext:value-type="float">
            <text:p>1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8]+INDEX([$Crops.$A$1:$Crops.$C$1048576];MATCH([.A8];[$Crops.$A$1:$Crops.$A$1048576];0);3)" office:value-type="float" office:value="17" calcext:value-type="float">
            <text:p>17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K$1:.K$1048576])" office:value-type="float" office:value="120" calcext:value-type="float">
            <text:p>120</text:p>
          </table:table-cell>
          <table:table-cell table:formula="of:=IF([.AI8]&gt;=15000;10;IF([.AI8]&gt;=10000;9;IF([.AI8]&gt;=6900;8;IF([.AI8]&gt;=4800;7;IF([.AI8]&gt;=3300;6;IF([.AI8]&gt;=2150;5;IF([.AI8]&gt;=1300;4;IF([.AI8]&gt;=770;3;IF([.AI8]&gt;=380;2;IF([.AI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21" calcext:value-type="float">
            <text:p>2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9]+INDEX([$Crops.$A$1:$Crops.$C$1048576];MATCH([.A9];[$Crops.$A$1:$Crops.$A$1048576];0);3)" office:value-type="float" office:value="27" calcext:value-type="float">
            <text:p>27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L$1:.L$1048576])" office:value-type="float" office:value="120" calcext:value-type="float">
            <text:p>120</text:p>
          </table:table-cell>
          <table:table-cell table:formula="of:=IF([.AI9]&gt;=15000;10;IF([.AI9]&gt;=10000;9;IF([.AI9]&gt;=6900;8;IF([.AI9]&gt;=4800;7;IF([.AI9]&gt;=3300;6;IF([.AI9]&gt;=2150;5;IF([.AI9]&gt;=1300;4;IF([.AI9]&gt;=770;3;IF([.AI9]&gt;=380;2;IF([.AI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9" calcext:value-type="float">
            <text:p>9</text:p>
          </table:table-cell>
          <table:table-cell table:formula="of:=SUM([.M$1:.M$1048576])" office:value-type="float" office:value="120" calcext:value-type="float">
            <text:p>120</text:p>
          </table:table-cell>
          <table:table-cell table:formula="of:=IF([.AI10]&gt;=15000;10;IF([.AI10]&gt;=10000;9;IF([.AI10]&gt;=6900;8;IF([.AI10]&gt;=4800;7;IF([.AI10]&gt;=3300;6;IF([.AI10]&gt;=2150;5;IF([.AI10]&gt;=1300;4;IF([.AI10]&gt;=770;3;IF([.AI10]&gt;=380;2;IF([.AI1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0" calcext:value-type="float">
            <text:p>10</text:p>
          </table:table-cell>
          <table:table-cell table:formula="of:=SUM([.N$1:.N$1048576])" office:value-type="float" office:value="120" calcext:value-type="float">
            <text:p>120</text:p>
          </table:table-cell>
          <table:table-cell table:formula="of:=IF([.AI11]&gt;=15000;10;IF([.AI11]&gt;=10000;9;IF([.AI11]&gt;=6900;8;IF([.AI11]&gt;=4800;7;IF([.AI11]&gt;=3300;6;IF([.AI11]&gt;=2150;5;IF([.AI11]&gt;=1300;4;IF([.AI11]&gt;=770;3;IF([.AI11]&gt;=380;2;IF([.AI1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8" office:value-type="float" office:value="11" calcext:value-type="float">
            <text:p>11</text:p>
          </table:table-cell>
          <table:table-cell table:style-name="ce118" table:formula="of:=SUM([.O$1:.O$1048576])" office:value-type="float" office:value="120" calcext:value-type="float">
            <text:p>120</text:p>
          </table:table-cell>
          <table:table-cell table:style-name="ce118" table:formula="of:=IF([.AI12]&gt;=15000;10;IF([.AI12]&gt;=10000;9;IF([.AI12]&gt;=6900;8;IF([.AI12]&gt;=4800;7;IF([.AI12]&gt;=3300;6;IF([.AI12]&gt;=2150;5;IF([.AI12]&gt;=1300;4;IF([.AI12]&gt;=770;3;IF([.AI12]&gt;=380;2;IF([.AI1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2" calcext:value-type="float">
            <text:p>12</text:p>
          </table:table-cell>
          <table:table-cell table:formula="of:=SUM([.P$1:.P$1048576])" office:value-type="float" office:value="120" calcext:value-type="float">
            <text:p>120</text:p>
          </table:table-cell>
          <table:table-cell table:formula="of:=IF([.AI13]&gt;=15000;10;IF([.AI13]&gt;=10000;9;IF([.AI13]&gt;=6900;8;IF([.AI13]&gt;=4800;7;IF([.AI13]&gt;=3300;6;IF([.AI13]&gt;=2150;5;IF([.AI13]&gt;=1300;4;IF([.AI13]&gt;=770;3;IF([.AI13]&gt;=380;2;IF([.AI1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9" office:value-type="float" office:value="13" calcext:value-type="float">
            <text:p>13</text:p>
          </table:table-cell>
          <table:table-cell table:style-name="ce119" table:formula="of:=SUM([.Q$1:.Q$1048576])" office:value-type="float" office:value="120" calcext:value-type="float">
            <text:p>120</text:p>
          </table:table-cell>
          <table:table-cell table:style-name="ce119" table:formula="of:=IF([.AI14]&gt;=15000;10;IF([.AI14]&gt;=10000;9;IF([.AI14]&gt;=6900;8;IF([.AI14]&gt;=4800;7;IF([.AI14]&gt;=3300;6;IF([.AI14]&gt;=2150;5;IF([.AI14]&gt;=1300;4;IF([.AI14]&gt;=770;3;IF([.AI14]&gt;=380;2;IF([.AI14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2 on Spring 13 at day’s end</text:p>
          </table:table-cell>
        </table:table-row>
        <table:table-row table:style-name="ro2">
          <table:table-cell table:number-columns-repeated="33"/>
          <table:table-cell office:value-type="float" office:value="14" calcext:value-type="float">
            <text:p>14</text:p>
          </table:table-cell>
          <table:table-cell table:formula="of:=SUM([.R$1:.R$1048576])" office:value-type="float" office:value="120" calcext:value-type="float">
            <text:p>120</text:p>
          </table:table-cell>
          <table:table-cell table:formula="of:=IF([.AI15]&gt;=15000;10;IF([.AI15]&gt;=10000;9;IF([.AI15]&gt;=6900;8;IF([.AI15]&gt;=4800;7;IF([.AI15]&gt;=3300;6;IF([.AI15]&gt;=2150;5;IF([.AI15]&gt;=1300;4;IF([.AI15]&gt;=770;3;IF([.AI15]&gt;=380;2;IF([.AI1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5" calcext:value-type="float">
            <text:p>15</text:p>
          </table:table-cell>
          <table:table-cell table:formula="of:=SUM([.S$1:.S$1048576])" office:value-type="float" office:value="129" calcext:value-type="float">
            <text:p>129</text:p>
          </table:table-cell>
          <table:table-cell table:formula="of:=IF([.AI16]&gt;=15000;10;IF([.AI16]&gt;=10000;9;IF([.AI16]&gt;=6900;8;IF([.AI16]&gt;=4800;7;IF([.AI16]&gt;=3300;6;IF([.AI16]&gt;=2150;5;IF([.AI16]&gt;=1300;4;IF([.AI16]&gt;=770;3;IF([.AI16]&gt;=380;2;IF([.AI1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6" calcext:value-type="float">
            <text:p>16</text:p>
          </table:table-cell>
          <table:table-cell table:formula="of:=SUM([.T$1:.T$1048576])" office:value-type="float" office:value="129" calcext:value-type="float">
            <text:p>129</text:p>
          </table:table-cell>
          <table:table-cell table:formula="of:=IF([.AI17]&gt;=15000;10;IF([.AI17]&gt;=10000;9;IF([.AI17]&gt;=6900;8;IF([.AI17]&gt;=4800;7;IF([.AI17]&gt;=3300;6;IF([.AI17]&gt;=2150;5;IF([.AI17]&gt;=1300;4;IF([.AI17]&gt;=770;3;IF([.AI17]&gt;=380;2;IF([.AI1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7" calcext:value-type="float">
            <text:p>17</text:p>
          </table:table-cell>
          <table:table-cell table:formula="of:=SUM([.U$1:.U$1048576])" office:value-type="float" office:value="129" calcext:value-type="float">
            <text:p>129</text:p>
          </table:table-cell>
          <table:table-cell table:formula="of:=IF([.AI18]&gt;=15000;10;IF([.AI18]&gt;=10000;9;IF([.AI18]&gt;=6900;8;IF([.AI18]&gt;=4800;7;IF([.AI18]&gt;=3300;6;IF([.AI18]&gt;=2150;5;IF([.AI18]&gt;=1300;4;IF([.AI18]&gt;=770;3;IF([.AI18]&gt;=380;2;IF([.AI1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8" calcext:value-type="float">
            <text:p>18</text:p>
          </table:table-cell>
          <table:table-cell table:formula="of:=SUM([.V$1:.V$1048576])" office:value-type="float" office:value="138" calcext:value-type="float">
            <text:p>138</text:p>
          </table:table-cell>
          <table:table-cell table:formula="of:=IF([.AI19]&gt;=15000;10;IF([.AI19]&gt;=10000;9;IF([.AI19]&gt;=6900;8;IF([.AI19]&gt;=4800;7;IF([.AI19]&gt;=3300;6;IF([.AI19]&gt;=2150;5;IF([.AI19]&gt;=1300;4;IF([.AI19]&gt;=770;3;IF([.AI19]&gt;=380;2;IF([.AI1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9" calcext:value-type="float">
            <text:p>19</text:p>
          </table:table-cell>
          <table:table-cell table:formula="of:=SUM([.W$1:.W$1048576])" office:value-type="float" office:value="138" calcext:value-type="float">
            <text:p>138</text:p>
          </table:table-cell>
          <table:table-cell table:formula="of:=IF([.AI20]&gt;=15000;10;IF([.AI20]&gt;=10000;9;IF([.AI20]&gt;=6900;8;IF([.AI20]&gt;=4800;7;IF([.AI20]&gt;=3300;6;IF([.AI20]&gt;=2150;5;IF([.AI20]&gt;=1300;4;IF([.AI20]&gt;=770;3;IF([.AI20]&gt;=380;2;IF([.AI2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0" calcext:value-type="float">
            <text:p>20</text:p>
          </table:table-cell>
          <table:table-cell table:formula="of:=SUM([.X$1:.X$1048576])" office:value-type="float" office:value="138" calcext:value-type="float">
            <text:p>138</text:p>
          </table:table-cell>
          <table:table-cell table:formula="of:=IF([.AI21]&gt;=15000;10;IF([.AI21]&gt;=10000;9;IF([.AI21]&gt;=6900;8;IF([.AI21]&gt;=4800;7;IF([.AI21]&gt;=3300;6;IF([.AI21]&gt;=2150;5;IF([.AI21]&gt;=1300;4;IF([.AI21]&gt;=770;3;IF([.AI21]&gt;=380;2;IF([.AI2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1" calcext:value-type="float">
            <text:p>21</text:p>
          </table:table-cell>
          <table:table-cell table:formula="of:=SUM([.Y$1:.Y$1048576])" office:value-type="float" office:value="147" calcext:value-type="float">
            <text:p>147</text:p>
          </table:table-cell>
          <table:table-cell table:formula="of:=IF([.AI22]&gt;=15000;10;IF([.AI22]&gt;=10000;9;IF([.AI22]&gt;=6900;8;IF([.AI22]&gt;=4800;7;IF([.AI22]&gt;=3300;6;IF([.AI22]&gt;=2150;5;IF([.AI22]&gt;=1300;4;IF([.AI22]&gt;=770;3;IF([.AI22]&gt;=380;2;IF([.AI2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2" calcext:value-type="float">
            <text:p>22</text:p>
          </table:table-cell>
          <table:table-cell table:formula="of:=SUM([.Z$1:.Z$1048576])" office:value-type="float" office:value="147" calcext:value-type="float">
            <text:p>147</text:p>
          </table:table-cell>
          <table:table-cell table:formula="of:=IF([.AI23]&gt;=15000;10;IF([.AI23]&gt;=10000;9;IF([.AI23]&gt;=6900;8;IF([.AI23]&gt;=4800;7;IF([.AI23]&gt;=3300;6;IF([.AI23]&gt;=2150;5;IF([.AI23]&gt;=1300;4;IF([.AI23]&gt;=770;3;IF([.AI23]&gt;=380;2;IF([.AI2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3" calcext:value-type="float">
            <text:p>23</text:p>
          </table:table-cell>
          <table:table-cell table:formula="of:=SUM([.AA$1:.AA$1048576])" office:value-type="float" office:value="147" calcext:value-type="float">
            <text:p>147</text:p>
          </table:table-cell>
          <table:table-cell table:formula="of:=IF([.AI24]&gt;=15000;10;IF([.AI24]&gt;=10000;9;IF([.AI24]&gt;=6900;8;IF([.AI24]&gt;=4800;7;IF([.AI24]&gt;=3300;6;IF([.AI24]&gt;=2150;5;IF([.AI24]&gt;=1300;4;IF([.AI24]&gt;=770;3;IF([.AI24]&gt;=380;2;IF([.AI24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4" calcext:value-type="float">
            <text:p>24</text:p>
          </table:table-cell>
          <table:table-cell table:formula="of:=SUM([.AB$1:.AB$1048576])" office:value-type="float" office:value="156" calcext:value-type="float">
            <text:p>156</text:p>
          </table:table-cell>
          <table:table-cell table:formula="of:=IF([.AI25]&gt;=15000;10;IF([.AI25]&gt;=10000;9;IF([.AI25]&gt;=6900;8;IF([.AI25]&gt;=4800;7;IF([.AI25]&gt;=3300;6;IF([.AI25]&gt;=2150;5;IF([.AI25]&gt;=1300;4;IF([.AI25]&gt;=770;3;IF([.AI25]&gt;=380;2;IF([.AI2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5" calcext:value-type="float">
            <text:p>25</text:p>
          </table:table-cell>
          <table:table-cell table:formula="of:=SUM([.AC$1:.AC$1048576])" office:value-type="float" office:value="156" calcext:value-type="float">
            <text:p>156</text:p>
          </table:table-cell>
          <table:table-cell table:formula="of:=IF([.AI26]&gt;=15000;10;IF([.AI26]&gt;=10000;9;IF([.AI26]&gt;=6900;8;IF([.AI26]&gt;=4800;7;IF([.AI26]&gt;=3300;6;IF([.AI26]&gt;=2150;5;IF([.AI26]&gt;=1300;4;IF([.AI26]&gt;=770;3;IF([.AI26]&gt;=380;2;IF([.AI2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32" office:value-type="float" office:value="26" calcext:value-type="float">
            <text:p>26</text:p>
          </table:table-cell>
          <table:table-cell table:style-name="ce132" table:formula="of:=SUM([.AD$1:.AD$1048576])" office:value-type="float" office:value="156" calcext:value-type="float">
            <text:p>156</text:p>
          </table:table-cell>
          <table:table-cell table:style-name="ce132" table:formula="of:=IF([.AI27]&gt;=15000;10;IF([.AI27]&gt;=10000;9;IF([.AI27]&gt;=6900;8;IF([.AI27]&gt;=4800;7;IF([.AI27]&gt;=3300;6;IF([.AI27]&gt;=2150;5;IF([.AI27]&gt;=1300;4;IF([.AI27]&gt;=770;3;IF([.AI27]&gt;=380;2;IF([.AI2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6" office:value-type="float" office:value="27" calcext:value-type="float">
            <text:p>27</text:p>
          </table:table-cell>
          <table:table-cell table:style-name="ce116" table:formula="of:=SUM([.AE$1:.AE$1048576])" office:value-type="float" office:value="165" calcext:value-type="float">
            <text:p>165</text:p>
          </table:table-cell>
          <table:table-cell table:style-name="ce116" table:formula="of:=IF([.AI28]&gt;=15000;10;IF([.AI28]&gt;=10000;9;IF([.AI28]&gt;=6900;8;IF([.AI28]&gt;=4800;7;IF([.AI28]&gt;=3300;6;IF([.AI28]&gt;=2150;5;IF([.AI28]&gt;=1300;4;IF([.AI28]&gt;=770;3;IF([.AI28]&gt;=380;2;IF([.AI28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6 on Spring 27 at day’s end</text:p>
          </table:table-cell>
        </table:table-row>
        <table:table-row table:style-name="ro2">
          <table:table-cell table:number-columns-repeated="33"/>
          <table:table-cell office:value-type="float" office:value="28" calcext:value-type="float">
            <text:p>28</text:p>
          </table:table-cell>
          <table:table-cell table:formula="of:=SUM([.AF$1:.AF$1048576])" office:value-type="float" office:value="165" calcext:value-type="float">
            <text:p>165</text:p>
          </table:table-cell>
          <table:table-cell table:formula="of:=IF([.AI29]&gt;=15000;10;IF([.AI29]&gt;=10000;9;IF([.AI29]&gt;=6900;8;IF([.AI29]&gt;=4800;7;IF([.AI29]&gt;=3300;6;IF([.AI29]&gt;=2150;5;IF([.AI29]&gt;=1300;4;IF([.AI29]&gt;=770;3;IF([.AI29]&gt;=380;2;IF([.AI29]&gt;=100;1;0))))))))))" office:value-type="float" office:value="1" calcext:value-type="float">
            <text:p>1</text:p>
          </table:table-cell>
          <table:table-cell/>
        </table:table-row>
      </table:table>
      <table:table table:name="Y1-Sp2" table:style-name="ta3">
        <table:table-column table:style-name="co49" table:default-cell-style-name="ce24"/>
        <table:table-column table:style-name="co12" table:visibility="collapse" table:default-cell-style-name="Default"/>
        <table:table-column table:style-name="co12" table:visibility="collapse" table:default-cell-style-name="ce52"/>
        <table:table-column table:style-name="co13" table:default-cell-style-name="ce52"/>
        <table:table-column table:style-name="co50" table:default-cell-style-name="ce52"/>
        <table:table-column table:style-name="co15" table:default-cell-style-name="ce52"/>
        <table:table-column table:style-name="co7" table:default-cell-style-name="Default"/>
        <table:table-column table:style-name="co51" table:default-cell-style-name="ce16"/>
        <table:table-row table:style-name="ro2">
          <table:table-cell table:style-name="ce22" office:value-type="string" calcext:value-type="string">
            <text:p>Fish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15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Anchovy</text:p>
          </table:table-cell>
          <table:table-cell table:style-name="ce55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" calcext:value-type="float">
            <text:p>3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134" table:formula="of:=[.D2]*[.E2]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 office:value-type="string" calcext:value-type="string">
            <text:p>Herring</text:p>
          </table:table-cell>
          <table:table-cell table:style-name="ce55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0" calcext:value-type="float">
            <text:p>3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>
            <text:p>Sardine</text:p>
          </table:table-cell>
          <table:table-cell table:style-name="ce55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40" calcext:value-type="float">
            <text:p>4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G Needed</text:p>
          </table:table-cell>
        </table:table-row>
        <table:table-row table:style-name="ro2">
          <table:table-cell table:style-name="ce23" office:value-type="string" calcext:value-type="string">
            <text:p>Sunfish</text:p>
          </table:table-cell>
          <table:table-cell table:style-name="ce55" table:formula="of:=IF(OR(RIGHT([.A5];2) = &quot; I&quot;; RIGHT([.A5];2) = &quot; G&quot;; RIGHT([.A5];2) = &quot; S&quot;);LEFT([.A5];LEN([.A5])-2);[.A5])" office:value-type="string" office:string-value="Sunfish" calcext:value-type="string">
            <text:p>Sunfish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30" calcext:value-type="float">
            <text:p>3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2"/>
          <table:table-cell table:style-name="ce15" office:value-type="string" calcext:value-type="string">
            <text:p>G Remaining</text:p>
          </table:table-cell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2"/>
          <table:table-cell table:formula="of:=[.H5]-(SUM([.F$1:.F$1048576])+[.H2])" office:value-type="float" office:value="1800" calcext:value-type="float">
            <text:p>1800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3"/>
        </table:table-row>
        <table:table-row table:style-name="ro2" table:number-rows-repeated="1048542">
          <table:table-cell table:number-columns-repeated="4"/>
          <table:table-cell table:content-validation-name="val5"/>
          <table:table-cell table:number-columns-repeated="3"/>
        </table:table-row>
        <table:table-row table:style-name="ro2">
          <table:table-cell table:number-columns-repeated="4"/>
          <table:table-cell table:content-validation-name="val5"/>
          <table:table-cell table:number-columns-repeated="3"/>
        </table:table-row>
      </table:table>
      <table:table table:name="Y1-Sp4" table:style-name="ta3">
        <table:table-column table:style-name="co11" table:default-cell-style-name="ce24"/>
        <table:table-column table:style-name="co12" table:visibility="collapse" table:default-cell-style-name="Default"/>
        <table:table-column table:style-name="co12" table:visibility="collapse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4" table:default-cell-style-name="Default"/>
        <table:table-column table:style-name="co16" table:default-cell-style-name="ce52"/>
        <table:table-column table:style-name="co17" table:default-cell-style-name="Default"/>
        <table:table-column table:style-name="co7" table:default-cell-style-name="Default"/>
        <table:table-column table:style-name="co52" table:default-cell-style-name="ce16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15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Iron Ore Acquir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style-name="ce142" table:formula="of:=MAX(0;CEILING((380-[$'Y1-Sp Farming XP Planning'.AI14])/17)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((25-[.K11])*150)+((25-[.K14])*400)+([$'Y1-Sp5'.H2]*70)" office:value-type="float" office:value="14870" calcext:value-type="float">
            <text:p>1487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[.K20]-[.K8]-MAX([.I$1:.I$1048576])" office:value-type="float" office:value="14870" calcext:value-type="float">
            <text:p>14870</text:p>
          </table:table-cell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5" table:style-name="ta3">
        <table:table-column table:style-name="co11" table:default-cell-style-name="ce24"/>
        <table:table-column table:style-name="co12" table:visibility="collapse" table:default-cell-style-name="Default"/>
        <table:table-column table:style-name="co12" table:visibility="collapse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7" table:default-cell-style-name="Default"/>
        <table:table-column table:style-name="co53" table:default-cell-style-name="ce16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15" office:value-type="string" calcext:value-type="string">
            <text:p>Kale Seeds Needed</text:p>
          </table:table-cell>
        </table:table-row>
        <table:table-row table:style-name="ro3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142" table:formula="of:=MAX(0;CEILING((380-[$'Y1-Sp Farming XP Planning'.AI14])/17)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Potato Seed Needed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table:style-name="ce4" table:content-validation-name="val13" office:value-type="string" calcext:value-type="string">
            <text:p>No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/>
          <table:table-cell table:formula="of:=2000+([.H2]*70)+IF([.H5] = &quot;Yes&quot;;50;0)+60" office:value-type="float" office:value="3180" calcext:value-type="float">
            <text:p>318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Iron Ore Acquir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Coal Acquir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Coal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/>
          <table:table-cell table:style-name="ce86" table:content-validation-name="val7" table:formula="of:=MAX(0;16-[.H17]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 table:number-columns-repeated="3"/>
        </table:table-row>
        <table:table-row table:style-name="ro2">
          <table:table-cell table:number-columns-repeated="4"/>
          <table:table-cell table:content-validation-name="val5"/>
          <table:table-cell table:number-columns-repeated="3"/>
        </table:table-row>
      </table:table>
      <table:table table:name="Y1-Sp6" table:style-name="ta3">
        <table:table-column table:style-name="co11" table:default-cell-style-name="ce24"/>
        <table:table-column table:style-name="co12" table:visibility="collapse" table:default-cell-style-name="Default"/>
        <table:table-column table:style-name="co12" table:visibility="collapse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4" table:default-cell-style-name="Default"/>
        <table:table-column table:style-name="co16" table:default-cell-style-name="ce52"/>
        <table:table-column table:style-name="co17" table:default-cell-style-name="Default"/>
        <table:table-column table:style-name="co7" table:default-cell-style-name="Default"/>
        <table:table-column table:style-name="co52" table:default-cell-style-name="ce16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15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Gold Ore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142" table:formula="of:=MAX(0;25-[$'Y1-Sp5'.H14])" office:value-type="float" office:value="25" calcext:value-type="float">
            <text:p>25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5000+(([.K11]-[.K14])*400)" office:value-type="float" office:value="15000" calcext:value-type="float">
            <text:p>1500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[.K17]-[.K8]-MAX([.I$1:.I$1048576])" office:value-type="float" office:value="15000" calcext:value-type="float">
            <text:p>1500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0" table:style-name="ta3">
        <table:table-column table:style-name="co11" table:default-cell-style-name="ce24"/>
        <table:table-column table:style-name="co12" table:visibility="collapse" table:default-cell-style-name="Default"/>
        <table:table-column table:style-name="co12" table:visibility="collapse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4" table:default-cell-style-name="Default"/>
        <table:table-column table:style-name="co16" table:default-cell-style-name="ce52"/>
        <table:table-column table:style-name="co17" table:default-cell-style-name="Default"/>
        <table:table-column table:style-name="co7" table:default-cell-style-name="Default"/>
        <table:table-column table:style-name="co55" table:default-cell-style-name="ce16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15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71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formula="of:=CEILING((3300-[$'Y1-Sp Farming XP Planning'.AI28])/17/2)" office:value-type="float" office:value="93" calcext:value-type="float">
            <text:p>93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Bait on Fiberglass Ro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Bait to Purchase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MAX(0;100-[.K14])" office:value-type="float" office:value="100" calcext:value-type="float">
            <text:p>10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([.K11]*70)+([.K17]*5)" office:value-type="float" office:value="7010" calcext:value-type="float">
            <text:p>701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[.K20]-MAX([.I$1:.I$1048576])-[.K8]" office:value-type="float" office:value="7010" calcext:value-type="float">
            <text:p>7010</text:p>
          </table:table-cell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1" table:style-name="ta3">
        <table:table-column table:style-name="co54" table:default-cell-style-name="ce16"/>
        <table:table-row table:style-name="ro2">
          <table:table-cell table:style-name="ce15" office:value-type="string" calcext:value-type="string">
            <text:p>Kale Seeds Needed</text:p>
          </table:table-cell>
        </table:table-row>
        <table:table-row table:style-name="ro2">
          <table:table-cell table:formula="of:=[$'Y1-Sp10'.K11]" office:value-type="float" office:value="93" calcext:value-type="float">
            <text:p>93</text:p>
          </table:table-cell>
        </table:table-row>
        <table:table-row table:style-name="ro2">
          <table:table-cell/>
        </table:table-row>
        <table:table-row table:style-name="ro2">
          <table:table-cell table:style-name="ce15" office:value-type="string" calcext:value-type="string">
            <text:p><text:span text:style-name="T4">Sprinklers </text:span>Needed</text:p>
          </table:table-cell>
        </table:table-row>
        <table:table-row table:style-name="ro2">
          <table:table-cell table:style-name="ce142" table:formula="of:=CEILING([$'Y1-Sp10'.K11]/4)" office:value-type="float" office:value="24" calcext:value-type="float">
            <text:p>24</text:p>
          </table:table-cell>
        </table:table-row>
        <table:table-row table:style-name="ro2">
          <table:table-cell/>
        </table:table-row>
        <table:table-row table:style-name="ro2" table:number-rows-repeated="2">
          <table:table-cell table:style-name="Default"/>
        </table:table-row>
        <table:table-row table:style-name="ro2" table:number-rows-repeated="1048567">
          <table:table-cell/>
        </table:table-row>
        <table:table-row table:style-name="ro2">
          <table:table-cell/>
        </table:table-row>
      </table:table>
      <table:table table:name="Y1-Sp Starfruit Planning" table:style-name="ta3"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row table:style-name="ro2">
          <table:table-cell table:style-name="ce15" office:value-type="string" calcext:value-type="string">
            <text:p>Starfruit Seeds Target</text:p>
          </table:table-cell>
          <table:table-cell table:style-name="ce15" office:value-type="string" calcext:value-type="string">
            <text:p>Starfruit Seeds Purchased</text:p>
          </table:table-cell>
          <table:table-cell table:style-name="ce15" office:value-type="string" calcext:value-type="string">
            <text:p>Starfruit Seeds Remaining</text:p>
          </table:table-cell>
          <table:table-cell table:style-name="ce15" office:value-type="string" calcext:value-type="string">
            <text:p>Starfruit Seeds Purchasable</text:p>
          </table:table-cell>
        </table:table-row>
        <table:table-row table:style-name="ro2">
          <table:table-cell table:style-name="ce42" table:content-validation-name="val5" office:value-type="float" office:value="400" calcext:value-type="float">
            <text:p>400</text:p>
          </table:table-cell>
          <table:table-cell table:style-name="ce42" table:content-validation-name="val5" office:value-type="float" office:value="0" calcext:value-type="float">
            <text:p>0</text:p>
          </table:table-cell>
          <table:table-cell table:style-name="ce16" table:formula="of:=[.A2]-[.B2]" office:value-type="float" office:value="400" calcext:value-type="float">
            <text:p>400</text:p>
          </table:table-cell>
          <table:table-cell table:style-name="ce16" table:formula="of:=FLOOR((([.A35]*1500)-([.D5]*80))/400)" office:value-type="float" office:value="0" calcext:value-type="float">
            <text:p>0</text:p>
          </table:table-cell>
        </table:table-row>
        <table:table-row table:style-name="ro2">
          <table:table-cell table:style-name="ce16"/>
          <table:table-cell/>
          <table:table-cell table:style-name="ce16" table:number-columns-repeated="2"/>
        </table:table-row>
        <table:table-row table:style-name="ro2">
          <table:table-cell table:style-name="ce15" office:value-type="string" calcext:value-type="string">
            <text:p>Deluxe Speed-Gro Needed</text:p>
          </table:table-cell>
          <table:table-cell table:style-name="ce15" office:value-type="string" calcext:value-type="string">
            <text:p>Deluxe Speed-Gro Purchased</text:p>
          </table:table-cell>
          <table:table-cell table:style-name="ce15" office:value-type="string" calcext:value-type="string">
            <text:p>Deluxe Speed-Gro Remaining</text:p>
          </table:table-cell>
          <table:table-cell table:style-name="ce15" office:value-type="string" calcext:value-type="string">
            <text:p>Deluxe Speed-Gro Purchasable</text:p>
          </table:table-cell>
        </table:table-row>
        <table:table-row table:style-name="ro2">
          <table:table-cell table:style-name="ce142" table:formula="of:=[.A2]" office:value-type="float" office:value="400" calcext:value-type="float">
            <text:p>400</text:p>
          </table:table-cell>
          <table:table-cell table:style-name="ce42" table:content-validation-name="val5" office:value-type="float" office:value="0" calcext:value-type="float">
            <text:p>0</text:p>
          </table:table-cell>
          <table:table-cell table:style-name="ce16" table:formula="of:=[.A5]-[.B5]" office:value-type="float" office:value="400" calcext:value-type="float">
            <text:p>400</text:p>
          </table:table-cell>
          <table:table-cell table:style-name="ce16" table:formula="of:=FLOOR(MIN([.A5];([.A35]*1500)/80))" office:value-type="float" office:value="0" calcext:value-type="float">
            <text:p>0</text:p>
          </table:table-cell>
        </table:table-row>
        <table:table-row table:style-name="ro2">
          <table:table-cell table:style-name="ce16" table:number-columns-repeated="4"/>
        </table:table-row>
        <table:table-row table:style-name="ro2">
          <table:table-cell table:style-name="ce15" office:value-type="string" calcext:value-type="string">
            <text:p>Quality Sprinklers Needed</text:p>
          </table:table-cell>
          <table:table-cell table:number-columns-repeated="3"/>
        </table:table-row>
        <table:table-row table:style-name="ro2">
          <table:table-cell table:style-name="ce142" table:formula="of:=CEILING([.A2]/8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15" office:value-type="string" calcext:value-type="string">
            <text:p>Parsnip Seeds Needed</text:p>
          </table:table-cell>
          <table:table-cell table:number-columns-repeated="3"/>
        </table:table-row>
        <table:table-row table:style-name="ro2">
          <table:table-cell table:style-name="ce141" table:formula="of:=[.A2]" office:value-type="float" office:value="400" calcext:value-type="float">
            <text:p>400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5" office:value-type="string" calcext:value-type="string">
            <text:p>Remaining Days to Acquire</text:p>
          </table:table-cell>
        </table:table-row>
        <table:table-row table:style-name="ro2">
          <table:table-cell table:number-columns-repeated="3"/>
          <table:table-cell table:style-name="ce42" table:content-validation-name="val5" office:value-type="float" office:value="13" calcext:value-type="float">
            <text:p>13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15" office:value-type="string" calcext:value-type="string">
            <text:p>Current Gold Bars</text:p>
          </table:table-cell>
          <table:table-cell table:style-name="ce15" office:value-type="string" calcext:value-type="string">
            <text:p>Current Gold Ore</text:p>
          </table:table-cell>
          <table:table-cell table:style-name="ce15" office:value-type="string" calcext:value-type="string">
            <text:p>Gold Ore Needed</text:p>
          </table:table-cell>
          <table:table-cell table:style-name="ce15" office:value-type="string" calcext:value-type="string">
            <text:p>Gold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16" table:formula="of:=MAX(0;([.A8]*5)-([.A17]*5)-[.B17])" office:value-type="float" office:value="250" calcext:value-type="float">
            <text:p>250</text:p>
          </table:table-cell>
          <table:table-cell table:style-name="ce16" table:formula="of:=IF([.D14] = 0; 0; CEILING([.C17]/[.D14]))" office:value-type="float" office:value="20" calcext:value-type="float">
            <text:p>20</text:p>
          </table:table-cell>
        </table:table-row>
        <table:table-row table:style-name="ro2">
          <table:table-cell table:style-name="ce16" table:number-columns-repeated="4"/>
        </table:table-row>
        <table:table-row table:style-name="ro2">
          <table:table-cell table:style-name="ce15" office:value-type="string" calcext:value-type="string">
            <text:p>Current Iron Bars</text:p>
          </table:table-cell>
          <table:table-cell table:style-name="ce15" office:value-type="string" calcext:value-type="string">
            <text:p>Current Iron Ore</text:p>
          </table:table-cell>
          <table:table-cell table:style-name="ce15" office:value-type="string" calcext:value-type="string">
            <text:p>Iron Ore Needed</text:p>
          </table:table-cell>
          <table:table-cell table:style-name="ce15" office:value-type="string" calcext:value-type="string">
            <text:p>Iron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16" table:formula="of:=MAX(0;([.A8]*5)-([.A20]*5)-[.B20])" office:value-type="float" office:value="250" calcext:value-type="float">
            <text:p>250</text:p>
          </table:table-cell>
          <table:table-cell table:style-name="ce16" table:formula="of:=IF([.D14] = 0; 0; CEILING([.C20]/[.D14]))" office:value-type="float" office:value="20" calcext:value-type="float">
            <text:p>20</text:p>
          </table:table-cell>
        </table:table-row>
        <table:table-row table:style-name="ro2">
          <table:table-cell table:style-name="ce16" table:number-columns-repeated="4"/>
        </table:table-row>
        <table:table-row table:style-name="ro2">
          <table:table-cell table:style-name="ce15" office:value-type="string" calcext:value-type="string">
            <text:p>Current Refined Quartz</text:p>
          </table:table-cell>
          <table:table-cell table:style-name="ce15" office:value-type="string" calcext:value-type="string">
            <text:p>Current Quartz</text:p>
          </table:table-cell>
          <table:table-cell table:style-name="ce15" office:value-type="string" calcext:value-type="string">
            <text:p>Quartz Needed</text:p>
          </table:table-cell>
          <table:table-cell table:style-name="ce15" office:value-type="string" calcext:value-type="string">
            <text:p>Quartz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16" table:formula="of:=MAX(0;[.A8]-[.A23]-[.B23])" office:value-type="float" office:value="50" calcext:value-type="float">
            <text:p>50</text:p>
          </table:table-cell>
          <table:table-cell table:style-name="ce16" table:formula="of:=IF([.D14] = 0; 0; CEILING([.C23]/[.D14]))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number-columns-repeated="2"/>
          <table:table-cell table:style-name="ce15" office:value-type="string" calcext:value-type="string">
            <text:p>Coal Needed</text:p>
          </table:table-cell>
          <table:table-cell table:style-name="ce15" office:value-type="string" calcext:value-type="string">
            <text:p>Coal per Day</text:p>
          </table:table-cell>
        </table:table-row>
        <table:table-row table:style-name="ro2">
          <table:table-cell table:number-columns-repeated="2"/>
          <table:table-cell table:style-name="ce16" table:formula="of:=MAX(0;[.A8]-[.A17])+MAX(0;[.A8]-[.A20])+MAX(0;[.A8]-[.A23])" office:value-type="float" office:value="150" calcext:value-type="float">
            <text:p>150</text:p>
          </table:table-cell>
          <table:table-cell table:style-name="ce16" table:formula="of:=CEILING([.C26]/[.D14])" office:value-type="float" office:value="12" calcext:value-type="float">
            <text:p>12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2">
          <table:table-cell table:number-columns-repeated="3"/>
          <table:table-cell table:style-name="ce15" office:value-type="string" calcext:value-type="string">
            <text:p>Remaining Days to Acquire</text:p>
          </table:table-cell>
        </table:table-row>
        <table:table-row table:style-name="ro2">
          <table:table-cell table:number-columns-repeated="3"/>
          <table:table-cell table:style-name="ce42" table:content-validation-name="val5" office:value-type="float" office:value="14" calcext:value-type="float">
            <text:p>1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15" office:value-type="string" calcext:value-type="string">
            <text:p>Current Iridium Bars</text:p>
          </table:table-cell>
          <table:table-cell table:style-name="ce15" office:value-type="string" calcext:value-type="string">
            <text:p>Current Iridium Ore</text:p>
          </table:table-cell>
          <table:table-cell table:style-name="ce15" office:value-type="string" calcext:value-type="string">
            <text:p>Iridium Ore Needed</text:p>
          </table:table-cell>
          <table:table-cell table:style-name="ce15" office:value-type="string" calcext:value-type="string">
            <text:p>Iridium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16" table:formula="of:=MAX(0;(CEILING((([.C2]*400)+([.C5]*80))/1500)-[.A35])*5-[.B35])" office:value-type="float" office:value="640" calcext:value-type="float">
            <text:p>640</text:p>
          </table:table-cell>
          <table:table-cell table:style-name="ce16" table:formula="of:=IF([.D32] = 0; 0; CEILING([.C35]/[.D32]))" office:value-type="float" office:value="46" calcext:value-type="float">
            <text:p>46</text:p>
          </table:table-cell>
        </table:table-row>
        <table:table-row table:style-name="ro2">
          <table:table-cell table:style-name="ce16" table:number-columns-repeated="3"/>
          <table:table-cell/>
        </table:table-row>
        <table:table-row table:style-name="ro2">
          <table:table-cell table:number-columns-repeated="2"/>
          <table:table-cell table:style-name="ce15" office:value-type="string" calcext:value-type="string">
            <text:p>Coal Needed</text:p>
          </table:table-cell>
          <table:table-cell table:style-name="ce15" office:value-type="string" calcext:value-type="string">
            <text:p>Coal per Day</text:p>
          </table:table-cell>
        </table:table-row>
        <table:table-row table:style-name="ro2">
          <table:table-cell table:number-columns-repeated="2"/>
          <table:table-cell table:style-name="ce16" table:formula="of:=MAX(0;CEILING((([.C2]*400)+([.C5]*80))/1500)-[.A35])" office:value-type="float" office:value="128" calcext:value-type="float">
            <text:p>128</text:p>
          </table:table-cell>
          <table:table-cell table:style-name="ce16" table:formula="of:=CEILING([.C38]/[.D32])" office:value-type="float" office:value="10" calcext:value-type="float">
            <text:p>10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2">
          <table:table-cell table:style-name="ce15" office:value-type="string" calcext:value-type="string">
            <text:p>Current Coal</text:p>
          </table:table-cell>
          <table:table-cell/>
          <table:table-cell table:style-name="ce15" office:value-type="string" calcext:value-type="string">
            <text:p>Coal Needed</text:p>
          </table:table-cell>
          <table:table-cell/>
        </table:table-row>
        <table:table-row table:style-name="ro2">
          <table:table-cell table:style-name="ce42" table:content-validation-name="val5" office:value-type="float" office:value="0" calcext:value-type="float">
            <text:p>0</text:p>
          </table:table-cell>
          <table:table-cell/>
          <table:table-cell table:style-name="ce16" table:formula="of:=MAX(0;([.C26]+[.C38])-[.A44])" office:value-type="float" office:value="278" calcext:value-type="float">
            <text:p>278</text:p>
          </table:table-cell>
          <table:table-cell/>
        </table:table-row>
      </table:table>
      <table:table table:name="Y1-Sp18" table:style-name="ta3">
        <table:table-column table:style-name="co11" table:default-cell-style-name="ce24"/>
        <table:table-column table:style-name="co12" table:visibility="collapse" table:default-cell-style-name="Default"/>
        <table:table-column table:style-name="co12" table:visibility="collapse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4" table:default-cell-style-name="Default"/>
        <table:table-column table:style-name="co16" table:default-cell-style-name="ce52"/>
        <table:table-column table:style-name="co17" table:default-cell-style-name="Default"/>
        <table:table-column table:style-name="co7" table:default-cell-style-name="Default"/>
        <table:table-column table:style-name="co54" table:default-cell-style-name="ce16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15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formula="of:=CEILING((3300-[$'Y1-Sp Farming XP Planning'.AI28])/17)" office:value-type="float" office:value="185" calcext:value-type="float">
            <text:p>185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2000+([.K11]*70)" office:value-type="float" office:value="14950" calcext:value-type="float">
            <text:p>1495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[.K14]-[.K8]-MAX([.I$1:.I$1048576])" office:value-type="float" office:value="14950" calcext:value-type="float">
            <text:p>1495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9" table:style-name="ta3">
        <table:table-column table:style-name="co54" table:default-cell-style-name="ce16"/>
        <table:table-row table:style-name="ro2">
          <table:table-cell table:style-name="ce15" office:value-type="string" calcext:value-type="string">
            <text:p>Kale Seeds Needed</text:p>
          </table:table-cell>
        </table:table-row>
        <table:table-row table:style-name="ro2">
          <table:table-cell table:formula="of:=[$'Y1-Sp18'.K11]" office:value-type="float" office:value="185" calcext:value-type="float">
            <text:p>185</text:p>
          </table:table-cell>
        </table:table-row>
        <table:table-row table:style-name="ro2">
          <table:table-cell/>
        </table:table-row>
        <table:table-row table:style-name="ro2" table:number-rows-repeated="5">
          <table:table-cell table:style-name="Default"/>
        </table:table-row>
        <table:table-row table:style-name="ro2" table:number-rows-repeated="28">
          <table:table-cell/>
        </table:table-row>
        <table:table-row table:style-name="ro2" table:number-rows-repeated="2">
          <table:table-cell table:style-name="Default"/>
        </table:table-row>
        <table:table-row table:style-name="ro2" table:number-rows-repeated="1048537">
          <table:table-cell/>
        </table:table-row>
        <table:table-row table:style-name="ro2">
          <table:table-cell/>
        </table:table-row>
      </table:table>
      <table:named-expressions/>
      <table:database-ranges>
        <table:database-range table:name="__Anonymous_Sheet_DB__2" table:target-range-address="Museum.A1:Museum.B1048576" table:display-filter-buttons="true" table:orientation="column"/>
        <table:database-range table:name="__Anonymous_Sheet_DB__3" table:target-range-address="'Generic Item Table'.A27:'Generic Item Table'.I31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Items and Professions'.A756:'Items and Professions'.C770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Fish Availability'.A1:'Fish Availability'.L59" table:display-filter-buttons="true" table:orientation="column"/>
        <table:database-range table:name="__Anonymous_Sheet_DB__9" table:target-range-address="'Y1-Sp4'.A1:'Y1-Sp4'.I12">
          <table:sort>
            <table:sort-by table:field-number="5" table:order="descending" table:data-type="automatic"/>
          </table:sort>
        </table:database-range>
        <table:database-range table:name="__Anonymous_Sheet_DB__10" table:target-range-address="'Y1-Sp5'.A1:'Y1-Sp5'.F2">
          <table:sort>
            <table:sort-by table:field-number="3" table:order="descending" table:data-type="automatic"/>
          </table:sort>
        </table:database-range>
        <table:database-range table:name="__Anonymous_Sheet_DB__11" table:target-range-address="'Y1-Sp6'.A1:'Y1-Sp6'.I12">
          <table:sort>
            <table:sort-by table:field-number="5" table:order="descending" table:data-type="automatic"/>
          </table:sort>
        </table:database-range>
        <table:database-range table:name="__Anonymous_Sheet_DB__12" table:target-range-address="'Y1-Sp10'.A1:'Y1-Sp10'.I2">
          <table:sort>
            <table:sort-by table:field-number="0" table:data-type="automatic"/>
          </table:sort>
        </table:database-range>
        <table:database-range table:name="__Anonymous_Sheet_DB__13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14" table:target-range-address="'Y1-Sp Starfruit Planning'.B1:'Y1-Sp Starfruit Planning'.B14" table:orientation="column"/>
        <table:database-range table:name="__Anonymous_Sheet_DB__15" table:target-range-address="'Y1-Sp18'.A1:'Y1-Sp18'.I2">
          <table:sort>
            <table:sort-by table:field-number="6" table:order="descending" table:data-type="automatic"/>
          </table:sort>
        </table:database-range>
        <table:database-range table:name="__Anonymous_Sheet_DB__16" table:target-range-address="'Y1-Sp19'.A1:'Y1-Sp19'.A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8">00/00/0000</text:date>, <text:time style:data-style-name="N2" text:time-value="22:19:12.2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3.2$Windows_X86_64 LibreOffice_project/47f78053abe362b9384784d31a6e56f8511eb1c1</meta:generator>
    <dc:title>Stardew Valley Min-Max Spreadsheet</dc:title>
    <meta:document-statistic meta:table-count="17" meta:cell-count="7328" meta:object-count="0"/>
    <meta:user-defined meta:name="GitHub URL">https://github.com/nathan-alden-sr/stardew-valley</meta:user-defined>
  </office:meta>
</office:document-meta>
</file>